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 svg:font-family="Calibri"/>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5" style:family="table">
      <style:table-properties style:width="15.263cm" fo:margin-left="0cm" table:align="left" style:may-break-between-rows="true" style:writing-mode="lr-tb"/>
    </style:style>
    <style:style style:name="Tabla5.A" style:family="table-column">
      <style:table-column-properties style:column-width="2.858cm"/>
    </style:style>
    <style:style style:name="Tabla5.B" style:family="table-column">
      <style:table-column-properties style:column-width="5.424cm"/>
    </style:style>
    <style:style style:name="Tabla5.C" style:family="table-column">
      <style:table-column-properties style:column-width="6.981cm"/>
    </style:style>
    <style:style style:name="Tabla5.A1" style:family="table-cell">
      <style:table-cell-properties fo:background-color="#d8d8d8" fo:padding="0.123cm" fo:border="0.05pt solid #000000" fo:vertical-align="top">
        <style:background-image/>
      </style:table-cell-properties>
    </style:style>
    <style:style style:name="Tabla5.A2" style:family="table-cell">
      <style:table-cell-properties fo:background-color="#ffffff" fo:padding="0.123cm" fo:border-left="0.05pt solid #000000" fo:border-right="none" fo:border-top="none" fo:border-bottom="0.05pt solid #000000" fo:vertical-align="top">
        <style:background-image/>
      </style:table-cell-properties>
    </style:style>
    <style:style style:name="Tabla5.C2" style:family="table-cell">
      <style:table-cell-properties fo:background-color="#ffffff" fo:padding="0.123cm" fo:border-left="0.05pt solid #000000" fo:border-right="0.05pt solid #000000" fo:border-top="none" fo:border-bottom="0.05pt solid #000000" fo:vertical-align="top">
        <style:background-image/>
      </style:table-cell-properties>
    </style:style>
    <style:style style:name="Tabla6" style:family="table">
      <style:table-properties style:width="15.263cm" fo:margin-left="0cm" table:align="left" style:may-break-between-rows="true" style:writing-mode="lr-tb"/>
    </style:style>
    <style:style style:name="Tabla6.A" style:family="table-column">
      <style:table-column-properties style:column-width="2.884cm"/>
    </style:style>
    <style:style style:name="Tabla6.B" style:family="table-column">
      <style:table-column-properties style:column-width="5.398cm"/>
    </style:style>
    <style:style style:name="Tabla6.C" style:family="table-column">
      <style:table-column-properties style:column-width="6.981cm"/>
    </style:style>
    <style:style style:name="Tabla6.A1" style:family="table-cell">
      <style:table-cell-properties fo:background-color="#d8d8d8" fo:padding="0.123cm" fo:border="0.05pt solid #000000" fo:vertical-align="top">
        <style:background-image/>
      </style:table-cell-properties>
    </style:style>
    <style:style style:name="Tabla6.A2" style:family="table-cell">
      <style:table-cell-properties fo:background-color="#ffffff" fo:padding="0.123cm" fo:border-left="0.05pt solid #000000" fo:border-right="none" fo:border-top="none" fo:border-bottom="0.05pt solid #000000" fo:vertical-align="top">
        <style:background-image/>
      </style:table-cell-properties>
    </style:style>
    <style:style style:name="Tabla6.C2" style:family="table-cell">
      <style:table-cell-properties fo:background-color="#ffffff" fo:padding="0.123cm" fo:border-left="0.05pt solid #000000" fo:border-right="0.05pt solid #000000" fo:border-top="none" fo:border-bottom="0.05pt solid #000000" fo:vertical-align="top">
        <style:background-image/>
      </style:table-cell-properties>
    </style:style>
    <style:style style:name="Tabla6.7" style:family="table-row">
      <style:table-row-properties style:min-row-height="0.275cm"/>
    </style:style>
    <style:style style:name="Tabla7" style:family="table">
      <style:table-properties style:width="15.263cm" fo:margin-left="0cm" table:align="left" style:may-break-between-rows="true" style:writing-mode="lr-tb"/>
    </style:style>
    <style:style style:name="Tabla7.A" style:family="table-column">
      <style:table-column-properties style:column-width="2.858cm"/>
    </style:style>
    <style:style style:name="Tabla7.B" style:family="table-column">
      <style:table-column-properties style:column-width="5.398cm"/>
    </style:style>
    <style:style style:name="Tabla7.C" style:family="table-column">
      <style:table-column-properties style:column-width="7.008cm"/>
    </style:style>
    <style:style style:name="Tabla7.A1" style:family="table-cell">
      <style:table-cell-properties fo:background-color="#d8d8d8" fo:padding="0.123cm" fo:border="0.05pt solid #000000" fo:vertical-align="top">
        <style:background-image/>
      </style:table-cell-properties>
    </style:style>
    <style:style style:name="Tabla7.A2" style:family="table-cell">
      <style:table-cell-properties fo:background-color="#ffffff" fo:padding="0.123cm" fo:border-left="0.05pt solid #000000" fo:border-right="none" fo:border-top="none" fo:border-bottom="0.05pt solid #000000" fo:vertical-align="top">
        <style:background-image/>
      </style:table-cell-properties>
    </style:style>
    <style:style style:name="Tabla7.C2" style:family="table-cell">
      <style:table-cell-properties fo:background-color="#ffffff" fo:padding="0.123cm" fo:border-left="0.05pt solid #000000" fo:border-right="0.05pt solid #000000" fo:border-top="none" fo:border-bottom="0.05pt solid #000000" fo:vertical-align="top">
        <style:background-image/>
      </style:table-cell-properties>
    </style:style>
    <style:style style:name="Tabla2" style:family="table">
      <style:table-properties style:width="15.263cm" fo:margin-left="-0.132cm" table:align="left" style:writing-mode="lr-tb"/>
    </style:style>
    <style:style style:name="Tabla2.A" style:family="table-column">
      <style:table-column-properties style:column-width="2.858cm"/>
    </style:style>
    <style:style style:name="Tabla2.B" style:family="table-column">
      <style:table-column-properties style:column-width="5.001cm"/>
    </style:style>
    <style:style style:name="Tabla2.C" style:family="table-column">
      <style:table-column-properties style:column-width="7.405cm"/>
    </style:style>
    <style:style style:name="Tabla2.1" style:family="table-row">
      <style:table-row-properties fo:keep-together="always"/>
    </style:style>
    <style:style style:name="Tabla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2.2" style:family="table-row">
      <style:table-row-properties fo:keep-together="auto"/>
    </style:style>
    <style:style style:name="Tabla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2" style:family="table-cell">
      <style:table-cell-properties style:vertical-align="top" fo:padding-left="0.123cm" fo:padding-right="0.123cm" fo:padding-top="0cm" fo:padding-bottom="0cm" fo:border="0.5pt solid #000000" style:writing-mode="lr-tb"/>
    </style:style>
    <style:style style:name="Tabla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23cm" fo:padding-right="0.123cm" fo:padding-top="0cm" fo:padding-bottom="0cm" fo:border="0.5pt solid #000000" style:writing-mode="lr-tb"/>
    </style:style>
    <style:style style:name="Tabla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4" style:family="table-cell">
      <style:table-cell-properties style:vertical-align="top" fo:padding-left="0.123cm" fo:padding-right="0.123cm" fo:padding-top="0cm" fo:padding-bottom="0cm" fo:border="0.5pt solid #000000" style:writing-mode="lr-tb"/>
    </style:style>
    <style:style style:name="Tabla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23cm" fo:padding-right="0.123cm" fo:padding-top="0cm" fo:padding-bottom="0cm" fo:border="0.5pt solid #000000" style:writing-mode="lr-tb"/>
    </style:style>
    <style:style style:name="Tabla2.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5.263cm" fo:margin-left="-0.132cm" table:align="left" style:writing-mode="lr-tb"/>
    </style:style>
    <style:style style:name="Tabla3.A" style:family="table-column">
      <style:table-column-properties style:column-width="5.082cm"/>
    </style:style>
    <style:style style:name="Tabla3.C" style:family="table-column">
      <style:table-column-properties style:column-width="5.099cm"/>
    </style:style>
    <style:style style:name="Tabla3.1" style:family="table-row">
      <style:table-row-properties fo:keep-together="always"/>
    </style:style>
    <style:style style:name="Tabla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3.2" style:family="table-row">
      <style:table-row-properties fo:keep-together="auto"/>
    </style:style>
    <style:style style:name="Tab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top" fo:padding-left="0.123cm" fo:padding-right="0.123cm" fo:padding-top="0cm" fo:padding-bottom="0cm" fo:border="0.5pt solid #000000" style:writing-mode="lr-tb"/>
    </style:style>
    <style:style style:name="Tab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23cm" fo:padding-right="0.123cm" fo:padding-top="0cm" fo:padding-bottom="0cm" fo:border="0.5pt solid #000000" style:writing-mode="lr-tb"/>
    </style:style>
    <style:style style:name="Tabla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23cm" fo:padding-right="0.123cm" fo:padding-top="0cm" fo:padding-bottom="0cm" fo:border="0.5pt solid #000000" style:writing-mode="lr-tb"/>
    </style:style>
    <style:style style:name="Tabla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6" style:family="table-cell">
      <style:table-cell-properties style:vertical-align="top" fo:padding-left="0.123cm" fo:padding-right="0.123cm" fo:padding-top="0cm" fo:padding-bottom="0cm" fo:border="0.5pt solid #000000" style:writing-mode="lr-tb"/>
    </style:style>
    <style:style style:name="Tabla10" style:family="table">
      <style:table-properties style:width="15.263cm" fo:margin-left="-0.132cm" table:align="left" style:writing-mode="lr-tb"/>
    </style:style>
    <style:style style:name="Tabla10.A" style:family="table-column">
      <style:table-column-properties style:column-width="5.082cm"/>
    </style:style>
    <style:style style:name="Tabla10.C" style:family="table-column">
      <style:table-column-properties style:column-width="5.099cm"/>
    </style:style>
    <style:style style:name="Tabla10.1" style:family="table-row">
      <style:table-row-properties fo:keep-together="always"/>
    </style:style>
    <style:style style:name="Tabla10.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0.2" style:family="table-row">
      <style:table-row-properties fo:keep-together="auto"/>
    </style:style>
    <style:style style:name="Tabla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C2" style:family="table-cell">
      <style:table-cell-properties style:vertical-align="top" fo:padding-left="0.123cm" fo:padding-right="0.123cm" fo:padding-top="0cm" fo:padding-bottom="0cm" fo:border="0.5pt solid #000000" style:writing-mode="lr-tb"/>
    </style:style>
    <style:style style:name="Tabla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23cm" fo:padding-right="0.123cm" fo:padding-top="0cm" fo:padding-bottom="0cm" fo:border="0.5pt solid #000000" style:writing-mode="lr-tb"/>
    </style:style>
    <style:style style:name="Tabla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23cm" fo:padding-right="0.123cm" fo:padding-top="0cm" fo:padding-bottom="0cm" fo:border="0.5pt solid #000000" style:writing-mode="lr-tb"/>
    </style:style>
    <style:style style:name="Tabla10.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0.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0.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0.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0.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0.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1" style:family="table">
      <style:table-properties style:width="15.263cm" fo:margin-left="-0.132cm" table:align="left" style:writing-mode="lr-tb"/>
    </style:style>
    <style:style style:name="Tabla11.A" style:family="table-column">
      <style:table-column-properties style:column-width="3.889cm"/>
    </style:style>
    <style:style style:name="Tabla11.B" style:family="table-column">
      <style:table-column-properties style:column-width="4.974cm"/>
    </style:style>
    <style:style style:name="Tabla11.C" style:family="table-column">
      <style:table-column-properties style:column-width="6.399cm"/>
    </style:style>
    <style:style style:name="Tabla11.1" style:family="table-row">
      <style:table-row-properties fo:keep-together="always"/>
    </style:style>
    <style:style style:name="Tabla11.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1.2" style:family="table-row">
      <style:table-row-properties fo:keep-together="auto"/>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0.5pt solid #000000" style:writing-mode="lr-tb"/>
    </style:style>
    <style:style style:name="Tabla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0.5pt solid #000000" style:writing-mode="lr-tb"/>
    </style:style>
    <style:style style:name="Tabla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4" style:family="table-cell">
      <style:table-cell-properties style:vertical-align="top" fo:padding-left="0.123cm" fo:padding-right="0.123cm" fo:padding-top="0cm" fo:padding-bottom="0cm" fo:border="0.5pt solid #000000" style:writing-mode="lr-tb"/>
    </style:style>
    <style:style style:name="Tabla1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15.263cm" fo:margin-left="-0.132cm" table:align="left" style:writing-mode="lr-tb"/>
    </style:style>
    <style:style style:name="Tabla12.A" style:family="table-column">
      <style:table-column-properties style:column-width="5.082cm"/>
    </style:style>
    <style:style style:name="Tabla12.B" style:family="table-column">
      <style:table-column-properties style:column-width="4.946cm"/>
    </style:style>
    <style:style style:name="Tabla12.C" style:family="table-column">
      <style:table-column-properties style:column-width="5.235cm"/>
    </style:style>
    <style:style style:name="Tabla12.1" style:family="table-row">
      <style:table-row-properties fo:keep-together="always"/>
    </style:style>
    <style:style style:name="Tabla1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2" style:family="table-row">
      <style:table-row-properties fo:keep-together="auto"/>
    </style:style>
    <style:style style:name="Tabla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2" style:family="table-cell">
      <style:table-cell-properties style:vertical-align="top" fo:padding-left="0.123cm" fo:padding-right="0.123cm" fo:padding-top="0cm" fo:padding-bottom="0cm" fo:border="0.5pt solid #000000" style:writing-mode="lr-tb"/>
    </style:style>
    <style:style style:name="Tabla1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3" style:family="table-cell">
      <style:table-cell-properties style:vertical-align="top" fo:padding-left="0.123cm" fo:padding-right="0.123cm" fo:padding-top="0cm" fo:padding-bottom="0cm" fo:border="0.5pt solid #000000" style:writing-mode="lr-tb"/>
    </style:style>
    <style:style style:name="Tabla1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4" style:family="table-cell">
      <style:table-cell-properties style:vertical-align="top" fo:padding-left="0.123cm" fo:padding-right="0.123cm" fo:padding-top="0cm" fo:padding-bottom="0cm" fo:border="0.5pt solid #000000" style:writing-mode="lr-tb"/>
    </style:style>
    <style:style style:name="Tabla1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5" style:family="table-cell">
      <style:table-cell-properties style:vertical-align="top" fo:padding-left="0.123cm" fo:padding-right="0.123cm" fo:padding-top="0cm" fo:padding-bottom="0cm" fo:border="0.5pt solid #000000" style:writing-mode="lr-tb"/>
    </style:style>
    <style:style style:name="Tabla12.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2.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2.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5.263cm" fo:margin-left="-0.132cm" table:align="left" style:writing-mode="lr-tb"/>
    </style:style>
    <style:style style:name="Table2.A" style:family="table-column">
      <style:table-column-properties style:column-width="2.858cm"/>
    </style:style>
    <style:style style:name="Table2.B" style:family="table-column">
      <style:table-column-properties style:column-width="5.001cm"/>
    </style:style>
    <style:style style:name="Table2.C" style:family="table-column">
      <style:table-column-properties style:column-width="7.405cm"/>
    </style:style>
    <style:style style:name="Table2.1" style:family="table-row">
      <style:table-row-properties fo:keep-together="always"/>
    </style:style>
    <style:style style:name="Table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23cm" fo:padding-right="0.123cm" fo:padding-top="0cm" fo:padding-bottom="0cm" fo:border="0.5pt solid #000000" style:writing-mode="lr-tb"/>
    </style:style>
    <style:style style:name="Table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23cm" fo:padding-right="0.123cm" fo:padding-top="0cm" fo:padding-bottom="0cm" fo:border="0.5pt solid #000000" style:writing-mode="lr-tb"/>
    </style:style>
    <style:style style:name="Table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23cm" fo:padding-right="0.123cm" fo:padding-top="0cm" fo:padding-bottom="0cm" fo:border="0.5pt solid #000000" style:writing-mode="lr-tb"/>
    </style:style>
    <style:style style:name="Table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5" style:family="table-cell">
      <style:table-cell-properties style:vertical-align="top" fo:padding-left="0.123cm" fo:padding-right="0.123cm" fo:padding-top="0cm" fo:padding-bottom="0cm" fo:border="0.5pt solid #000000" style:writing-mode="lr-tb"/>
    </style:style>
    <style:style style:name="Table2.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5.263cm" fo:margin-left="-0.132cm" table:align="left" style:writing-mode="lr-tb"/>
    </style:style>
    <style:style style:name="Table3.A" style:family="table-column">
      <style:table-column-properties style:column-width="5.082cm"/>
    </style:style>
    <style:style style:name="Table3.C" style:family="table-column">
      <style:table-column-properties style:column-width="5.099cm"/>
    </style:style>
    <style:style style:name="Table3.1" style:family="table-row">
      <style:table-row-properties fo:keep-together="always"/>
    </style:style>
    <style:style style:name="Table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e3.2" style:family="table-row">
      <style:table-row-properties fo:keep-together="auto"/>
    </style:style>
    <style:style style:name="Table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23cm" fo:padding-right="0.123cm" fo:padding-top="0cm" fo:padding-bottom="0cm" fo:border="0.5pt solid #000000" style:writing-mode="lr-tb"/>
    </style:style>
    <style:style style:name="Table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23cm" fo:padding-right="0.123cm" fo:padding-top="0cm" fo:padding-bottom="0cm" fo:border="0.5pt solid #000000" style:writing-mode="lr-tb"/>
    </style:style>
    <style:style style:name="Table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23cm" fo:padding-right="0.123cm" fo:padding-top="0cm" fo:padding-bottom="0cm" fo:border="0.5pt solid #000000" style:writing-mode="lr-tb"/>
    </style:style>
    <style:style style:name="Table4" style:family="table">
      <style:table-properties style:width="15.263cm" fo:margin-left="-0.132cm" table:align="left" style:writing-mode="lr-tb"/>
    </style:style>
    <style:style style:name="Table4.A" style:family="table-column">
      <style:table-column-properties style:column-width="5.082cm"/>
    </style:style>
    <style:style style:name="Table4.C" style:family="table-column">
      <style:table-column-properties style:column-width="5.099cm"/>
    </style:style>
    <style:style style:name="Table4.1" style:family="table-row">
      <style:table-row-properties fo:keep-together="always"/>
    </style:style>
    <style:style style:name="Table4.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e4.2" style:family="table-row">
      <style:table-row-properties fo:keep-together="auto"/>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0.5pt solid #000000" style:writing-mode="lr-tb"/>
    </style:style>
    <style:style style:name="Table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23cm" fo:padding-right="0.123cm" fo:padding-top="0cm" fo:padding-bottom="0cm" fo:border="0.5pt solid #000000" style:writing-mode="lr-tb"/>
    </style:style>
    <style:style style:name="Table4.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 style:family="table">
      <style:table-properties style:width="15.263cm" fo:margin-left="-0.132cm" table:align="left" style:writing-mode="lr-tb"/>
    </style:style>
    <style:style style:name="Tabla1.A" style:family="table-column">
      <style:table-column-properties style:column-width="3.889cm"/>
    </style:style>
    <style:style style:name="Tabla1.B" style:family="table-column">
      <style:table-column-properties style:column-width="4.974cm"/>
    </style:style>
    <style:style style:name="Tabla1.C" style:family="table-column">
      <style:table-column-properties style:column-width="6.399cm"/>
    </style:style>
    <style:style style:name="Tabla1.1" style:family="table-row">
      <style:table-row-properties fo:keep-together="always"/>
    </style:style>
    <style:style style:name="Tabla1.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 style:family="table-row">
      <style:table-row-properties fo:keep-together="auto"/>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0.5pt solid #000000" style:writing-mode="lr-tb"/>
    </style:style>
    <style:style style:name="Tabla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23cm" fo:padding-right="0.123cm" fo:padding-top="0cm" fo:padding-bottom="0cm" fo:border="0.5pt solid #000000" style:writing-mode="lr-tb"/>
    </style:style>
    <style:style style:name="Tabla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4" style:family="table-cell">
      <style:table-cell-properties style:vertical-align="top" fo:padding-left="0.123cm" fo:padding-right="0.123cm" fo:padding-top="0cm" fo:padding-bottom="0cm" fo:border="0.5pt solid #000000" style:writing-mode="lr-tb"/>
    </style:style>
    <style:style style:name="Tabla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 style:family="table">
      <style:table-properties style:width="15.263cm" fo:margin-left="-0.132cm" table:align="left" style:writing-mode="lr-tb"/>
    </style:style>
    <style:style style:name="Tabla4.A" style:family="table-column">
      <style:table-column-properties style:column-width="5.082cm"/>
    </style:style>
    <style:style style:name="Tabla4.C" style:family="table-column">
      <style:table-column-properties style:column-width="5.099cm"/>
    </style:style>
    <style:style style:name="Tabla4.1" style:family="table-row">
      <style:table-row-properties fo:keep-together="always"/>
    </style:style>
    <style:style style:name="Tabla4.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4.2" style:family="table-row">
      <style:table-row-properties fo:keep-together="auto"/>
    </style:style>
    <style:style style:name="Tabla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2" style:family="table-cell">
      <style:table-cell-properties style:vertical-align="top" fo:padding-left="0.123cm" fo:padding-right="0.123cm" fo:padding-top="0cm" fo:padding-bottom="0cm" fo:border="0.5pt solid #000000" style:writing-mode="lr-tb"/>
    </style:style>
    <style:style style:name="Tabla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0.5pt solid #000000" style:writing-mode="lr-tb"/>
    </style:style>
    <style:style style:name="Tabla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0.5pt solid #000000" style:writing-mode="lr-tb"/>
    </style:style>
    <style:style style:name="Tabla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style:vertical-align="top" fo:padding-left="0.123cm" fo:padding-right="0.123cm" fo:padding-top="0cm" fo:padding-bottom="0cm" fo:border="0.5pt solid #000000" style:writing-mode="lr-tb"/>
    </style:style>
    <style:style style:name="Tabla4.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4.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4.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5" style:family="table">
      <style:table-properties style:width="15.143cm" fo:margin-left="-0.132cm" table:align="left" style:writing-mode="lr-tb"/>
    </style:style>
    <style:style style:name="Table5.A" style:family="table-column">
      <style:table-column-properties style:column-width="1.923cm"/>
    </style:style>
    <style:style style:name="Table5.B" style:family="table-column">
      <style:table-column-properties style:column-width="3.009cm"/>
    </style:style>
    <style:style style:name="Table5.C" style:family="table-column">
      <style:table-column-properties style:column-width="1.974cm"/>
    </style:style>
    <style:style style:name="Table5.D" style:family="table-column">
      <style:table-column-properties style:column-width="2.566cm"/>
    </style:style>
    <style:style style:name="Table5.E" style:family="table-column">
      <style:table-column-properties style:column-width="2.983cm"/>
    </style:style>
    <style:style style:name="Table5.F" style:family="table-column">
      <style:table-column-properties style:column-width="2.688cm"/>
    </style:style>
    <style:style style:name="Table5.1" style:family="table-row">
      <style:table-row-properties fo:keep-together="auto"/>
    </style:style>
    <style:style style:name="Table5.A1" style:family="table-cell">
      <style:table-cell-properties style:vertical-align="top"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F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e5.A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D2"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F2" style:family="table-cell">
      <style:table-cell-properties style:vertical-align="top" fo:padding-left="0.123cm" fo:padding-right="0.123cm" fo:padding-top="0cm" fo:padding-bottom="0cm" fo:border="0.5pt solid #000000" style:writing-mode="lr-tb"/>
    </style:style>
    <style:style style:name="Table5.A3"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D3"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F3" style:family="table-cell">
      <style:table-cell-properties style:vertical-align="top" fo:padding-left="0.123cm" fo:padding-right="0.123cm" fo:padding-top="0cm" fo:padding-bottom="0cm" fo:border="0.5pt solid #000000" style:writing-mode="lr-tb"/>
    </style:style>
    <style:style style:name="Table5.A4"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D4"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F4" style:family="table-cell">
      <style:table-cell-properties style:vertical-align="top" fo:padding-left="0.123cm" fo:padding-right="0.123cm" fo:padding-top="0cm" fo:padding-bottom="0cm" fo:border="0.5pt solid #000000" style:writing-mode="lr-tb"/>
    </style:style>
    <style:style style:name="Table5.A5"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D5"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23cm" fo:padding-right="0.123cm" fo:padding-top="0cm" fo:padding-bottom="0cm" fo:border="0.5pt solid #000000" style:writing-mode="lr-tb"/>
    </style:style>
    <style:style style:name="Table5.A6"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D6"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23cm" fo:padding-right="0.123cm" fo:padding-top="0cm" fo:padding-bottom="0cm" fo:border="0.5pt solid #000000" style:writing-mode="lr-tb"/>
    </style:style>
    <style:style style:name="Table5.A7"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D7"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23cm" fo:padding-right="0.123cm" fo:padding-top="0cm" fo:padding-bottom="0cm" fo:border="0.5pt solid #000000" style:writing-mode="lr-tb"/>
    </style:style>
    <style:style style:name="Table6" style:family="table">
      <style:table-properties style:width="15.644cm" fo:margin-left="-0.132cm" table:align="left" style:writing-mode="lr-tb"/>
    </style:style>
    <style:style style:name="Table6.A" style:family="table-column">
      <style:table-column-properties style:column-width="5.422cm"/>
    </style:style>
    <style:style style:name="Table6.B" style:family="table-column">
      <style:table-column-properties style:column-width="2.341cm"/>
    </style:style>
    <style:style style:name="Table6.C" style:family="table-column">
      <style:table-column-properties style:column-width="2.339cm"/>
    </style:style>
    <style:style style:name="Table6.D" style:family="table-column">
      <style:table-column-properties style:column-width="3.286cm"/>
    </style:style>
    <style:style style:name="Table6.E" style:family="table-column">
      <style:table-column-properties style:column-width="2.256cm"/>
    </style:style>
    <style:style style:name="Table6.1" style:family="table-row">
      <style:table-row-properties fo:keep-together="auto"/>
    </style:style>
    <style:style style:name="Table6.A1" style:family="table-cell">
      <style:table-cell-properties style:vertical-align="top"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6.E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D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E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D3"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E3" style:family="table-cell">
      <style:table-cell-properties style:vertical-align="top" fo:padding-left="0.123cm" fo:padding-right="0.123cm" fo:padding-top="0cm" fo:padding-bottom="0cm" fo:border="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D4"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E4" style:family="table-cell">
      <style:table-cell-properties style:vertical-align="top" fo:padding-left="0.123cm" fo:padding-right="0.123cm" fo:padding-top="0cm" fo:padding-bottom="0cm" fo:border="0.5pt solid #000000" style:writing-mode="lr-tb"/>
    </style:style>
    <style:style style:name="Table6.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D5"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E5" style:family="table-cell">
      <style:table-cell-properties style:vertical-align="top" fo:padding-left="0.123cm" fo:padding-right="0.123cm" fo:padding-top="0cm" fo:padding-bottom="0cm" fo:border="0.5pt solid #000000" style:writing-mode="lr-tb"/>
    </style:style>
    <style:style style:name="Table6.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D6"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E6" style:family="table-cell">
      <style:table-cell-properties style:vertical-align="top" fo:padding-left="0.123cm" fo:padding-right="0.123cm" fo:padding-top="0cm" fo:padding-bottom="0cm" fo:border="0.5pt solid #000000" style:writing-mode="lr-tb"/>
    </style:style>
    <style:style style:name="Table6.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D7"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E7" style:family="table-cell">
      <style:table-cell-properties style:vertical-align="top" fo:padding-left="0.123cm" fo:padding-right="0.123cm" fo:padding-top="0cm" fo:padding-bottom="0cm" fo:border="0.5pt solid #000000" style:writing-mode="lr-tb"/>
    </style:style>
    <style:style style:name="Table7" style:family="table">
      <style:table-properties style:width="15.265cm" fo:margin-left="-0.132cm" table:align="left" style:writing-mode="lr-tb"/>
    </style:style>
    <style:style style:name="Table7.A" style:family="table-column">
      <style:table-column-properties style:column-width="3.44cm"/>
    </style:style>
    <style:style style:name="Table7.B" style:family="table-column">
      <style:table-column-properties style:column-width="2.655cm"/>
    </style:style>
    <style:style style:name="Table7.C" style:family="table-column">
      <style:table-column-properties style:column-width="3.048cm"/>
    </style:style>
    <style:style style:name="Table7.D" style:family="table-column">
      <style:table-column-properties style:column-width="3.062cm"/>
    </style:style>
    <style:style style:name="Table7.E" style:family="table-column">
      <style:table-column-properties style:column-width="3.06cm"/>
    </style:style>
    <style:style style:name="Table7.1" style:family="table-row">
      <style:table-row-properties fo:keep-together="auto"/>
    </style:style>
    <style:style style:name="Table7.A1" style:family="table-cell">
      <style:table-cell-properties style:vertical-align="top"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E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e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2"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23cm" fo:padding-right="0.123cm" fo:padding-top="0cm" fo:padding-bottom="0cm" fo:border="0.5pt solid #000000" style:writing-mode="lr-tb"/>
    </style:style>
    <style:style style:name="Table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3"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3"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3"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23cm" fo:padding-right="0.123cm" fo:padding-top="0cm" fo:padding-bottom="0cm" fo:border="0.5pt solid #000000" style:writing-mode="lr-tb"/>
    </style:style>
    <style:style style:name="Table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4"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4"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4"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23cm" fo:padding-right="0.123cm" fo:padding-top="0cm" fo:padding-bottom="0cm" fo:border="0.5pt solid #000000" style:writing-mode="lr-tb"/>
    </style:style>
    <style:style style:name="Table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5"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5"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5"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23cm" fo:padding-right="0.123cm" fo:padding-top="0cm" fo:padding-bottom="0cm" fo:border="0.5pt solid #000000" style:writing-mode="lr-tb"/>
    </style:style>
    <style:style style:name="Table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6"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6"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6"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23cm" fo:padding-right="0.123cm" fo:padding-top="0cm" fo:padding-bottom="0cm" fo:border="0.5pt solid #000000" style:writing-mode="lr-tb"/>
    </style:style>
    <style:style style:name="Table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7"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7"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7"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23cm" fo:padding-right="0.123cm" fo:padding-top="0cm" fo:padding-bottom="0cm" fo:border="0.5pt solid #000000" style:writing-mode="lr-tb"/>
    </style:style>
    <style:style style:name="Table7.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8"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8"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8"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23cm" fo:padding-right="0.123cm" fo:padding-top="0cm" fo:padding-bottom="0cm" fo:border="0.5pt solid #000000" style:writing-mode="lr-tb"/>
    </style:style>
    <style:style style:name="Table7.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9"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9"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9"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23cm" fo:padding-right="0.123cm" fo:padding-top="0cm" fo:padding-bottom="0cm" fo:border="0.5pt solid #000000" style:writing-mode="lr-tb"/>
    </style:style>
    <style:style style:name="Table7.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10"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10"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10"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10" style:family="table-cell">
      <style:table-cell-properties style:vertical-align="top" fo:padding-left="0.123cm" fo:padding-right="0.123cm" fo:padding-top="0cm" fo:padding-bottom="0cm" fo:border="0.5pt solid #000000" style:writing-mode="lr-tb"/>
    </style:style>
    <style:style style:name="Table7.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11"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11" style:family="table-cell" style:data-style-name="N5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D11"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E11" style:family="table-cell">
      <style:table-cell-properties style:vertical-align="top" fo:padding-left="0.123cm" fo:padding-right="0.123cm" fo:padding-top="0cm" fo:padding-bottom="0cm" fo:border="0.5pt solid #000000" style:writing-mode="lr-tb"/>
    </style:style>
    <style:style style:name="Tabla8" style:family="table">
      <style:table-properties style:width="15.644cm" fo:margin-left="-0.132cm" table:align="left" style:writing-mode="lr-tb"/>
    </style:style>
    <style:style style:name="Tabla8.A" style:family="table-column">
      <style:table-column-properties style:column-width="2.725cm"/>
    </style:style>
    <style:style style:name="Tabla8.B" style:family="table-column">
      <style:table-column-properties style:column-width="4.445cm"/>
    </style:style>
    <style:style style:name="Tabla8.C" style:family="table-column">
      <style:table-column-properties style:column-width="3.678cm"/>
    </style:style>
    <style:style style:name="Tabla8.D" style:family="table-column">
      <style:table-column-properties style:column-width="4.796cm"/>
    </style:style>
    <style:style style:name="Tabla8.1" style:family="table-row">
      <style:table-row-properties fo:keep-together="auto"/>
    </style:style>
    <style:style style:name="Tabla8.A1" style:family="table-cell">
      <style:table-cell-properties style:vertical-align="top"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D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D2" style:family="table-cell">
      <style:table-cell-properties style:vertical-align="top" fo:padding-left="0.123cm" fo:padding-right="0.123cm" fo:padding-top="0cm" fo:padding-bottom="0cm" fo:border="0.5pt solid #000000" style:writing-mode="lr-tb"/>
    </style:style>
    <style:style style:name="Tabla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23cm" fo:padding-right="0.123cm" fo:padding-top="0cm" fo:padding-bottom="0cm" fo:border="0.5pt solid #000000" style:writing-mode="lr-tb"/>
    </style:style>
    <style:style style:name="Tabla8.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23cm" fo:padding-right="0.123cm" fo:padding-top="0cm" fo:padding-bottom="0cm" fo:border="0.5pt solid #000000" style:writing-mode="lr-tb"/>
    </style:style>
    <style:style style:name="Tabla8.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23cm" fo:padding-right="0.123cm" fo:padding-top="0cm" fo:padding-bottom="0cm" fo:border="0.5pt solid #000000" style:writing-mode="lr-tb"/>
    </style:style>
    <style:style style:name="Tabla8.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23cm" fo:padding-right="0.123cm" fo:padding-top="0cm" fo:padding-bottom="0cm" fo:border="0.5pt solid #000000" style:writing-mode="lr-tb"/>
    </style:style>
    <style:style style:name="Tabla9" style:family="table">
      <style:table-properties style:width="15.265cm" fo:margin-left="-0.132cm" table:align="left" style:writing-mode="lr-tb"/>
    </style:style>
    <style:style style:name="Tabla9.A" style:family="table-column">
      <style:table-column-properties style:column-width="4.353cm"/>
    </style:style>
    <style:style style:name="Tabla9.B" style:family="table-column">
      <style:table-column-properties style:column-width="3.425cm"/>
    </style:style>
    <style:style style:name="Tabla9.C" style:family="table-column">
      <style:table-column-properties style:column-width="2.489cm"/>
    </style:style>
    <style:style style:name="Tabla9.D" style:family="table-column">
      <style:table-column-properties style:column-width="2.194cm"/>
    </style:style>
    <style:style style:name="Tabla9.E" style:family="table-column">
      <style:table-column-properties style:column-width="2.803cm"/>
    </style:style>
    <style:style style:name="Tabla9.1" style:family="table-row">
      <style:table-row-properties fo:keep-together="auto"/>
    </style:style>
    <style:style style:name="Tabla9.A1" style:family="table-cell">
      <style:table-cell-properties style:vertical-align="top"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E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D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 style:family="table-cell">
      <style:table-cell-properties style:vertical-align="top" fo:padding-left="0.123cm" fo:padding-right="0.123cm" fo:padding-top="0cm" fo:padding-bottom="0cm" fo:border="0.5pt solid #000000" style:writing-mode="lr-tb"/>
    </style:style>
    <style:style style:name="Tabla9.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4"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4"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4"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5"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5"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5"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6"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6"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6"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7"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7"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D7"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7" style:family="table-cell">
      <style:table-cell-properties style:vertical-align="top" fo:padding-left="0.123cm" fo:padding-right="0.123cm" fo:padding-top="0cm" fo:padding-bottom="0cm" fo:border="0.5pt solid #000000" style:writing-mode="lr-tb"/>
    </style:style>
    <style:style style:name="Tabla9.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9"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9"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9"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10"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10"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10"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1"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1"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D11"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1" style:family="table-cell">
      <style:table-cell-properties style:vertical-align="top" fo:padding-left="0.123cm" fo:padding-right="0.123cm" fo:padding-top="0cm" fo:padding-bottom="0cm" fo:border="0.5pt solid #000000" style:writing-mode="lr-tb"/>
    </style:style>
    <style:style style:name="Tabla9.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12"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12"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12"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1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1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1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4"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4"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D14"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4" style:family="table-cell">
      <style:table-cell-properties style:vertical-align="top" fo:padding-left="0.123cm" fo:padding-right="0.123cm" fo:padding-top="0cm" fo:padding-bottom="0cm" fo:border="0.5pt solid #000000" style:writing-mode="lr-tb"/>
    </style:style>
    <style:style style:name="Tabla9.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15"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15"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15"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16"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16"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16"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17"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17"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17"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1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1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1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9"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9"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D19"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9" style:family="table-cell">
      <style:table-cell-properties style:vertical-align="top" fo:padding-left="0.123cm" fo:padding-right="0.123cm" fo:padding-top="0cm" fo:padding-bottom="0cm" fo:border="0.5pt solid #000000" style:writing-mode="lr-tb"/>
    </style:style>
    <style:style style:name="Tabla9.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20"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20"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20"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21"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21"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21"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D2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2" style:family="table-cell">
      <style:table-cell-properties style:vertical-align="top" fo:padding-left="0.123cm" fo:padding-right="0.123cm" fo:padding-top="0cm" fo:padding-bottom="0cm" fo:border="0.5pt solid #000000" style:writing-mode="lr-tb"/>
    </style:style>
    <style:style style:name="Tabla9.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2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2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2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24"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24"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24"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2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25"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25"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25"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2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6"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6"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D26"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6" style:family="table-cell">
      <style:table-cell-properties style:vertical-align="top" fo:padding-left="0.123cm" fo:padding-right="0.123cm" fo:padding-top="0cm" fo:padding-bottom="0cm" fo:border="0.5pt solid #000000" style:writing-mode="lr-tb"/>
    </style:style>
    <style:style style:name="Tabla9.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27"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27"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27"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2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2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2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28"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2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9.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9.B29"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C29"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D29"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a9.E2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text-properties style:font-name="Arial1" fo:font-size="11pt" style:font-size-asian="11pt" style:font-size-complex="11pt"/>
    </style:style>
    <style:style style:name="P2" style:family="paragraph" style:parent-style-name="Standard">
      <style:paragraph-properties fo:line-height="100%" fo:text-align="justify" style:justify-single-word="false"/>
      <style:text-properties style:use-window-font-color="true" style:font-name="Nimbus Sans L" fo:font-size="9pt" fo:font-weight="bold" fo:background-color="transparent" style:font-name-asian="Arial2" style:font-size-asian="9pt" style:font-name-complex="Arial2" style:font-size-complex="9pt"/>
    </style:style>
    <style:style style:name="P3" style:family="paragraph" style:parent-style-name="Standard">
      <style:paragraph-properties fo:line-height="100%" fo:text-align="justify" style:justify-single-word="false"/>
      <style:text-properties style:use-window-font-color="true" style:font-name="Nimbus Sans L" fo:font-size="9pt" style:text-underline-style="solid" style:text-underline-width="auto" style:text-underline-color="font-color" fo:font-weight="bold" style:text-underline-mode="continuous" style:text-overline-mode="continuous" style:text-line-through-mode="continuous" fo:background-color="transparent" style:font-name-asian="Arial2" style:font-size-asian="9pt" style:font-name-complex="Arial2" style:font-size-complex="9pt"/>
    </style:style>
    <style:style style:name="P4" style:family="paragraph" style:parent-style-name="Standard">
      <style:paragraph-properties fo:line-height="100%" fo:text-align="justify" style:justify-single-word="false"/>
      <style:text-properties style:use-window-font-color="true" style:font-name="Nimbus Sans L" fo:font-size="9pt" fo:font-weight="normal" fo:background-color="transparent" style:font-name-asian="Arial2" style:font-size-asian="9pt" style:font-name-complex="Arial2" style:font-size-complex="9pt"/>
    </style:style>
    <style:style style:name="P5" style:family="paragraph" style:parent-style-name="Standard">
      <style:paragraph-properties fo:line-height="100%" fo:text-align="justify" style:justify-single-word="false">
        <style:tab-stops>
          <style:tab-stop style:position="29593.118cm"/>
        </style:tab-stops>
      </style:paragraph-properties>
      <style:text-properties style:use-window-font-color="true" style:font-name="Nimbus Sans L" fo:font-size="9pt" fo:font-weight="normal" fo:background-color="transparent" style:font-name-asian="Arial2" style:font-size-asian="9pt" style:font-name-complex="Arial2" style:font-size-complex="9pt"/>
    </style:style>
    <style:style style:name="P6" style:family="paragraph" style:parent-style-name="Standard">
      <style:paragraph-properties fo:line-height="100%" fo:text-align="justify" style:justify-single-word="false"/>
      <style:text-properties style:use-window-font-color="true" style:font-name="Nimbus Sans L" fo:font-size="9pt" fo:font-weight="normal" fo:background-color="transparent" style:font-name-asian="Calibri" style:font-size-asian="9pt" style:font-name-complex="Calibri" style:font-size-complex="9pt"/>
    </style:style>
    <style:style style:name="P7" style:family="paragraph" style:parent-style-name="Standard">
      <style:paragraph-properties fo:line-height="100%" fo:text-align="justify" style:justify-single-word="false"/>
      <style:text-properties style:use-window-font-color="true" style:font-name="Nimbus Sans L" fo:font-size="9pt" fo:font-style="italic" fo:font-weight="normal" fo:background-color="transparent" style:font-name-asian="Arial2" style:font-size-asian="9pt" style:font-name-complex="Arial2" style:font-size-complex="9pt"/>
    </style:style>
    <style:style style:name="P8" style:family="paragraph" style:parent-style-name="Standard">
      <style:paragraph-properties fo:line-height="100%" fo:text-align="justify" style:justify-single-word="false"/>
      <style:text-properties style:use-window-font-color="true" style:font-name="Nimbus Sans L" fo:font-size="9pt" fo:font-style="italic" style:text-underline-style="solid" style:text-underline-width="auto" style:text-underline-color="font-color" fo:font-weight="bold" style:text-underline-mode="continuous" style:text-overline-mode="continuous" style:text-line-through-mode="continuous" fo:background-color="transparent" style:font-name-asian="Arial2" style:font-size-asian="9pt" style:font-name-complex="Arial2" style:font-size-complex="9pt"/>
    </style:style>
    <style:style style:name="P9" style:family="paragraph" style:parent-style-name="Standard">
      <style:paragraph-properties fo:line-height="100%" fo:text-align="justify" style:justify-single-word="false"/>
      <style:text-properties style:use-window-font-color="true" style:font-name="Nimbus Sans L" fo:font-size="12pt" fo:font-weight="normal" fo:background-color="transparent" style:font-name-asian="Arial2" style:font-size-asian="12pt" style:font-name-complex="Arial2" style:font-size-complex="12pt"/>
    </style:style>
    <style:style style:name="P10" style:family="paragraph" style:parent-style-name="Standard">
      <style:paragraph-properties fo:text-align="justify" style:justify-single-word="false" style:snap-to-layout-grid="false"/>
      <style:text-properties style:font-name="Nimbus Sans L" fo:font-size="8pt" style:text-underline-style="solid" style:text-underline-width="auto" style:text-underline-color="font-color" fo:font-weight="bold" style:font-size-asian="8pt" style:font-weight-asian="bold" style:font-size-complex="8pt"/>
    </style:style>
    <style:style style:name="P11" style:family="paragraph" style:parent-style-name="Standard">
      <style:paragraph-properties fo:text-align="justify" style:justify-single-word="false" style:snap-to-layout-grid="false"/>
      <style:text-properties style:font-name="Nimbus Sans L" fo:font-size="8pt" style:font-size-asian="8pt" style:font-size-complex="8pt"/>
    </style:style>
    <style:style style:name="P12" style:family="paragraph" style:parent-style-name="Standard">
      <style:paragraph-properties fo:text-align="center" style:justify-single-word="false" style:snap-to-layout-grid="false"/>
      <style:text-properties style:font-name="Nimbus Sans L" fo:font-size="8pt" style:font-size-asian="8pt" style:font-size-complex="8pt"/>
    </style:style>
    <style:style style:name="P13" style:family="paragraph" style:parent-style-name="Standard">
      <style:paragraph-properties fo:text-align="justify" style:justify-single-word="false" style:snap-to-layout-grid="false"/>
      <style:text-properties style:font-name="Nimbus Sans L" fo:font-size="8pt" fo:font-style="italic" style:font-size-asian="8pt" style:font-style-asian="italic" style:font-size-complex="8pt" style:font-style-complex="italic"/>
    </style:style>
    <style:style style:name="P14" style:family="paragraph" style:parent-style-name="Standard">
      <style:paragraph-properties fo:text-align="justify" style:justify-single-word="false" style:snap-to-layout-grid="false"/>
      <style:text-properties style:font-name="Nimbus Sans L" fo:font-size="8pt" fo:font-style="italic" style:text-underline-style="solid" style:text-underline-width="auto" style:text-underline-color="font-color" fo:font-weight="bold" style:font-size-asian="8pt" style:font-style-asian="italic" style:font-weight-asian="bold" style:font-size-complex="8pt" style:font-style-complex="italic"/>
    </style:style>
    <style:style style:name="P15" style:family="paragraph" style:parent-style-name="Standard">
      <style:paragraph-properties fo:text-align="justify" style:justify-single-word="false" style:snap-to-layout-grid="false"/>
      <style:text-properties style:font-name="Nimbus Sans L"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16" style:family="paragraph" style:parent-style-name="Standard">
      <style:paragraph-properties fo:text-align="justify" style:justify-single-word="false" style:snap-to-layout-grid="false"/>
      <style:text-properties style:font-name="Nimbus Sans L" fo:font-size="8pt" style:text-underline-style="none" fo:font-weight="normal" style:font-size-asian="8pt" style:font-weight-asian="normal" style:font-size-complex="8pt" style:font-weight-complex="normal"/>
    </style:style>
    <style:style style:name="P17" style:family="paragraph" style:parent-style-name="Standard">
      <style:paragraph-properties fo:text-align="justify" style:justify-single-word="false"/>
      <style:text-properties style:font-name="Nimbus Sans L" fo:font-size="9pt" fo:font-weight="bold" style:font-size-asian="9pt" style:font-weight-asian="bold" style:font-size-complex="9pt" style:font-weight-complex="bold"/>
    </style:style>
    <style:style style:name="P18" style:family="paragraph" style:parent-style-name="Standard">
      <style:paragraph-properties fo:text-align="justify" style:justify-single-word="false"/>
      <style:text-properties style:font-name="Nimbus Sans L" fo:font-size="9pt" fo:font-weight="bold" style:font-size-asian="9pt" style:font-weight-asian="bold" style:font-size-complex="9pt"/>
    </style:style>
    <style:style style:name="P19" style:family="paragraph" style:parent-style-name="Standard">
      <style:paragraph-properties fo:text-align="justify" style:justify-single-word="false" style:snap-to-layout-grid="false"/>
      <style:text-properties style:font-name="Nimbus Sans L" fo:font-size="9pt" fo:font-weight="bold" style:font-size-asian="9pt" style:font-weight-asian="bold" style:font-size-complex="9pt"/>
    </style:style>
    <style:style style:name="P20" style:family="paragraph" style:parent-style-name="Standard">
      <style:paragraph-properties fo:text-align="justify" style:justify-single-word="false"/>
      <style:text-properties style:font-name="Nimbus Sans L" fo:font-size="9pt" style:font-size-asian="9pt" style:font-size-complex="9pt"/>
    </style:style>
    <style:style style:name="P21" style:family="paragraph" style:parent-style-name="Standard">
      <style:paragraph-properties fo:text-align="justify" style:justify-single-word="false">
        <style:tab-stops>
          <style:tab-stop style:position="-0.026cm"/>
        </style:tab-stops>
      </style:paragraph-properties>
      <style:text-properties style:font-name="Nimbus Sans L" fo:font-size="9pt" style:font-size-asian="9pt" style:font-size-complex="9pt"/>
    </style:style>
    <style:style style:name="P22" style:family="paragraph" style:parent-style-name="Standard">
      <style:paragraph-properties fo:text-align="justify" style:justify-single-word="false">
        <style:tab-stops/>
      </style:paragraph-properties>
      <style:text-properties style:font-name="Nimbus Sans L" fo:font-size="9pt" style:font-size-asian="9pt" style:font-size-complex="9pt"/>
    </style:style>
    <style:style style:name="P23" style:family="paragraph" style:parent-style-name="Standard">
      <style:paragraph-properties fo:text-align="center" style:justify-single-word="false" style:snap-to-layout-grid="false"/>
      <style:text-properties style:font-name="Nimbus Sans L" fo:font-size="9pt" style:font-size-asian="9pt" style:font-size-complex="9pt"/>
    </style:style>
    <style:style style:name="P24" style:family="paragraph" style:parent-style-name="Standard">
      <style:paragraph-properties fo:text-align="justify" style:justify-single-word="false"/>
      <style:text-properties style:font-name="Nimbus Sans L" fo:font-size="9pt" fo:font-weight="normal" style:font-size-asian="9pt" style:font-weight-asian="normal" style:font-size-complex="9pt" style:font-weight-complex="normal"/>
    </style:style>
    <style:style style:name="P25" style:family="paragraph" style:parent-style-name="Standard">
      <style:paragraph-properties fo:text-align="justify" style:justify-single-word="false" fo:break-before="page"/>
      <style:text-properties style:font-name="Arial1" fo:font-size="11pt" style:font-size-asian="11pt" style:font-size-complex="11pt"/>
    </style:style>
    <style:style style:name="P26" style:family="paragraph" style:parent-style-name="Standard">
      <style:paragraph-properties fo:line-height="100%" fo:text-align="justify" style:justify-single-word="false" fo:break-before="page"/>
      <style:text-properties style:use-window-font-color="true" style:font-name="Nimbus Sans L" fo:font-size="9pt" fo:font-weight="normal" fo:background-color="transparent" style:font-name-asian="Arial2" style:font-size-asian="9pt" style:font-name-complex="Arial2" style:font-size-complex="9pt"/>
    </style:style>
    <style:style style:name="P27" style:family="paragraph" style:parent-style-name="Preformatted_20_Text">
      <style:paragraph-properties fo:text-align="justify" style:justify-single-word="false"/>
      <style:text-properties style:font-name="Arial1" fo:font-size="11pt" style:font-size-asian="11pt" style:font-size-complex="11pt"/>
    </style:style>
    <style:style style:name="P28" style:family="paragraph" style:parent-style-name="Preformatted_20_Text">
      <style:paragraph-properties fo:margin-top="0cm" fo:margin-bottom="0.499cm" loext:contextual-spacing="false"/>
    </style:style>
    <style:style style:name="P29" style:family="paragraph" style:parent-style-name="Standard">
      <style:paragraph-properties fo:margin-left="-0.018cm" fo:margin-right="0.009cm" fo:line-height="100%" fo:text-align="justify" style:justify-single-word="false" fo:text-indent="0cm" style:auto-text-indent="false"/>
      <style:text-properties style:use-window-font-color="true" style:font-name="Nimbus Sans L" fo:font-size="9pt" fo:font-weight="normal" fo:background-color="transparent" style:font-name-asian="Arial2" style:font-size-asian="9pt" style:font-name-complex="Arial2" style:font-size-complex="9pt"/>
    </style:style>
    <style:style style:name="P30" style:family="paragraph" style:parent-style-name="Standard">
      <style:paragraph-properties fo:margin-left="-0.018cm" fo:margin-right="0.009cm" fo:text-align="justify" style:justify-single-word="false" fo:text-indent="0cm" style:auto-text-indent="false" style:snap-to-layout-grid="false"/>
      <style:text-properties style:font-name="Nimbus Sans L" fo:font-size="8pt" style:font-size-asian="8pt" style:font-size-complex="8pt"/>
    </style:style>
    <style:style style:name="P31" style:family="paragraph" style:parent-style-name="Standard">
      <style:paragraph-properties fo:margin-left="-1.249cm" fo:margin-right="0cm" fo:text-align="justify" style:justify-single-word="false" fo:text-indent="0cm" style:auto-text-indent="false"/>
      <style:text-properties style:font-name="Nimbus Sans L" fo:font-size="9pt" style:font-size-asian="9pt" style:font-size-complex="9pt"/>
    </style:style>
    <style:style style:name="P32" style:family="paragraph" style:parent-style-name="Standard" style:master-page-name="Standard">
      <style:paragraph-properties fo:text-align="justify" style:justify-single-word="false" style:page-number="auto"/>
      <style:text-properties style:font-name="Arial1" style:font-name-complex="Arial" style:font-size-complex="11pt"/>
    </style:style>
    <style:style style:name="P33" style:family="paragraph" style:parent-style-name="Standard">
      <style:paragraph-properties fo:text-align="justify" style:justify-single-word="false"/>
      <style:text-properties style:font-name="Nimbus Sans L" fo:font-size="9pt" style:font-size-asian="9pt" style:font-size-complex="9pt"/>
    </style:style>
    <style:style style:name="P34" style:family="paragraph" style:parent-style-name="Standard" style:list-style-name="WW8Num3">
      <style:paragraph-properties fo:text-align="justify" style:justify-single-word="false"/>
      <style:text-properties style:font-name="Nimbus Sans L" fo:font-size="9pt" style:font-size-asian="9pt" style:font-size-complex="9pt"/>
    </style:style>
    <style:style style:name="P35" style:family="paragraph" style:parent-style-name="Standard" style:list-style-name="L2">
      <style:paragraph-properties fo:text-align="justify" style:justify-single-word="false"/>
      <style:text-properties style:font-name="Nimbus Sans L" fo:font-size="9pt" style:font-size-asian="9pt" style:font-size-complex="9pt"/>
    </style:style>
    <style:style style:name="P36" style:family="paragraph" style:parent-style-name="Standard">
      <style:paragraph-properties fo:line-height="100%" fo:text-align="justify" style:justify-single-word="false"/>
      <style:text-properties style:use-window-font-color="true" style:font-name="Nimbus Sans L" fo:font-size="9pt" fo:font-weight="normal" fo:background-color="transparent" style:font-name-asian="Calibri" style:font-size-asian="9pt" style:font-name-complex="Calibri" style:font-size-complex="9pt"/>
    </style:style>
    <style:style style:name="P37" style:family="paragraph" style:parent-style-name="Standard" style:list-style-name="L1">
      <style:paragraph-properties fo:margin-left="0cm" fo:margin-right="0cm" fo:text-align="justify" style:justify-single-word="false" fo:text-indent="-0.635cm" style:auto-text-indent="false"/>
    </style:style>
    <style:style style:name="P38" style:family="paragraph" style:parent-style-name="Standard" style:list-style-name="L2">
      <style:paragraph-properties fo:margin-left="0cm" fo:margin-right="0cm" fo:text-align="justify" style:justify-single-word="false" fo:text-indent="-0.635cm" style:auto-text-indent="false"/>
      <style:text-properties style:font-name="Nimbus Sans L" fo:font-size="9pt" style:font-size-asian="9pt" style:font-size-complex="9pt"/>
    </style:style>
    <style:style style:name="T1" style:family="text">
      <style:text-properties fo:font-weight="bold" officeooo:rsid="001fd78f"/>
    </style:style>
    <style:style style:name="T2" style:family="text">
      <style:text-properties fo:font-weight="bold" officeooo:rsid="001e16dc" style:font-weight-asian="bold" style:font-weight-complex="bold"/>
    </style:style>
    <style:style style:name="T3" style:family="text">
      <style:text-properties fo:font-weight="bold" officeooo:rsid="001fd78f" style:font-weight-asian="bold" style:font-weight-complex="bold"/>
    </style:style>
    <style:style style:name="T4" style:family="text">
      <style:text-properties fo:font-weight="bold" officeooo:rsid="0024cbe1" style:font-weight-asian="bold" style:font-weight-complex="bold"/>
    </style:style>
    <style:style style:name="T5" style:family="text">
      <style:text-properties style:font-name="Nimbus Sans L" fo:font-size="9pt" style:font-size-asian="9pt" style:font-size-complex="9pt"/>
    </style:style>
    <style:style style:name="T6" style:family="text">
      <style:text-properties style:font-name="Nimbus Sans L" fo:font-size="9pt" officeooo:rsid="001fd78f" style:font-size-asian="9pt" style:font-size-complex="9pt"/>
    </style:style>
    <style:style style:name="T7" style:family="text">
      <style:text-properties style:font-name="Nimbus Sans L" fo:font-size="9pt" officeooo:rsid="002151ea" style:font-size-asian="9pt" style:font-size-complex="9pt"/>
    </style:style>
    <style:style style:name="T8" style:family="text">
      <style:text-properties style:font-name="Nimbus Sans L" fo:font-size="9pt" fo:font-weight="bold" style:font-size-asian="9pt" style:font-weight-asian="bold" style:font-size-complex="9pt" style:font-weight-complex="bold"/>
    </style:style>
    <style:style style:name="T9" style:family="text">
      <style:text-properties officeooo:rsid="001e16dc"/>
    </style:style>
    <style:style style:name="T10" style:family="text">
      <style:text-properties officeooo:rsid="001fd78f"/>
    </style:style>
    <style:style style:name="T11" style:family="text">
      <style:text-properties officeooo:rsid="002151ea"/>
    </style:style>
    <style:style style:name="T12" style:family="text">
      <style:text-properties fo:font-weight="normal" style:font-weight-asian="normal" style:font-weight-complex="normal"/>
    </style:style>
    <style:style style:name="T13" style:family="text">
      <style:text-properties fo:font-weight="normal" officeooo:rsid="001fd78f" style:font-weight-asian="normal" style:font-weight-complex="normal"/>
    </style:style>
    <style:style style:name="T14" style:family="text">
      <style:text-properties officeooo:rsid="0024cbe1"/>
    </style:style>
    <style:style style:name="T15" style:family="text">
      <style:text-properties officeooo:rsid="002548ea"/>
    </style:style>
    <text:list-style style:name="L1">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9"/>
      <text:p text:style-name="P9"/>
      <text:p text:style-name="P9"/>
      <text:p text:style-name="P9"/>
      <text:p text:style-name="P9"/>
      <text:p text:style-name="P9"/>
      <text:p text:style-name="P9">IES GONZALO NAZARENO</text:p>
      <text:p text:style-name="P9"/>
      <text:p text:style-name="P9">PRACTICA SQL 201<text:span text:style-name="T11">9</text:span></text:p>
      <text:p text:style-name="P9"/>
      <text:p text:style-name="P9">Entrega <text:span text:style-name="T10">2</text:span> de marzo de 201<text:span text:style-name="T11">9</text:span></text:p>
      <text:p text:style-name="P26">El Consejo General de Cofradías de Dos Hermanas ha decidido elaborar una base de datos en <text:span text:style-name="T4">Postgres</text:span> para almacenar la información sobre la Semana Santa de esta localidad en el año 201<text:span text:style-name="T10">8</text:span>. Tras un largo proceso de diseño, deciden que el esquema relacional estará compuesto de las siguientes tablas: Cofradías, Pasos y Horarios. Debes crear las tablas, insertar los registros a partir del script proporcionado por el profesor y realizar algunas consultas sobre la misma.</text:p>
      <text:p text:style-name="P6"/>
      <text:p text:style-name="P4">1.- Partiendo del siguiente esquema relacional, crea las tablas correspondientes, teniendo en cuenta la descripción y las restricciones siguientes:</text:p>
      <text:p text:style-name="P6"/>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2">COFRADIAS</text:p>
          </table:table-cell>
          <table:covered-table-cell/>
          <table:covered-table-cell/>
        </table:table-row>
        <table:table-row>
          <table:table-cell table:style-name="Tabla5.A2" office:value-type="string">
            <text:p text:style-name="P3">Codigo</text:p>
          </table:table-cell>
          <table:table-cell table:style-name="Tabla5.A2" office:value-type="string">
            <text:p text:style-name="P4">Cadena de caracteres, tamaño 2</text:p>
          </table:table-cell>
          <table:table-cell table:style-name="Tabla5.C2" office:value-type="string">
            <text:p text:style-name="P6"/>
          </table:table-cell>
        </table:table-row>
        <table:table-row>
          <table:table-cell table:style-name="Tabla5.A2" office:value-type="string">
            <text:p text:style-name="P4">NombreCorto</text:p>
          </table:table-cell>
          <table:table-cell table:style-name="Tabla5.A2" office:value-type="string">
            <text:p text:style-name="P4">Cadena de caracteres, tamaño 40</text:p>
          </table:table-cell>
          <table:table-cell table:style-name="Tabla5.C2" office:value-type="string">
            <text:p text:style-name="P4">Iniciales en Mayúsculas</text:p>
          </table:table-cell>
        </table:table-row>
        <table:table-row>
          <table:table-cell table:style-name="Tabla5.A2" office:value-type="string">
            <text:p text:style-name="P4">NombreReal</text:p>
          </table:table-cell>
          <table:table-cell table:style-name="Tabla5.A2" office:value-type="string">
            <text:p text:style-name="P4">Cadena de caracteres, tamaño 150</text:p>
          </table:table-cell>
          <table:table-cell table:style-name="Tabla5.C2" office:value-type="string">
            <text:p text:style-name="P4">En Mayúsculas</text:p>
          </table:table-cell>
        </table:table-row>
        <table:table-row>
          <table:table-cell table:style-name="Tabla5.A2" office:value-type="string">
            <text:p text:style-name="P4">SedeSocial</text:p>
          </table:table-cell>
          <table:table-cell table:style-name="Tabla5.A2" office:value-type="string">
            <text:p text:style-name="P4">Cadena de caracteres, tamaño 25</text:p>
          </table:table-cell>
          <table:table-cell table:style-name="Tabla5.C2" office:value-type="string">
            <text:p text:style-name="P29">No puede repetirse</text:p>
          </table:table-cell>
        </table:table-row>
        <table:table-row>
          <table:table-cell table:style-name="Tabla5.A2" office:value-type="string">
            <text:p text:style-name="P4">SedeCanónica</text:p>
          </table:table-cell>
          <table:table-cell table:style-name="Tabla5.A2" office:value-type="string">
            <text:p text:style-name="P4">Cadena de caracteres, tamaño 40</text:p>
          </table:table-cell>
          <table:table-cell table:style-name="Tabla5.C2" office:value-type="string">
            <text:p text:style-name="P29">Contiene las palabras Capilla o Parroquia</text:p>
          </table:table-cell>
        </table:table-row>
        <table:table-row>
          <table:table-cell table:style-name="Tabla5.A2" office:value-type="string">
            <text:p text:style-name="P4">AnyoFundación</text:p>
          </table:table-cell>
          <table:table-cell table:style-name="Tabla5.A2" office:value-type="string">
            <text:p text:style-name="P4">Númerico sin decimales, 4 dígitos</text:p>
          </table:table-cell>
          <table:table-cell table:style-name="Tabla5.C2" office:value-type="string">
            <text:p text:style-name="P6"/>
          </table:table-cell>
        </table:table-row>
        <table:table-row>
          <table:table-cell table:style-name="Tabla5.A2" office:value-type="string">
            <text:p text:style-name="P4">DíaProcesión</text:p>
          </table:table-cell>
          <table:table-cell table:style-name="Tabla5.A2" office:value-type="string">
            <text:p text:style-name="P4">Cadena de caracteres, tamaño 20</text:p>
          </table:table-cell>
          <table:table-cell table:style-name="Tabla5.C2" office:value-type="string">
            <text:p text:style-name="P4">Obligatorio</text:p>
          </table:table-cell>
        </table:table-row>
        <table:table-row>
          <table:table-cell table:style-name="Tabla5.A2" office:value-type="string">
            <text:p text:style-name="P4">NumHermanos</text:p>
          </table:table-cell>
          <table:table-cell table:style-name="Tabla5.A2" office:value-type="string">
            <text:p text:style-name="P4">Numérico sin decimales, 4 dígitos</text:p>
          </table:table-cell>
          <table:table-cell table:style-name="Tabla5.C2" office:value-type="string">
            <text:p text:style-name="P6"/>
          </table:table-cell>
        </table:table-row>
        <table:table-row>
          <table:table-cell table:style-name="Tabla5.A2" office:value-type="string">
            <text:p text:style-name="P4">HermanoMayor</text:p>
          </table:table-cell>
          <table:table-cell table:style-name="Tabla5.A2" office:value-type="string">
            <text:p text:style-name="P4">Cadena de caracteres, tamaño 25</text:p>
          </table:table-cell>
          <table:table-cell table:style-name="Tabla5.C2" office:value-type="string">
            <text:p text:style-name="P4">Empieza por D.</text:p>
          </table:table-cell>
        </table:table-row>
      </table:table>
      <text:p text:style-name="P6"/>
      <table:table table:name="Tabla6" table:style-name="Tabla6">
        <table:table-column table:style-name="Tabla6.A"/>
        <table:table-column table:style-name="Tabla6.B"/>
        <table:table-column table:style-name="Tabla6.C"/>
        <table:table-row>
          <table:table-cell table:style-name="Tabla6.A1" table:number-columns-spanned="3" office:value-type="string">
            <text:p text:style-name="P2">PASOS</text:p>
          </table:table-cell>
          <table:covered-table-cell/>
          <table:covered-table-cell/>
        </table:table-row>
        <table:table-row>
          <table:table-cell table:style-name="Tabla6.A2" office:value-type="string">
            <text:p text:style-name="P3">Nombre</text:p>
          </table:table-cell>
          <table:table-cell table:style-name="Tabla6.A2" office:value-type="string">
            <text:p text:style-name="P4">Cadena de Caracteres, tamaño 35</text:p>
          </table:table-cell>
          <table:table-cell table:style-name="Tabla6.C2" office:value-type="string">
            <text:p text:style-name="P6"/>
          </table:table-cell>
        </table:table-row>
        <table:table-row>
          <table:table-cell table:style-name="Tabla6.A2" office:value-type="string">
            <text:p text:style-name="P4">Tipo</text:p>
          </table:table-cell>
          <table:table-cell table:style-name="Tabla6.A2" office:value-type="string">
            <text:p text:style-name="P4">Cadena de Caracteres, tamaño 10</text:p>
          </table:table-cell>
          <table:table-cell table:style-name="Tabla6.C2" office:value-type="string">
            <text:p text:style-name="P4">Misterio o Palio</text:p>
          </table:table-cell>
        </table:table-row>
        <table:table-row>
          <table:table-cell table:style-name="Tabla6.A2" office:value-type="string">
            <text:p text:style-name="P4">NumCostaleros</text:p>
          </table:table-cell>
          <table:table-cell table:style-name="Tabla6.A2" office:value-type="string">
            <text:p text:style-name="P4">Numérico sin decimales, 3 dígitos</text:p>
          </table:table-cell>
          <table:table-cell table:style-name="Tabla6.C2" office:value-type="string">
            <text:p text:style-name="P4">Positivo y menor de 150</text:p>
          </table:table-cell>
        </table:table-row>
        <table:table-row>
          <table:table-cell table:style-name="Tabla6.A2" office:value-type="string">
            <text:p text:style-name="P4">NumNazarenos</text:p>
          </table:table-cell>
          <table:table-cell table:style-name="Tabla6.A2" office:value-type="string">
            <text:p text:style-name="P4">Numérico sin decimales, 4 dígitos</text:p>
          </table:table-cell>
          <table:table-cell table:style-name="Tabla6.C2" office:value-type="string">
            <text:p text:style-name="P4">Menor de 1000</text:p>
          </table:table-cell>
        </table:table-row>
        <table:table-row>
          <table:table-cell table:style-name="Tabla6.A2" office:value-type="string">
            <text:p text:style-name="P4">ColorCapa</text:p>
          </table:table-cell>
          <table:table-cell table:style-name="Tabla6.A2" office:value-type="string">
            <text:p text:style-name="P4">Cadena de Caracteres, tamaño 10</text:p>
          </table:table-cell>
          <table:table-cell table:style-name="Tabla6.C2" office:value-type="string">
            <text:p text:style-name="P4">Blanco, <text:s/>Negro, Marfil o Morado</text:p>
          </table:table-cell>
        </table:table-row>
        <table:table-row table:style-name="Tabla6.7">
          <table:table-cell table:style-name="Tabla6.A2" office:value-type="string">
            <text:p text:style-name="P4">ColorAntifaz</text:p>
          </table:table-cell>
          <table:table-cell table:style-name="Tabla6.A2" office:value-type="string">
            <text:p text:style-name="P4">Cadena de Caracteres, tamaño 10</text:p>
          </table:table-cell>
          <table:table-cell table:style-name="Tabla6.C2" office:value-type="string">
            <text:p text:style-name="P4">No puede ser Rosa ni Amarillo </text:p>
          </table:table-cell>
        </table:table-row>
        <table:table-row table:style-name="Tabla6.7">
          <table:table-cell table:style-name="Tabla6.A2" office:value-type="string">
            <text:p text:style-name="P7">CodigoCofradia</text:p>
          </table:table-cell>
          <table:table-cell table:style-name="Tabla6.A2" office:value-type="string">
            <text:p text:style-name="P4">Cadena de caracteres, tamaño 2</text:p>
          </table:table-cell>
          <table:table-cell table:style-name="Tabla6.C2" office:value-type="string">
            <text:p text:style-name="P6"/>
          </table:table-cell>
        </table:table-row>
      </table:table>
      <text:p text:style-name="P6"/>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2">HORARIOS</text:p>
          </table:table-cell>
          <table:covered-table-cell/>
          <table:covered-table-cell/>
        </table:table-row>
        <table:table-row>
          <table:table-cell table:style-name="Tabla7.A2" office:value-type="string">
            <text:p text:style-name="P8">CódigoCofradía</text:p>
          </table:table-cell>
          <table:table-cell table:style-name="Tabla7.A2" office:value-type="string">
            <text:p text:style-name="P4">Cadena de Caracteres, tamaño 2</text:p>
          </table:table-cell>
          <table:table-cell table:style-name="Tabla7.C2" office:value-type="string">
            <text:p text:style-name="P6"/>
          </table:table-cell>
        </table:table-row>
        <table:table-row>
          <table:table-cell table:style-name="Tabla7.A2" office:value-type="string">
            <text:p text:style-name="P3">FechaHora</text:p>
          </table:table-cell>
          <table:table-cell table:style-name="Tabla7.A2" office:value-type="string">
            <text:p text:style-name="P4">Fecha/Hora</text:p>
          </table:table-cell>
          <table:table-cell table:style-name="Tabla7.C2" office:value-type="string">
            <text:p text:style-name="P4">De marzo de 2013</text:p>
          </table:table-cell>
        </table:table-row>
        <table:table-row>
          <table:table-cell table:style-name="Tabla7.A2" office:value-type="string">
            <text:p text:style-name="P4">Calle</text:p>
          </table:table-cell>
          <table:table-cell table:style-name="Tabla7.A2" office:value-type="string">
            <text:p text:style-name="P4">Cadena de Caracteres, tamaño 25</text:p>
          </table:table-cell>
          <table:table-cell table:style-name="Tabla7.C2" office:value-type="string">
            <text:p text:style-name="P6"/>
          </table:table-cell>
        </table:table-row>
      </table:table>
      <text:p text:style-name="P6"/>
      <text:p text:style-name="P4">Los campos que aparecen en negrita y subrayados forman la clave primaria de la tabla y los campos que aparecen en cursiva son claves ajenas, restricciones que deben considerarse al crear las tablas.</text:p>
      <text:p text:style-name="P6"/>
      <text:p text:style-name="P4">Inserta los registros a partir del script proporcionado por el profesor realizando las modificaciones necesarias (que debes incluir en el txt) en el tamaño de los campos pero sin cambiar los tipos de datos de los mismos.</text:p>
      <text:p text:style-name="P6"/>
      <text:p text:style-name="P4">2. La primera cofradía en salir en esta Semana Santa con antifaz blanco en los nazarenos del paso de Misterio sufre un cambio en su itinerario. Pasará por la misma calle por la que pasó a las 18:00 a la hora a la que inicialmente iba a pasar por la calle Canónigo. Realiza una consulta de actualización para reflejar dicho cambio.</text:p>
      <text:p text:style-name="P6"/>
      <text:p text:style-name="P4">3. Muestra el nombre de los pasos pertenecientes a cofradías que salen más tarde de las 15 horas, se recogen antes de la<text:span text:style-name="T11">s 23 horas</text:span> y tienen más de <text:span text:style-name="T11">350</text:span> nazarenos entre todos sus pasos.</text:p>
      <text:p text:style-name="P6"/>
      <text:p text:style-name="P4"><text:span text:style-name="T11">4</text:span>. Muestra el número de pasos y costaleros de cada cofradía que tenga menos de <text:span text:style-name="T10">85</text:span> costaleros en total, incluyendo las que no tengan ninguno.</text:p>
      <text:p text:style-name="P6"/>
      <text:p text:style-name="P4"><text:span text:style-name="T11">5</text:span>. Crea una vista con las cofradías cuyos nazarenos de cualquiera de los pasos lleven antifaz <text:span text:style-name="T15">negr</text:span>o, incluyendo año de fundación y última calle por la que pasan antes de realizar su entrada.</text:p>
      <text:p text:style-name="P6"><text:soft-page-break/></text:p>
      <text:p text:style-name="P4"><text:span text:style-name="T11">6</text:span>. Borra las cofradías que se recogen antes de las <text:span text:style-name="T10">once</text:span> de la noche y no pasan por la calle Rivas.</text:p>
      <text:p text:style-name="P6"/>
      <text:p text:style-name="P4"><text:span text:style-name="T11">7</text:span>. Muestra las cofradías en las que ni los antifaces ni las capas de ninguno de los nazarenos sean <text:span text:style-name="T15">blanc</text:span>os.</text:p>
      <text:p text:style-name="P6"/>
      <text:p text:style-name="P20"><text:span text:style-name="T11">P</text:span>ronto comenzará el Campeonato del Mundo de Motociclismo, para gestionarlo han diseñado una pequeña base de datos en <text:span text:style-name="T4">MariaDB</text:span>. Debes crear las tablas, insertar los registros a partir del script proporcionado por el profesor y realizar algunas consultas sobre la misma.</text:p>
      <text:p text:style-name="P20"/>
      <text:p text:style-name="P20"><text:span text:style-name="T11">8</text:span>.- Partiendo del siguiente esquema relacional, crea las tablas correspondientes, teniendo en cuenta la descripción y las restricciones siguientes:</text:p>
      <text:p text:style-name="P18"/>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19">PILOTOS</text:p>
          </table:table-cell>
          <table:covered-table-cell/>
          <table:covered-table-cell/>
        </table:table-row>
        <table:table-row table:style-name="Tabla2.2">
          <table:table-cell table:style-name="Tabla2.A5" office:value-type="string">
            <text:p text:style-name="P10">Código</text:p>
          </table:table-cell>
          <table:table-cell table:style-name="Tabla2.B5" office:value-type="string">
            <text:p text:style-name="P11">Cadena de caracteres, tamaño 3</text:p>
          </table:table-cell>
          <table:table-cell table:style-name="Tabla2.C5" office:value-type="string">
            <text:p text:style-name="P11"/>
          </table:table-cell>
        </table:table-row>
        <table:table-row table:style-name="Tabla2.2">
          <table:table-cell table:style-name="Tabla2.A5" office:value-type="string">
            <text:p text:style-name="P11">Nombre</text:p>
          </table:table-cell>
          <table:table-cell table:style-name="Tabla2.B5" office:value-type="string">
            <text:p text:style-name="P11">Cadena de caracteres, tamaño 15</text:p>
          </table:table-cell>
          <table:table-cell table:style-name="Tabla2.C5" office:value-type="string">
            <text:p text:style-name="P11">Iniciales en Mayúsculas</text:p>
          </table:table-cell>
        </table:table-row>
        <table:table-row table:style-name="Tabla2.2">
          <table:table-cell table:style-name="Tabla2.A5" office:value-type="string">
            <text:p text:style-name="P11">Nacionalidad</text:p>
          </table:table-cell>
          <table:table-cell table:style-name="Tabla2.B5" office:value-type="string">
            <text:p text:style-name="P11">Cadena de caracteres, tamaño 15</text:p>
          </table:table-cell>
          <table:table-cell table:style-name="Tabla2.C5" office:value-type="string">
            <text:p text:style-name="P30">Española, Italiana, Australiana o Estadounidense</text:p>
          </table:table-cell>
        </table:table-row>
        <table:table-row table:style-name="Tabla2.2">
          <table:table-cell table:style-name="Tabla2.A5" office:value-type="string">
            <text:p text:style-name="P11">FechaNacimiento</text:p>
          </table:table-cell>
          <table:table-cell table:style-name="Tabla2.B5" office:value-type="string">
            <text:p text:style-name="P11">Fecha/Hora</text:p>
          </table:table-cell>
          <table:table-cell table:style-name="Tabla2.C5" office:value-type="string">
            <text:p text:style-name="P11">Anterior a 1999</text:p>
          </table:table-cell>
        </table:table-row>
        <table:table-row table:style-name="Tabla2.2">
          <table:table-cell table:style-name="Tabla2.A7" office:value-type="string">
            <text:p text:style-name="P11">CarreraDebut</text:p>
          </table:table-cell>
          <table:table-cell table:style-name="Tabla2.B7" office:value-type="string">
            <text:p text:style-name="P11">Cadena de caracteres, tamaño 20</text:p>
          </table:table-cell>
          <table:table-cell table:style-name="Tabla2.C7" office:value-type="string">
            <text:p text:style-name="P11">Los cuatro últimos caracteres son el año y están entre 2000 y 2010.</text:p>
          </table:table-cell>
        </table:table-row>
        <table:table-row table:style-name="Tabla2.2">
          <table:table-cell table:style-name="Tabla2.A7" office:value-type="string">
            <text:p text:style-name="P13">NombreEscuderia</text:p>
          </table:table-cell>
          <table:table-cell table:style-name="Tabla2.B7" office:value-type="string">
            <text:p text:style-name="P11">Cadena de caracteres, tamaño 20</text:p>
          </table:table-cell>
          <table:table-cell table:style-name="Tabla2.C7" office:value-type="string">
            <text:p text:style-name="P11"/>
          </table:table-cell>
        </table:table-row>
      </table:table>
      <text:p text:style-name="P18"/>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P19">CIRCUITOS</text:p>
          </table:table-cell>
          <table:covered-table-cell/>
          <table:covered-table-cell/>
        </table:table-row>
        <table:table-row table:style-name="Tabla3.2">
          <table:table-cell table:style-name="Tabla3.B6" office:value-type="string">
            <text:p text:style-name="P10">Nombre</text:p>
          </table:table-cell>
          <table:table-cell table:style-name="Tabla3.B6" office:value-type="string">
            <text:p text:style-name="P11">Cadena de Caracteres, tamaño 15</text:p>
          </table:table-cell>
          <table:table-cell table:style-name="Tabla3.C6" office:value-type="string">
            <text:p text:style-name="P11"/>
          </table:table-cell>
        </table:table-row>
        <table:table-row table:style-name="Tabla3.2">
          <table:table-cell table:style-name="Tabla3.B6" office:value-type="string">
            <text:p text:style-name="P11">País</text:p>
          </table:table-cell>
          <table:table-cell table:style-name="Tabla3.B6" office:value-type="string">
            <text:p text:style-name="P11">Cadena de Caracteres, tamaño 15</text:p>
          </table:table-cell>
          <table:table-cell table:style-name="Tabla3.C6" office:value-type="string">
            <text:p text:style-name="P11"/>
          </table:table-cell>
        </table:table-row>
        <table:table-row table:style-name="Tabla3.2">
          <table:table-cell table:style-name="Tabla3.B4" office:value-type="string">
            <text:p text:style-name="P11">Tipo</text:p>
          </table:table-cell>
          <table:table-cell table:style-name="Tabla3.B4" office:value-type="string">
            <text:p text:style-name="P11">Cadena de Caracteres, tamaño 15</text:p>
          </table:table-cell>
          <table:table-cell table:style-name="Tabla3.C4" office:value-type="string">
            <text:p text:style-name="P11"/>
          </table:table-cell>
        </table:table-row>
        <table:table-row table:style-name="Tabla3.2">
          <table:table-cell table:style-name="Tabla3.B6" office:value-type="string">
            <text:p text:style-name="P11">Longitud</text:p>
          </table:table-cell>
          <table:table-cell table:style-name="Tabla3.B6" office:value-type="string">
            <text:p text:style-name="P11">Numérico hasta 9999'9</text:p>
          </table:table-cell>
          <table:table-cell table:style-name="Tabla3.C6" office:value-type="string">
            <text:p text:style-name="P11">Menor de 7000</text:p>
          </table:table-cell>
        </table:table-row>
        <table:table-row table:style-name="Tabla3.2">
          <table:table-cell table:style-name="Tabla3.B6" office:value-type="string">
            <text:p text:style-name="P11">Diseñador</text:p>
          </table:table-cell>
          <table:table-cell table:style-name="Tabla3.B6" office:value-type="string">
            <text:p text:style-name="P11">Cadena de Caracteres, tamaño 20</text:p>
          </table:table-cell>
          <table:table-cell table:style-name="Tabla3.C6" office:value-type="string">
            <text:p text:style-name="P11"/>
          </table:table-cell>
        </table:table-row>
      </table:table>
      <text:p text:style-name="P20"/>
      <table:table table:name="Tabla10" table:style-name="Tabla10">
        <table:table-column table:style-name="Tabla10.A" table:number-columns-repeated="2"/>
        <table:table-column table:style-name="Tabla10.C"/>
        <table:table-row table:style-name="Tabla10.1">
          <table:table-cell table:style-name="Tabla10.A1" table:number-columns-spanned="3" office:value-type="string">
            <text:p text:style-name="P19">CARRERAS</text:p>
          </table:table-cell>
          <table:covered-table-cell/>
          <table:covered-table-cell/>
        </table:table-row>
        <table:table-row table:style-name="Tabla10.2">
          <table:table-cell table:style-name="Tabla10.B4" office:value-type="string">
            <text:p text:style-name="P10">NombreGP</text:p>
          </table:table-cell>
          <table:table-cell table:style-name="Tabla10.B4" office:value-type="string">
            <text:p text:style-name="P11">Cadena de Caracteres, tamaño 15</text:p>
          </table:table-cell>
          <table:table-cell table:style-name="Tabla10.C4" office:value-type="string">
            <text:p text:style-name="P11"/>
          </table:table-cell>
        </table:table-row>
        <table:table-row table:style-name="Tabla10.2">
          <table:table-cell table:style-name="Tabla10.B4" office:value-type="string">
            <text:p text:style-name="P10">Año</text:p>
          </table:table-cell>
          <table:table-cell table:style-name="Tabla10.B4" office:value-type="string">
            <text:p text:style-name="P11">Cadena de Caracteres, tamaño 4</text:p>
          </table:table-cell>
          <table:table-cell table:style-name="Tabla10.C4" office:value-type="string">
            <text:p text:style-name="P11">Del siglo XXI</text:p>
          </table:table-cell>
        </table:table-row>
        <table:table-row table:style-name="Tabla10.2">
          <table:table-cell table:style-name="Tabla10.B4" office:value-type="string">
            <text:p text:style-name="P11">FechaHoraInicio</text:p>
          </table:table-cell>
          <table:table-cell table:style-name="Tabla10.B4" office:value-type="string">
            <text:p text:style-name="P11">Fecha/Hora</text:p>
          </table:table-cell>
          <table:table-cell table:style-name="Tabla10.C4" office:value-type="string">
            <text:p text:style-name="P11">De Marzo a Octubre</text:p>
          </table:table-cell>
        </table:table-row>
        <table:table-row table:style-name="Tabla10.2">
          <table:table-cell table:style-name="Tabla10.B6" office:value-type="string">
            <text:p text:style-name="P11">NumVueltas</text:p>
          </table:table-cell>
          <table:table-cell table:style-name="Tabla10.B6" office:value-type="string">
            <text:p text:style-name="P11">Numérico hasta 99</text:p>
          </table:table-cell>
          <table:table-cell table:style-name="Tabla10.C6" office:value-type="string">
            <text:p text:style-name="P11">Entre 16 y 32</text:p>
          </table:table-cell>
        </table:table-row>
        <table:table-row table:style-name="Tabla10.2">
          <table:table-cell table:style-name="Tabla10.B6" office:value-type="string">
            <text:p text:style-name="P13">NombreCircuito</text:p>
          </table:table-cell>
          <table:table-cell table:style-name="Tabla10.B6" office:value-type="string">
            <text:p text:style-name="P11">Cadena de Caracteres, tamaño 15</text:p>
          </table:table-cell>
          <table:table-cell table:style-name="Tabla10.C6" office:value-type="string">
            <text:p text:style-name="P11"/>
          </table:table-cell>
        </table:table-row>
      </table:table>
      <text:p text:style-name="P20"/>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p text:style-name="P19">ESCUDERIAS</text:p>
          </table:table-cell>
          <table:covered-table-cell/>
          <table:covered-table-cell/>
        </table:table-row>
        <table:table-row table:style-name="Tabla11.2">
          <table:table-cell table:style-name="Tabla11.A4" office:value-type="string">
            <text:p text:style-name="P10">Nombre</text:p>
          </table:table-cell>
          <table:table-cell table:style-name="Tabla11.B4" office:value-type="string">
            <text:p text:style-name="P11">Cadena de Caracteres, tamaño 15</text:p>
          </table:table-cell>
          <table:table-cell table:style-name="Tabla11.C4" office:value-type="string">
            <text:p text:style-name="P11"/>
          </table:table-cell>
        </table:table-row>
        <table:table-row table:style-name="Tabla11.2">
          <table:table-cell table:style-name="Tabla11.A4" office:value-type="string">
            <text:p text:style-name="P16">Manager</text:p>
          </table:table-cell>
          <table:table-cell table:style-name="Tabla11.B4" office:value-type="string">
            <text:p text:style-name="P11">Cadena de Caracteres, tamaño 15</text:p>
          </table:table-cell>
          <table:table-cell table:style-name="Tabla11.C4" office:value-type="string">
            <text:p text:style-name="P11"/>
          </table:table-cell>
        </table:table-row>
        <table:table-row table:style-name="Tabla11.2">
          <table:table-cell table:style-name="Tabla11.A4" office:value-type="string">
            <text:p text:style-name="P11">FabricanteMotor</text:p>
          </table:table-cell>
          <table:table-cell table:style-name="Tabla11.B4" office:value-type="string">
            <text:p text:style-name="P11">Cadena de Caracteres, tamaño 15</text:p>
          </table:table-cell>
          <table:table-cell table:style-name="Tabla11.C4" office:value-type="string">
            <text:p text:style-name="P11">Honda, Yamaha o Ducati</text:p>
          </table:table-cell>
        </table:table-row>
        <table:table-row table:style-name="Tabla11.2">
          <table:table-cell table:style-name="Tabla11.A5" office:value-type="string">
            <text:p text:style-name="P11">Sede</text:p>
          </table:table-cell>
          <table:table-cell table:style-name="Tabla11.B5" office:value-type="string">
            <text:p text:style-name="P11">Cadena de Caracteres, tamaño 15</text:p>
          </table:table-cell>
          <table:table-cell table:style-name="Tabla11.C5" office:value-type="string">
            <text:p text:style-name="P11">Contiene Bélgica, Francia o Italia</text:p>
          </table:table-cell>
        </table:table-row>
      </table:table>
      <text:p text:style-name="P20"/>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19">RESULTADOS</text:p>
          </table:table-cell>
          <table:covered-table-cell/>
          <table:covered-table-cell/>
        </table:table-row>
        <table:table-row table:style-name="Tabla12.2">
          <table:table-cell table:style-name="Tabla12.A5" office:value-type="string">
            <text:p text:style-name="P14">NombreGP </text:p>
          </table:table-cell>
          <table:table-cell table:style-name="Tabla12.B5" office:value-type="string">
            <text:p text:style-name="P11">Cadena de Caracteres, tamaño 15</text:p>
          </table:table-cell>
          <table:table-cell table:style-name="Tabla12.C5" office:value-type="string">
            <text:p text:style-name="P11"/>
          </table:table-cell>
        </table:table-row>
        <table:table-row table:style-name="Tabla12.2">
          <table:table-cell table:style-name="Tabla12.A5" office:value-type="string">
            <text:p text:style-name="P14">Año </text:p>
          </table:table-cell>
          <table:table-cell table:style-name="Tabla12.B5" office:value-type="string">
            <text:p text:style-name="P11">Cadena de Caracteres, tamaño 4</text:p>
          </table:table-cell>
          <table:table-cell table:style-name="Tabla12.C5" office:value-type="string">
            <text:p text:style-name="P11"/>
          </table:table-cell>
        </table:table-row>
        <table:table-row table:style-name="Tabla12.2">
          <table:table-cell table:style-name="Tabla12.A5" office:value-type="string">
            <text:p text:style-name="P15">CodPiloto</text:p>
          </table:table-cell>
          <table:table-cell table:style-name="Tabla12.B5" office:value-type="string">
            <text:p text:style-name="P11">Cadena de Caracteres, tamaño 4</text:p>
          </table:table-cell>
          <table:table-cell table:style-name="Tabla12.C5" office:value-type="string">
            <text:p text:style-name="P11"/>
          </table:table-cell>
        </table:table-row>
        <table:table-row table:style-name="Tabla12.2">
          <table:table-cell table:style-name="Tabla12.A5" office:value-type="string">
            <text:p text:style-name="P11">Puesto</text:p>
          </table:table-cell>
          <table:table-cell table:style-name="Tabla12.B5" office:value-type="string">
            <text:p text:style-name="P11">Numérico hasta 99</text:p>
          </table:table-cell>
          <table:table-cell table:style-name="Tabla12.C5" office:value-type="string">
            <text:p text:style-name="P11"/>
          </table:table-cell>
        </table:table-row>
        <table:table-row table:style-name="Tabla12.2">
          <table:table-cell table:style-name="Tabla12.A6" office:value-type="string">
            <text:p text:style-name="P11">DistanciaGanador</text:p>
          </table:table-cell>
          <table:table-cell table:style-name="Tabla12.B6" office:value-type="string">
            <text:p text:style-name="P11">Cadena de Caracteres, tamaño 8</text:p>
          </table:table-cell>
          <table:table-cell table:style-name="Tabla12.C6" office:value-type="string">
            <text:p text:style-name="P11">Formato +mm:ss o 'Abandono' o NULL</text:p>
          </table:table-cell>
        </table:table-row>
      </table:table>
      <text:p text:style-name="P20"/>
      <text:p text:style-name="P20">Los campos que aparecen en negrita y subrayados forman la clave primaria de la tabla y los campos que aparecen en cursiva son claves ajenas, restricciones que deben considerarse al crear las tablas.</text:p>
      <text:p text:style-name="P20"/>
      <text:p text:style-name="P20">Inserta los registros a partir del script proporcionado por el profesor realizando las modificaciones necesarias (que debes incluir en el txt) en el tamaño de los campos pero sin cambiar los tipos de datos de los mismos.</text:p>
      <text:p text:style-name="P20"/>
      <text:p text:style-name="P20"><text:span text:style-name="T11">9</text:span>. Muestra el nombre de los pilotos que llegaron a más de <text:span text:style-name="T15">dos</text:span> segundos del ganador en la carrera en la que se recorrieron menos vueltas en el año 2010.</text:p>
      <text:p text:style-name="P20"/>
      <text:p text:style-name="P21">1<text:span text:style-name="T11">0</text:span>. Muestra el apellido (y solo el apellido) y el año del debut (solo el año) del piloto que ha ganado más grandes premios.</text:p>
      <text:p text:style-name="P22"/>
      <text:p text:style-name="P20">1<text:span text:style-name="T11">1</text:span>. Muestra el número de pilotos de cada escuderia, incluyendo las que no tengan ninguno.</text:p>
      <text:p text:style-name="P20"/>
      <text:p text:style-name="P20">1<text:span text:style-name="T11">2</text:span>. Crea una vista con los pilotos y sus correspondientes escuderías que hayan ganado más de una carrera celebrada a partir de las 1<text:span text:style-name="T9">4</text:span>:<text:span text:style-name="T15">15</text:span> horas en 2010, junto con el número de carreras ganadas.</text:p>
      <text:p text:style-name="P20"/>
      <text:p text:style-name="P20">1<text:span text:style-name="T11">3</text:span>. Borra los pilotos mayores de <text:span text:style-name="T9">25</text:span> años que no han subido al podium en 2011.</text:p>
      <text:p text:style-name="P20"/>
      <text:p text:style-name="P20"><text:soft-page-break/><text:span text:style-name="T10">14</text:span>. Muestra el nombre de los pilotos de las escuderias con sede en <text:span text:style-name="T15">Franci</text:span>a que hayan ganado más de una carrera.</text:p>
      <text:p text:style-name="P20"/>
      <text:p text:style-name="P20"><text:span text:style-name="T12">Anoche en una fiesta conociste a Bernie Ecclestone y le convenciste para gestionar la base de datos </text:span><text:span text:style-name="T4">ORACLE</text:span><text:span text:style-name="T13"> </text:span><text:span text:style-name="T12">de la Fórmula 1 enseñándole algunas sentencias SQL que decías que habías hecho tú.</text:span></text:p>
      <text:p text:style-name="P24"/>
      <text:p text:style-name="P24">Al día siguiente, Bernie, ya sobrio, decide ponerte a prueba planteándote algunas preguntas para ver si estás capacitado para el trabajo o eres un estafador que no tiene ni la menor idea de bases de datos.</text:p>
      <text:p text:style-name="P24"/>
      <text:p text:style-name="P20"><text:span text:style-name="T10">15</text:span>.- Partiendo del siguiente esquema relacional, crea las tablas correspondientes, teniendo en cuenta la descripción y las restricciones siguientes</text:p>
      <text:p text:style-name="P18"/>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9">PILOTOS</text:p>
          </table:table-cell>
          <table:covered-table-cell/>
          <table:covered-table-cell/>
        </table:table-row>
        <table:table-row table:style-name="Table2.2">
          <table:table-cell table:style-name="Table2.A5" office:value-type="string">
            <text:p text:style-name="P10">Código</text:p>
          </table:table-cell>
          <table:table-cell table:style-name="Table2.B5" office:value-type="string">
            <text:p text:style-name="P11">Cadena de caracteres, tamaño 3</text:p>
          </table:table-cell>
          <table:table-cell table:style-name="Table2.C5" office:value-type="string">
            <text:p text:style-name="P11"/>
          </table:table-cell>
        </table:table-row>
        <table:table-row table:style-name="Table2.2">
          <table:table-cell table:style-name="Table2.A5" office:value-type="string">
            <text:p text:style-name="P11">Nombre</text:p>
          </table:table-cell>
          <table:table-cell table:style-name="Table2.B5" office:value-type="string">
            <text:p text:style-name="P11">Cadena de caracteres, tamaño 15</text:p>
          </table:table-cell>
          <table:table-cell table:style-name="Table2.C5" office:value-type="string">
            <text:p text:style-name="P11">Iniciales en mayúsculas</text:p>
          </table:table-cell>
        </table:table-row>
        <table:table-row table:style-name="Table2.2">
          <table:table-cell table:style-name="Table2.A5" office:value-type="string">
            <text:p text:style-name="P11">Nacionalidad</text:p>
          </table:table-cell>
          <table:table-cell table:style-name="Table2.B5" office:value-type="string">
            <text:p text:style-name="P11">Cadena de caracteres, tamaño 15</text:p>
          </table:table-cell>
          <table:table-cell table:style-name="Table2.C5" office:value-type="string">
            <text:p text:style-name="P30">Brasileña, Española, Inglesa o Alemana</text:p>
          </table:table-cell>
        </table:table-row>
        <table:table-row table:style-name="Table2.2">
          <table:table-cell table:style-name="Table2.A5" office:value-type="string">
            <text:p text:style-name="P11">FechaNacimiento</text:p>
          </table:table-cell>
          <table:table-cell table:style-name="Table2.B5" office:value-type="string">
            <text:p text:style-name="P11">Fecha/Hora</text:p>
          </table:table-cell>
          <table:table-cell table:style-name="Table2.C5" office:value-type="string">
            <text:p text:style-name="P11"/>
          </table:table-cell>
        </table:table-row>
        <table:table-row table:style-name="Table2.2">
          <table:table-cell table:style-name="Table2.A7" office:value-type="string">
            <text:p text:style-name="P11">CarreraDebut</text:p>
          </table:table-cell>
          <table:table-cell table:style-name="Table2.B7" office:value-type="string">
            <text:p text:style-name="P11">Cadena de caracteres, tamaño 20</text:p>
          </table:table-cell>
          <table:table-cell table:style-name="Table2.C7" office:value-type="string">
            <text:p text:style-name="P11">Los cuatro últimos caracteres son el año y están entre 1990 y 2010.</text:p>
          </table:table-cell>
        </table:table-row>
        <table:table-row table:style-name="Table2.2">
          <table:table-cell table:style-name="Table2.A7" office:value-type="string">
            <text:p text:style-name="P13">NombreEscuderia</text:p>
          </table:table-cell>
          <table:table-cell table:style-name="Table2.B7" office:value-type="string">
            <text:p text:style-name="P11">Cadena de caracteres, tamaño 20</text:p>
          </table:table-cell>
          <table:table-cell table:style-name="Table2.C7" office:value-type="string">
            <text:p text:style-name="P11"/>
          </table:table-cell>
        </table:table-row>
      </table:table>
      <text:p text:style-name="P18"/>
      <table:table table:name="Table3" table:style-name="Table3">
        <table:table-column table:style-name="Table3.A" table:number-columns-repeated="2"/>
        <table:table-column table:style-name="Table3.C"/>
        <table:table-row table:style-name="Table3.1">
          <table:table-cell table:style-name="Table3.A1" table:number-columns-spanned="3" office:value-type="string">
            <text:p text:style-name="P19">CIRCUITOS</text:p>
          </table:table-cell>
          <table:covered-table-cell/>
          <table:covered-table-cell/>
        </table:table-row>
        <table:table-row table:style-name="Table3.2">
          <table:table-cell table:style-name="Table3.B6" office:value-type="string">
            <text:p text:style-name="P10">Nombre</text:p>
          </table:table-cell>
          <table:table-cell table:style-name="Table3.B6" office:value-type="string">
            <text:p text:style-name="P11">Cadena de Caracteres, tamaño 15</text:p>
          </table:table-cell>
          <table:table-cell table:style-name="Table3.C6" office:value-type="string">
            <text:p text:style-name="P11"/>
          </table:table-cell>
        </table:table-row>
        <table:table-row table:style-name="Table3.2">
          <table:table-cell table:style-name="Table3.B6" office:value-type="string">
            <text:p text:style-name="P11">País</text:p>
          </table:table-cell>
          <table:table-cell table:style-name="Table3.B6" office:value-type="string">
            <text:p text:style-name="P11">Cadena de Caracteres, tamaño 15</text:p>
          </table:table-cell>
          <table:table-cell table:style-name="Table3.C6" office:value-type="string">
            <text:p text:style-name="P11"/>
          </table:table-cell>
        </table:table-row>
        <table:table-row table:style-name="Table3.2">
          <table:table-cell table:style-name="Table3.B4" office:value-type="string">
            <text:p text:style-name="P11">Tipo</text:p>
          </table:table-cell>
          <table:table-cell table:style-name="Table3.B4" office:value-type="string">
            <text:p text:style-name="P11">Cadena de Caracteres, tamaño 15</text:p>
          </table:table-cell>
          <table:table-cell table:style-name="Table3.C4" office:value-type="string">
            <text:p text:style-name="P11"/>
          </table:table-cell>
        </table:table-row>
        <table:table-row table:style-name="Table3.2">
          <table:table-cell table:style-name="Table3.B6" office:value-type="string">
            <text:p text:style-name="P11">Longitud</text:p>
          </table:table-cell>
          <table:table-cell table:style-name="Table3.B6" office:value-type="string">
            <text:p text:style-name="P11">Numérico hasta 9999'9</text:p>
          </table:table-cell>
          <table:table-cell table:style-name="Table3.C6" office:value-type="string">
            <text:p text:style-name="P11">Mayor de 2400</text:p>
          </table:table-cell>
        </table:table-row>
        <table:table-row table:style-name="Table3.2">
          <table:table-cell table:style-name="Table3.B6" office:value-type="string">
            <text:p text:style-name="P11">Diseñador</text:p>
          </table:table-cell>
          <table:table-cell table:style-name="Table3.B6" office:value-type="string">
            <text:p text:style-name="P11">Cadena de Caracteres, tamaño 20</text:p>
          </table:table-cell>
          <table:table-cell table:style-name="Table3.C6" office:value-type="string">
            <text:p text:style-name="P11"/>
          </table:table-cell>
        </table:table-row>
      </table:table>
      <text:p text:style-name="P20"/>
      <table:table table:name="Table4" table:style-name="Table4">
        <table:table-column table:style-name="Table4.A" table:number-columns-repeated="2"/>
        <table:table-column table:style-name="Table4.C"/>
        <table:table-row table:style-name="Table4.1">
          <table:table-cell table:style-name="Table4.A1" table:number-columns-spanned="3" office:value-type="string">
            <text:p text:style-name="P19">CARRERAS</text:p>
          </table:table-cell>
          <table:covered-table-cell/>
          <table:covered-table-cell/>
        </table:table-row>
        <table:table-row table:style-name="Table4.2">
          <table:table-cell table:style-name="Table4.B4" office:value-type="string">
            <text:p text:style-name="P10">NombreGP</text:p>
          </table:table-cell>
          <table:table-cell table:style-name="Table4.B4" office:value-type="string">
            <text:p text:style-name="P11">Cadena de Caracteres, tamaño 15</text:p>
          </table:table-cell>
          <table:table-cell table:style-name="Table4.C4" office:value-type="string">
            <text:p text:style-name="P11"/>
          </table:table-cell>
        </table:table-row>
        <table:table-row table:style-name="Table4.2">
          <table:table-cell table:style-name="Table4.B4" office:value-type="string">
            <text:p text:style-name="P10">Año</text:p>
          </table:table-cell>
          <table:table-cell table:style-name="Table4.B4" office:value-type="string">
            <text:p text:style-name="P11">Cadena de Caracteres, tamaño 4</text:p>
          </table:table-cell>
          <table:table-cell table:style-name="Table4.C4" office:value-type="string">
            <text:p text:style-name="P11">Del siglo XXI</text:p>
          </table:table-cell>
        </table:table-row>
        <table:table-row table:style-name="Table4.2">
          <table:table-cell table:style-name="Table4.B4" office:value-type="string">
            <text:p text:style-name="P11">FechaHoraInicio</text:p>
          </table:table-cell>
          <table:table-cell table:style-name="Table4.B4" office:value-type="string">
            <text:p text:style-name="P11">Fecha/Hora</text:p>
          </table:table-cell>
          <table:table-cell table:style-name="Table4.C4" office:value-type="string">
            <text:p text:style-name="P11">De Marzo a Noviembre</text:p>
          </table:table-cell>
        </table:table-row>
        <table:table-row table:style-name="Table4.2">
          <table:table-cell table:style-name="Table4.B6" office:value-type="string">
            <text:p text:style-name="P11">NumVueltas</text:p>
          </table:table-cell>
          <table:table-cell table:style-name="Table4.B6" office:value-type="string">
            <text:p text:style-name="P11">Numérico hasta 99</text:p>
          </table:table-cell>
          <table:table-cell table:style-name="Table4.C6" office:value-type="string">
            <text:p text:style-name="P11"/>
          </table:table-cell>
        </table:table-row>
        <table:table-row table:style-name="Table4.2">
          <table:table-cell table:style-name="Table4.B6" office:value-type="string">
            <text:p text:style-name="P13">NombreCircuito</text:p>
          </table:table-cell>
          <table:table-cell table:style-name="Table4.B6" office:value-type="string">
            <text:p text:style-name="P11">Cadena de Caracteres, tamaño 15</text:p>
          </table:table-cell>
          <table:table-cell table:style-name="Table4.C6" office:value-type="string">
            <text:p text:style-name="P11"/>
          </table:table-cell>
        </table:table-row>
      </table:table>
      <text:p text:style-name="P20"/>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19">ESCUDERIAS</text:p>
          </table:table-cell>
          <table:covered-table-cell/>
          <table:covered-table-cell/>
        </table:table-row>
        <table:table-row table:style-name="Tabla1.2">
          <table:table-cell table:style-name="Tabla1.A4" office:value-type="string">
            <text:p text:style-name="P10">Nombre</text:p>
          </table:table-cell>
          <table:table-cell table:style-name="Tabla1.B4" office:value-type="string">
            <text:p text:style-name="P11">Cadena de Caracteres, tamaño 15</text:p>
          </table:table-cell>
          <table:table-cell table:style-name="Tabla1.C4" office:value-type="string">
            <text:p text:style-name="P11"/>
          </table:table-cell>
        </table:table-row>
        <table:table-row table:style-name="Tabla1.2">
          <table:table-cell table:style-name="Tabla1.A4" office:value-type="string">
            <text:p text:style-name="P16">Propietario</text:p>
          </table:table-cell>
          <table:table-cell table:style-name="Tabla1.B4" office:value-type="string">
            <text:p text:style-name="P11">Cadena de Caracteres, tamaño 15</text:p>
          </table:table-cell>
          <table:table-cell table:style-name="Tabla1.C4" office:value-type="string">
            <text:p text:style-name="P11"/>
          </table:table-cell>
        </table:table-row>
        <table:table-row table:style-name="Tabla1.2">
          <table:table-cell table:style-name="Tabla1.A4" office:value-type="string">
            <text:p text:style-name="P11">FabricanteMotor</text:p>
          </table:table-cell>
          <table:table-cell table:style-name="Tabla1.B4" office:value-type="string">
            <text:p text:style-name="P11">Cadena de Caracteres, tamaño 15</text:p>
          </table:table-cell>
          <table:table-cell table:style-name="Tabla1.C4" office:value-type="string">
            <text:p text:style-name="P11"/>
          </table:table-cell>
        </table:table-row>
        <table:table-row table:style-name="Tabla1.2">
          <table:table-cell table:style-name="Tabla1.A5" office:value-type="string">
            <text:p text:style-name="P11">Sede</text:p>
          </table:table-cell>
          <table:table-cell table:style-name="Tabla1.B5" office:value-type="string">
            <text:p text:style-name="P11">Cadena de Caracteres, tamaño 15</text:p>
          </table:table-cell>
          <table:table-cell table:style-name="Tabla1.C5" office:value-type="string">
            <text:p text:style-name="P11">Contiene Inglaterra, Alemania o Italia</text:p>
          </table:table-cell>
        </table:table-row>
      </table:table>
      <text:p text:style-name="P20"/>
      <table:table table:name="Tabla4" table:style-name="Tabla4">
        <table:table-column table:style-name="Tabla4.A" table:number-columns-repeated="2"/>
        <table:table-column table:style-name="Tabla4.C"/>
        <table:table-row table:style-name="Tabla4.1">
          <table:table-cell table:style-name="Tabla4.A1" table:number-columns-spanned="3" office:value-type="string">
            <text:p text:style-name="P19">RESULTADOS</text:p>
          </table:table-cell>
          <table:covered-table-cell/>
          <table:covered-table-cell/>
        </table:table-row>
        <table:table-row table:style-name="Tabla4.2">
          <table:table-cell table:style-name="Tabla4.B5" office:value-type="string">
            <text:p text:style-name="P14">NombreGP </text:p>
          </table:table-cell>
          <table:table-cell table:style-name="Tabla4.B5" office:value-type="string">
            <text:p text:style-name="P11">Cadena de Caracteres, tamaño 15</text:p>
          </table:table-cell>
          <table:table-cell table:style-name="Tabla4.C5" office:value-type="string">
            <text:p text:style-name="P11"/>
          </table:table-cell>
        </table:table-row>
        <table:table-row table:style-name="Tabla4.2">
          <table:table-cell table:style-name="Tabla4.B5" office:value-type="string">
            <text:p text:style-name="P14">Año </text:p>
          </table:table-cell>
          <table:table-cell table:style-name="Tabla4.B5" office:value-type="string">
            <text:p text:style-name="P11">Cadena de Caracteres, tamaño 4</text:p>
          </table:table-cell>
          <table:table-cell table:style-name="Tabla4.C5" office:value-type="string">
            <text:p text:style-name="P11"/>
          </table:table-cell>
        </table:table-row>
        <table:table-row table:style-name="Tabla4.2">
          <table:table-cell table:style-name="Tabla4.B5" office:value-type="string">
            <text:p text:style-name="P15">CodPiloto</text:p>
          </table:table-cell>
          <table:table-cell table:style-name="Tabla4.B5" office:value-type="string">
            <text:p text:style-name="P11">Cadena de Caracteres, tamaño 4</text:p>
          </table:table-cell>
          <table:table-cell table:style-name="Tabla4.C5" office:value-type="string">
            <text:p text:style-name="P11"/>
          </table:table-cell>
        </table:table-row>
        <table:table-row table:style-name="Tabla4.2">
          <table:table-cell table:style-name="Tabla4.B5" office:value-type="string">
            <text:p text:style-name="P11">Puesto</text:p>
          </table:table-cell>
          <table:table-cell table:style-name="Tabla4.B5" office:value-type="string">
            <text:p text:style-name="P11">Numérico hasta 99</text:p>
          </table:table-cell>
          <table:table-cell table:style-name="Tabla4.C5" office:value-type="string">
            <text:p text:style-name="P11"/>
          </table:table-cell>
        </table:table-row>
        <table:table-row table:style-name="Tabla4.2">
          <table:table-cell table:style-name="Tabla4.B6" office:value-type="string">
            <text:p text:style-name="P11">DistanciaGanador</text:p>
          </table:table-cell>
          <table:table-cell table:style-name="Tabla4.B6" office:value-type="string">
            <text:p text:style-name="P11">Cadena de Caracteres, tamaño 8</text:p>
          </table:table-cell>
          <table:table-cell table:style-name="Tabla4.C6" office:value-type="string">
            <text:p text:style-name="P11"/>
          </table:table-cell>
        </table:table-row>
      </table:table>
      <text:p text:style-name="P20"/>
      <text:p text:style-name="P20">Los campos que aparecen en negrita y subrayados forman la clave primaria de la tabla y los campos que aparecen en cursiva son claves ajenas, restricciones que deben considerarse al crear las tablas.</text:p>
      <text:p text:style-name="P20"/>
      <text:p text:style-name="P20">Inserta ahora los siguientes registros, realizando las modificaciones necesarias (que debes incluir en el txt) en el tamaño de los campos pero sin cambiar los tipos de datos de los mismos:</text:p>
      <text:p text:style-name="P20"/>
      <text:p text:style-name="P17">Pilotos: </text:p>
      <text:p text:style-name="P2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3">Código</text:p>
          </table:table-cell>
          <table:table-cell table:style-name="Table5.A1" office:value-type="string">
            <text:p text:style-name="P23">Nombre</text:p>
          </table:table-cell>
          <table:table-cell table:style-name="Table5.A1" office:value-type="string">
            <text:p text:style-name="P23">Nacionalidad</text:p>
          </table:table-cell>
          <table:table-cell table:style-name="Table5.A1" office:value-type="string">
            <text:p text:style-name="P23">FechaNacimiento</text:p>
          </table:table-cell>
          <table:table-cell table:style-name="Table5.A1" office:value-type="string">
            <text:p text:style-name="P23">CarreraDebut</text:p>
          </table:table-cell>
          <table:table-cell table:style-name="Table5.F1" office:value-type="string">
            <text:p text:style-name="P23">NombreEscuderia</text:p>
          </table:table-cell>
        </table:table-row>
        <table:table-row table:style-name="Table5.1">
          <table:table-cell table:style-name="Table5.A2" office:value-type="float" office:value="1">
            <text:p text:style-name="P12">1</text:p>
          </table:table-cell>
          <table:table-cell table:style-name="Table5.B7" office:value-type="string">
            <text:p text:style-name="P12">Fernando Alonso</text:p>
          </table:table-cell>
          <table:table-cell table:style-name="Table5.C7" office:value-type="string">
            <text:p text:style-name="P12">Española</text:p>
          </table:table-cell>
          <table:table-cell table:style-name="Table5.D2" office:value-type="date" office:date-value="1981-07-29">
            <text:p text:style-name="P12">29/07/81</text:p>
          </table:table-cell>
          <table:table-cell table:style-name="Table5.E7" office:value-type="string">
            <text:p text:style-name="P12">Australia 2001</text:p>
          </table:table-cell>
          <table:table-cell table:style-name="Table5.F7" office:value-type="string">
            <text:p text:style-name="P12">Ferrari</text:p>
          </table:table-cell>
        </table:table-row>
        <table:table-row table:style-name="Table5.1">
          <table:table-cell table:style-name="Table5.A3" office:value-type="float" office:value="2">
            <text:p text:style-name="P12">2</text:p>
          </table:table-cell>
          <table:table-cell table:style-name="Table5.B7" office:value-type="string">
            <text:p text:style-name="P12">Sebastian Vettel</text:p>
          </table:table-cell>
          <table:table-cell table:style-name="Table5.C7" office:value-type="string">
            <text:p text:style-name="P12">Alemana</text:p>
          </table:table-cell>
          <table:table-cell table:style-name="Table5.D3" office:value-type="date" office:date-value="1987-07-03">
            <text:p text:style-name="P12">03/07/87</text:p>
          </table:table-cell>
          <table:table-cell table:style-name="Table5.E7" office:value-type="string">
            <text:p text:style-name="P12">Estados Unidos 2007</text:p>
          </table:table-cell>
          <table:table-cell table:style-name="Table5.F7" office:value-type="string">
            <text:p text:style-name="P12">Red Bull</text:p>
          </table:table-cell>
        </table:table-row>
        <table:table-row table:style-name="Table5.1">
          <table:table-cell table:style-name="Table5.A4" office:value-type="float" office:value="3">
            <text:p text:style-name="P12">3</text:p>
          </table:table-cell>
          <table:table-cell table:style-name="Table5.B7" office:value-type="string">
            <text:p text:style-name="P12">Mark Webber</text:p>
          </table:table-cell>
          <table:table-cell table:style-name="Table5.C7" office:value-type="string">
            <text:p text:style-name="P12">Inglesa</text:p>
          </table:table-cell>
          <table:table-cell table:style-name="Table5.D4" office:value-type="date" office:date-value="1976-08-27">
            <text:p text:style-name="P12">27/08/76</text:p>
          </table:table-cell>
          <table:table-cell table:style-name="Table5.E7" office:value-type="string">
            <text:p text:style-name="P12">Australia 2002</text:p>
          </table:table-cell>
          <table:table-cell table:style-name="Table5.F7" office:value-type="string">
            <text:p text:style-name="P12">Red Bull</text:p>
          </table:table-cell>
        </table:table-row>
        <table:table-row table:style-name="Table5.1">
          <table:table-cell table:style-name="Table5.A5" office:value-type="float" office:value="4">
            <text:p text:style-name="P12">4</text:p>
          </table:table-cell>
          <table:table-cell table:style-name="Table5.B7" office:value-type="string">
            <text:p text:style-name="P12">Felipe Massa</text:p>
          </table:table-cell>
          <table:table-cell table:style-name="Table5.C7" office:value-type="string">
            <text:p text:style-name="P12">Brasileña</text:p>
          </table:table-cell>
          <table:table-cell table:style-name="Table5.D5" office:value-type="date" office:date-value="1981-04-25">
            <text:p text:style-name="P12">25/04/81</text:p>
          </table:table-cell>
          <table:table-cell table:style-name="Table5.E7" office:value-type="string">
            <text:p text:style-name="P12">Australia 2002</text:p>
          </table:table-cell>
          <table:table-cell table:style-name="Table5.F7" office:value-type="string">
            <text:p text:style-name="P12">Ferrari</text:p>
          </table:table-cell>
        </table:table-row>
        <table:table-row table:style-name="Table5.1">
          <table:table-cell table:style-name="Table5.A6" office:value-type="float" office:value="5">
            <text:p text:style-name="P12">5</text:p>
          </table:table-cell>
          <table:table-cell table:style-name="Table5.B7" office:value-type="string">
            <text:p text:style-name="P12">Michael Schumacher</text:p>
          </table:table-cell>
          <table:table-cell table:style-name="Table5.C7" office:value-type="string">
            <text:p text:style-name="P12">Alemana</text:p>
          </table:table-cell>
          <table:table-cell table:style-name="Table5.D6" office:value-type="date" office:date-value="1969-01-03">
            <text:p text:style-name="P12">03/01/69</text:p>
          </table:table-cell>
          <table:table-cell table:style-name="Table5.E7" office:value-type="string">
            <text:p text:style-name="P12">Belgica 1991</text:p>
          </table:table-cell>
          <table:table-cell table:style-name="Table5.F7" office:value-type="string">
            <text:p text:style-name="P12">Mercedes</text:p>
          </table:table-cell>
        </table:table-row>
        <table:table-row table:style-name="Table5.1">
          <table:table-cell table:style-name="Table5.A7" office:value-type="float" office:value="6">
            <text:p text:style-name="P12">6</text:p>
          </table:table-cell>
          <table:table-cell table:style-name="Table5.B7" office:value-type="string">
            <text:p text:style-name="P12">Lewis Hamilton</text:p>
          </table:table-cell>
          <table:table-cell table:style-name="Table5.C7" office:value-type="string">
            <text:p text:style-name="P12">Inglesa</text:p>
          </table:table-cell>
          <table:table-cell table:style-name="Table5.D7" office:value-type="date" office:date-value="1985-01-07">
            <text:p text:style-name="P12">07/01/85</text:p>
          </table:table-cell>
          <table:table-cell table:style-name="Table5.E7" office:value-type="string">
            <text:p text:style-name="P12">Australia 2007</text:p>
          </table:table-cell>
          <table:table-cell table:style-name="Table5.F7" office:value-type="string">
            <text:p text:style-name="P12">McLaren</text:p>
          </table:table-cell>
        </table:table-row>
      </table:table>
      <text:p text:style-name="P20"/>
      <text:p text:style-name="P17">Circuitos:</text:p>
      <text:p text:style-name="P20"/>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3">Nombre</text:p>
          </table:table-cell>
          <table:table-cell table:style-name="Table6.A1" office:value-type="string">
            <text:p text:style-name="P23">País</text:p>
          </table:table-cell>
          <table:table-cell table:style-name="Table6.A1" office:value-type="string">
            <text:p text:style-name="P23">Tipo</text:p>
          </table:table-cell>
          <table:table-cell table:style-name="Table6.A1" office:value-type="string">
            <text:p text:style-name="P23">Longitud</text:p>
          </table:table-cell>
          <table:table-cell table:style-name="Table6.E1" office:value-type="string">
            <text:p text:style-name="P23">Diseñador</text:p>
          </table:table-cell>
        </table:table-row>
        <table:table-row table:style-name="Table6.1">
          <table:table-cell table:style-name="Table6.A7" office:value-type="string">
            <text:p text:style-name="P11">Albert Park</text:p>
          </table:table-cell>
          <table:table-cell table:style-name="Table6.B7" office:value-type="string">
            <text:p text:style-name="P11">Australia</text:p>
          </table:table-cell>
          <table:table-cell table:style-name="Table6.C7" office:value-type="string">
            <text:p text:style-name="P11">Urbano</text:p>
          </table:table-cell>
          <table:table-cell table:style-name="Table6.D2" office:value-type="float" office:value="5300">
            <text:p text:style-name="P11">5300</text:p>
          </table:table-cell>
          <table:table-cell table:style-name="Table6.E7" office:value-type="string">
            <text:p text:style-name="P11"/>
          </table:table-cell>
        </table:table-row>
        <text:soft-page-break/>
        <table:table-row table:style-name="Table6.1">
          <table:table-cell table:style-name="Table6.A7" office:value-type="string">
            <text:p text:style-name="P11">Spa</text:p>
          </table:table-cell>
          <table:table-cell table:style-name="Table6.B7" office:value-type="string">
            <text:p text:style-name="P11">Bélgica</text:p>
          </table:table-cell>
          <table:table-cell table:style-name="Table6.C7" office:value-type="string">
            <text:p text:style-name="P11"/>
          </table:table-cell>
          <table:table-cell table:style-name="Table6.D3" office:value-type="float" office:value="7004">
            <text:p text:style-name="P11">7004</text:p>
          </table:table-cell>
          <table:table-cell table:style-name="Table6.E7" office:value-type="string">
            <text:p text:style-name="P11">Jules de Their</text:p>
          </table:table-cell>
        </table:table-row>
        <table:table-row table:style-name="Table6.1">
          <table:table-cell table:style-name="Table6.A7" office:value-type="string">
            <text:p text:style-name="P11">Indianápolis</text:p>
          </table:table-cell>
          <table:table-cell table:style-name="Table6.B7" office:value-type="string">
            <text:p text:style-name="P11">Estados Unidos</text:p>
          </table:table-cell>
          <table:table-cell table:style-name="Table6.C7" office:value-type="string">
            <text:p text:style-name="P11"/>
          </table:table-cell>
          <table:table-cell table:style-name="Table6.D4" office:value-type="float" office:value="4168">
            <text:p text:style-name="P11">4168</text:p>
          </table:table-cell>
          <table:table-cell table:style-name="Table6.E7" office:value-type="string">
            <text:p text:style-name="P11"/>
          </table:table-cell>
        </table:table-row>
        <table:table-row table:style-name="Table6.1">
          <table:table-cell table:style-name="Table6.A7" office:value-type="string">
            <text:p text:style-name="P11">Sepang</text:p>
          </table:table-cell>
          <table:table-cell table:style-name="Table6.B7" office:value-type="string">
            <text:p text:style-name="P11">Malasia</text:p>
          </table:table-cell>
          <table:table-cell table:style-name="Table6.C7" office:value-type="string">
            <text:p text:style-name="P11"/>
          </table:table-cell>
          <table:table-cell table:style-name="Table6.D5" office:value-type="float" office:value="5540">
            <text:p text:style-name="P11">5540</text:p>
          </table:table-cell>
          <table:table-cell table:style-name="Table6.E7" office:value-type="string">
            <text:p text:style-name="P11">Hermann Tilke</text:p>
          </table:table-cell>
        </table:table-row>
        <table:table-row table:style-name="Table6.1">
          <table:table-cell table:style-name="Table6.A7" office:value-type="string">
            <text:p text:style-name="P11">Montecarlo</text:p>
          </table:table-cell>
          <table:table-cell table:style-name="Table6.B7" office:value-type="string">
            <text:p text:style-name="P11">Mónaco</text:p>
          </table:table-cell>
          <table:table-cell table:style-name="Table6.C7" office:value-type="string">
            <text:p text:style-name="P11">Urbano</text:p>
          </table:table-cell>
          <table:table-cell table:style-name="Table6.D6" office:value-type="float" office:value="3340">
            <text:p text:style-name="P11">3340</text:p>
          </table:table-cell>
          <table:table-cell table:style-name="Table6.E7" office:value-type="string">
            <text:p text:style-name="P11"/>
          </table:table-cell>
        </table:table-row>
        <table:table-row table:style-name="Table6.1">
          <table:table-cell table:style-name="Table6.A7" office:value-type="string">
            <text:p text:style-name="P11">Interlagos</text:p>
          </table:table-cell>
          <table:table-cell table:style-name="Table6.B7" office:value-type="string">
            <text:p text:style-name="P11">Brasil</text:p>
          </table:table-cell>
          <table:table-cell table:style-name="Table6.C7" office:value-type="string">
            <text:p text:style-name="P11"/>
          </table:table-cell>
          <table:table-cell table:style-name="Table6.D7" office:value-type="float" office:value="4309">
            <text:p text:style-name="P11">4309</text:p>
          </table:table-cell>
          <table:table-cell table:style-name="Table6.E7" office:value-type="string">
            <text:p text:style-name="P11"/>
          </table:table-cell>
        </table:table-row>
      </table:table>
      <text:p text:style-name="P20"/>
      <text:p text:style-name="P17">Carreras:</text:p>
      <text:p text:style-name="P20"/>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3">NombreGP</text:p>
          </table:table-cell>
          <table:table-cell table:style-name="Table7.A1" office:value-type="string">
            <text:p text:style-name="P23">Año</text:p>
          </table:table-cell>
          <table:table-cell table:style-name="Table7.A1" office:value-type="string">
            <text:p text:style-name="P23">FechaHoraInicio</text:p>
          </table:table-cell>
          <table:table-cell table:style-name="Table7.A1" office:value-type="string">
            <text:p text:style-name="P23">NumVueltas</text:p>
          </table:table-cell>
          <table:table-cell table:style-name="Table7.E1" office:value-type="string">
            <text:p text:style-name="P23">NombreCircuito</text:p>
          </table:table-cell>
        </table:table-row>
        <table:table-row table:style-name="Table7.1">
          <table:table-cell table:style-name="Table7.A11" office:value-type="string">
            <text:p text:style-name="P12">GP de Australia</text:p>
          </table:table-cell>
          <table:table-cell table:style-name="Table7.B2" office:value-type="float" office:value="2010">
            <text:p text:style-name="P12">2010</text:p>
          </table:table-cell>
          <table:table-cell table:style-name="Table7.C2" office:value-type="date" office:date-value="2010-03-15T19:00:00">
            <text:p text:style-name="P12">15/03/10 19:00</text:p>
          </table:table-cell>
          <table:table-cell table:style-name="Table7.D2" office:value-type="float" office:value="68">
            <text:p text:style-name="P12">68</text:p>
          </table:table-cell>
          <table:table-cell table:style-name="Table7.E11" office:value-type="string">
            <text:p text:style-name="P12">Albert Park</text:p>
          </table:table-cell>
        </table:table-row>
        <table:table-row table:style-name="Table7.1">
          <table:table-cell table:style-name="Table7.A11" office:value-type="string">
            <text:p text:style-name="P12">GP de Europa</text:p>
          </table:table-cell>
          <table:table-cell table:style-name="Table7.B3" office:value-type="float" office:value="2010">
            <text:p text:style-name="P12">2010</text:p>
          </table:table-cell>
          <table:table-cell table:style-name="Table7.C3" office:value-type="date" office:date-value="2010-03-22T14:00:00">
            <text:p text:style-name="P12">22/03/10 14:00</text:p>
          </table:table-cell>
          <table:table-cell table:style-name="Table7.D3" office:value-type="float" office:value="46">
            <text:p text:style-name="P12">46</text:p>
          </table:table-cell>
          <table:table-cell table:style-name="Table7.E11" office:value-type="string">
            <text:p text:style-name="P12">Spa</text:p>
          </table:table-cell>
        </table:table-row>
        <table:table-row table:style-name="Table7.1">
          <table:table-cell table:style-name="Table7.A11" office:value-type="string">
            <text:p text:style-name="P12">GP de Estados Unidos</text:p>
          </table:table-cell>
          <table:table-cell table:style-name="Table7.B4" office:value-type="float" office:value="2010">
            <text:p text:style-name="P12">2010</text:p>
          </table:table-cell>
          <table:table-cell table:style-name="Table7.C4" office:value-type="date" office:date-value="2010-03-29T19:00:00">
            <text:p text:style-name="P12">29/03/10 19:00</text:p>
          </table:table-cell>
          <table:table-cell table:style-name="Table7.D4" office:value-type="float" office:value="70">
            <text:p text:style-name="P12">70</text:p>
          </table:table-cell>
          <table:table-cell table:style-name="Table7.E11" office:value-type="string">
            <text:p text:style-name="P12">Indianápolis</text:p>
          </table:table-cell>
        </table:table-row>
        <table:table-row table:style-name="Table7.1">
          <table:table-cell table:style-name="Table7.A11" office:value-type="string">
            <text:p text:style-name="P12">GP de Malasia</text:p>
          </table:table-cell>
          <table:table-cell table:style-name="Table7.B5" office:value-type="float" office:value="2010">
            <text:p text:style-name="P12">2010</text:p>
          </table:table-cell>
          <table:table-cell table:style-name="Table7.C5" office:value-type="date" office:date-value="2010-04-05T13:00:00">
            <text:p text:style-name="P12">05/04/10 13:00</text:p>
          </table:table-cell>
          <table:table-cell table:style-name="Table7.D5" office:value-type="float" office:value="53">
            <text:p text:style-name="P12">53</text:p>
          </table:table-cell>
          <table:table-cell table:style-name="Table7.E11" office:value-type="string">
            <text:p text:style-name="P12">Sepang</text:p>
          </table:table-cell>
        </table:table-row>
        <table:table-row table:style-name="Table7.1">
          <table:table-cell table:style-name="Table7.A11" office:value-type="string">
            <text:p text:style-name="P12">GP de Brasil</text:p>
          </table:table-cell>
          <table:table-cell table:style-name="Table7.B6" office:value-type="float" office:value="2010">
            <text:p text:style-name="P12">2010</text:p>
          </table:table-cell>
          <table:table-cell table:style-name="Table7.C6" office:value-type="date" office:date-value="2010-04-12T20:00:00">
            <text:p text:style-name="P12">12/04/10 20:00</text:p>
          </table:table-cell>
          <table:table-cell table:style-name="Table7.D6" office:value-type="float" office:value="64">
            <text:p text:style-name="P12">64</text:p>
          </table:table-cell>
          <table:table-cell table:style-name="Table7.E11" office:value-type="string">
            <text:p text:style-name="P12">Interlagos</text:p>
          </table:table-cell>
        </table:table-row>
        <table:table-row table:style-name="Table7.1">
          <table:table-cell table:style-name="Table7.A11" office:value-type="string">
            <text:p text:style-name="P12">GP de Australia</text:p>
          </table:table-cell>
          <table:table-cell table:style-name="Table7.B7" office:value-type="float" office:value="2011">
            <text:p text:style-name="P12">2011</text:p>
          </table:table-cell>
          <table:table-cell table:style-name="Table7.C7" office:value-type="date" office:date-value="2011-03-14T19:00:00">
            <text:p text:style-name="P12">14/03/11 19:00</text:p>
          </table:table-cell>
          <table:table-cell table:style-name="Table7.D7" office:value-type="float" office:value="69">
            <text:p text:style-name="P12">69</text:p>
          </table:table-cell>
          <table:table-cell table:style-name="Table7.E11" office:value-type="string">
            <text:p text:style-name="P12">Albert Park</text:p>
          </table:table-cell>
        </table:table-row>
        <table:table-row table:style-name="Table7.1">
          <table:table-cell table:style-name="Table7.A11" office:value-type="string">
            <text:p text:style-name="P12">GP de Europa</text:p>
          </table:table-cell>
          <table:table-cell table:style-name="Table7.B8" office:value-type="float" office:value="2011">
            <text:p text:style-name="P12">2011</text:p>
          </table:table-cell>
          <table:table-cell table:style-name="Table7.C8" office:value-type="date" office:date-value="2011-03-21T14:00:00">
            <text:p text:style-name="P12">21/03/11 14:00</text:p>
          </table:table-cell>
          <table:table-cell table:style-name="Table7.D8" office:value-type="float" office:value="63">
            <text:p text:style-name="P12">63</text:p>
          </table:table-cell>
          <table:table-cell table:style-name="Table7.E11" office:value-type="string">
            <text:p text:style-name="P12">Montecarlo</text:p>
          </table:table-cell>
        </table:table-row>
        <table:table-row table:style-name="Table7.1">
          <table:table-cell table:style-name="Table7.A11" office:value-type="string">
            <text:p text:style-name="P12">GP de Estados Unidos</text:p>
          </table:table-cell>
          <table:table-cell table:style-name="Table7.B9" office:value-type="float" office:value="2011">
            <text:p text:style-name="P12">2011</text:p>
          </table:table-cell>
          <table:table-cell table:style-name="Table7.C9" office:value-type="date" office:date-value="2011-03-28T19:00:00">
            <text:p text:style-name="P12">28/03/11 19:00</text:p>
          </table:table-cell>
          <table:table-cell table:style-name="Table7.D9" office:value-type="float" office:value="72">
            <text:p text:style-name="P12">72</text:p>
          </table:table-cell>
          <table:table-cell table:style-name="Table7.E11" office:value-type="string">
            <text:p text:style-name="P12">Indianápolis</text:p>
          </table:table-cell>
        </table:table-row>
        <table:table-row table:style-name="Table7.1">
          <table:table-cell table:style-name="Table7.A11" office:value-type="string">
            <text:p text:style-name="P12">GP de Malasia</text:p>
          </table:table-cell>
          <table:table-cell table:style-name="Table7.B10" office:value-type="float" office:value="2011">
            <text:p text:style-name="P12">2011</text:p>
          </table:table-cell>
          <table:table-cell table:style-name="Table7.C10" office:value-type="date" office:date-value="2011-04-04T13:00:00">
            <text:p text:style-name="P12">04/04/11 13:00</text:p>
          </table:table-cell>
          <table:table-cell table:style-name="Table7.D10" office:value-type="float" office:value="54">
            <text:p text:style-name="P12">54</text:p>
          </table:table-cell>
          <table:table-cell table:style-name="Table7.E11" office:value-type="string">
            <text:p text:style-name="P12">Sepang</text:p>
          </table:table-cell>
        </table:table-row>
        <table:table-row table:style-name="Table7.1">
          <table:table-cell table:style-name="Table7.A11" office:value-type="string">
            <text:p text:style-name="P12">GP de Brasil</text:p>
          </table:table-cell>
          <table:table-cell table:style-name="Table7.B11" office:value-type="float" office:value="2011">
            <text:p text:style-name="P12">2011</text:p>
          </table:table-cell>
          <table:table-cell table:style-name="Table7.C11" office:value-type="date" office:date-value="2011-04-11T20:45:00">
            <text:p text:style-name="P12">11/04/11 20:45</text:p>
          </table:table-cell>
          <table:table-cell table:style-name="Table7.D11" office:value-type="float" office:value="66">
            <text:p text:style-name="P12">66</text:p>
          </table:table-cell>
          <table:table-cell table:style-name="Table7.E11" office:value-type="string">
            <text:p text:style-name="P12">Interlagos</text:p>
          </table:table-cell>
        </table:table-row>
      </table:table>
      <text:p text:style-name="P20"/>
      <text:p text:style-name="P20"/>
      <text:p text:style-name="P17">Escuderías:</text:p>
      <text:p text:style-name="P20"/>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23">Nombre</text:p>
          </table:table-cell>
          <table:table-cell table:style-name="Tabla8.A1" office:value-type="string">
            <text:p text:style-name="P23">Propietario</text:p>
          </table:table-cell>
          <table:table-cell table:style-name="Tabla8.A1" office:value-type="string">
            <text:p text:style-name="P23">FabricanteMotor</text:p>
          </table:table-cell>
          <table:table-cell table:style-name="Tabla8.D1" office:value-type="string">
            <text:p text:style-name="P23">Sede</text:p>
          </table:table-cell>
        </table:table-row>
        <table:table-row table:style-name="Tabla8.1">
          <table:table-cell table:style-name="Tabla8.A6" office:value-type="string">
            <text:p text:style-name="P11">Ferrari</text:p>
          </table:table-cell>
          <table:table-cell table:style-name="Tabla8.B6" office:value-type="string">
            <text:p text:style-name="P11">Luca di Montezemolo</text:p>
          </table:table-cell>
          <table:table-cell table:style-name="Tabla8.C6" office:value-type="string">
            <text:p text:style-name="P11">Ferrari</text:p>
          </table:table-cell>
          <table:table-cell table:style-name="Tabla8.D6" office:value-type="string">
            <text:p text:style-name="P11">Maranello (Italia)</text:p>
          </table:table-cell>
        </table:table-row>
        <table:table-row table:style-name="Tabla8.1">
          <table:table-cell table:style-name="Tabla8.A6" office:value-type="string">
            <text:p text:style-name="P11">Red Bull</text:p>
          </table:table-cell>
          <table:table-cell table:style-name="Tabla8.B6" office:value-type="string">
            <text:p text:style-name="P11">Dietrich Mateschitz</text:p>
          </table:table-cell>
          <table:table-cell table:style-name="Tabla8.C6" office:value-type="string">
            <text:p text:style-name="P11">Red Bull</text:p>
          </table:table-cell>
          <table:table-cell table:style-name="Tabla8.D6" office:value-type="string">
            <text:p text:style-name="P11">Milton Keynes (Inglaterra)</text:p>
          </table:table-cell>
        </table:table-row>
        <table:table-row table:style-name="Tabla8.1">
          <table:table-cell table:style-name="Tabla8.A6" office:value-type="string">
            <text:p text:style-name="P11">Mercedes</text:p>
          </table:table-cell>
          <table:table-cell table:style-name="Tabla8.B6" office:value-type="string">
            <text:p text:style-name="P11">Mercedes Benz</text:p>
          </table:table-cell>
          <table:table-cell table:style-name="Tabla8.C6" office:value-type="string">
            <text:p text:style-name="P11">Mercedes</text:p>
          </table:table-cell>
          <table:table-cell table:style-name="Tabla8.D6" office:value-type="string">
            <text:p text:style-name="P11">Stuttgart (Alemania)</text:p>
          </table:table-cell>
        </table:table-row>
        <table:table-row table:style-name="Tabla8.1">
          <table:table-cell table:style-name="Tabla8.A6" office:value-type="string">
            <text:p text:style-name="P11">McLaren</text:p>
          </table:table-cell>
          <table:table-cell table:style-name="Tabla8.B6" office:value-type="string">
            <text:p text:style-name="P11">Bruce McLaren</text:p>
          </table:table-cell>
          <table:table-cell table:style-name="Tabla8.C6" office:value-type="string">
            <text:p text:style-name="P11">Mercedes</text:p>
          </table:table-cell>
          <table:table-cell table:style-name="Tabla8.D6" office:value-type="string">
            <text:p text:style-name="P11">Woking (Inglaterra)</text:p>
          </table:table-cell>
        </table:table-row>
        <table:table-row table:style-name="Tabla8.1">
          <table:table-cell table:style-name="Tabla8.A6" office:value-type="string">
            <text:p text:style-name="P11">Toro Rosso</text:p>
          </table:table-cell>
          <table:table-cell table:style-name="Tabla8.B6" office:value-type="string">
            <text:p text:style-name="P11">Dietrich Mateschitz</text:p>
          </table:table-cell>
          <table:table-cell table:style-name="Tabla8.C6" office:value-type="string">
            <text:p text:style-name="P11">Red Bull</text:p>
          </table:table-cell>
          <table:table-cell table:style-name="Tabla8.D6" office:value-type="string">
            <text:p text:style-name="P11">Faenza (Italia)</text:p>
          </table:table-cell>
        </table:table-row>
      </table:table>
      <text:p text:style-name="P20"/>
      <text:p text:style-name="P20"/>
      <text:p text:style-name="P17">Resultados:</text:p>
      <text:p text:style-name="P20"/>
      <text:p text:style-name="P20"/>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23">NombreGP</text:p>
          </table:table-cell>
          <table:table-cell table:style-name="Tabla9.A1" office:value-type="string">
            <text:p text:style-name="P23">Año</text:p>
          </table:table-cell>
          <table:table-cell table:style-name="Tabla9.A1" office:value-type="string">
            <text:p text:style-name="P23">CodigoPiloto</text:p>
          </table:table-cell>
          <table:table-cell table:style-name="Tabla9.A1" office:value-type="string">
            <text:p text:style-name="P23">Puesto</text:p>
          </table:table-cell>
          <table:table-cell table:style-name="Tabla9.E1" office:value-type="string">
            <text:p text:style-name="P23">DistanciaGanador</text:p>
          </table:table-cell>
        </table:table-row>
        <table:table-row table:style-name="Tabla9.1">
          <table:table-cell table:style-name="Tabla9.A26" office:value-type="string">
            <text:p text:style-name="P12">GP de Australia</text:p>
          </table:table-cell>
          <table:table-cell table:style-name="Tabla9.B2" office:value-type="float" office:value="2010">
            <text:p text:style-name="P12">2010</text:p>
          </table:table-cell>
          <table:table-cell table:style-name="Tabla9.C2" office:value-type="float" office:value="2">
            <text:p text:style-name="P12">2</text:p>
          </table:table-cell>
          <table:table-cell table:style-name="Tabla9.D2" office:value-type="float" office:value="1">
            <text:p text:style-name="P12">1</text:p>
          </table:table-cell>
          <table:table-cell table:style-name="Tabla9.E26" office:value-type="string">
            <text:p text:style-name="P12"/>
          </table:table-cell>
        </table:table-row>
        <table:table-row table:style-name="Tabla9.1">
          <table:table-cell table:style-name="Tabla9.A29" office:value-type="string">
            <text:p text:style-name="P12">GP de Australia</text:p>
          </table:table-cell>
          <table:table-cell table:style-name="Tabla9.B3" office:value-type="float" office:value="2010">
            <text:p text:style-name="P12">2010</text:p>
          </table:table-cell>
          <table:table-cell table:style-name="Tabla9.C3" office:value-type="float" office:value="3">
            <text:p text:style-name="P12">3</text:p>
          </table:table-cell>
          <table:table-cell table:style-name="Tabla9.D3" office:value-type="float" office:value="2">
            <text:p text:style-name="P12">2</text:p>
          </table:table-cell>
          <table:table-cell table:style-name="Tabla9.E29" office:value-type="string">
            <text:p text:style-name="P12">+00:12.33</text:p>
          </table:table-cell>
        </table:table-row>
        <table:table-row table:style-name="Tabla9.1">
          <table:table-cell table:style-name="Tabla9.A29" office:value-type="string">
            <text:p text:style-name="P12">GP de Australia</text:p>
          </table:table-cell>
          <table:table-cell table:style-name="Tabla9.B4" office:value-type="float" office:value="2010">
            <text:p text:style-name="P12">2010</text:p>
          </table:table-cell>
          <table:table-cell table:style-name="Tabla9.C4" office:value-type="float" office:value="1">
            <text:p text:style-name="P12">1</text:p>
          </table:table-cell>
          <table:table-cell table:style-name="Tabla9.D4" office:value-type="float" office:value="3">
            <text:p text:style-name="P12">3</text:p>
          </table:table-cell>
          <table:table-cell table:style-name="Tabla9.E29" office:value-type="string">
            <text:p text:style-name="P12">+00:23.52</text:p>
          </table:table-cell>
        </table:table-row>
        <table:table-row table:style-name="Tabla9.1">
          <table:table-cell table:style-name="Tabla9.A29" office:value-type="string">
            <text:p text:style-name="P12">GP de Australia</text:p>
          </table:table-cell>
          <table:table-cell table:style-name="Tabla9.B5" office:value-type="float" office:value="2010">
            <text:p text:style-name="P12">2010</text:p>
          </table:table-cell>
          <table:table-cell table:style-name="Tabla9.C5" office:value-type="float" office:value="4">
            <text:p text:style-name="P12">4</text:p>
          </table:table-cell>
          <table:table-cell table:style-name="Tabla9.D5" office:value-type="float" office:value="4">
            <text:p text:style-name="P12">4</text:p>
          </table:table-cell>
          <table:table-cell table:style-name="Tabla9.E29" office:value-type="string">
            <text:p text:style-name="P12">+01:02.05</text:p>
          </table:table-cell>
        </table:table-row>
        <table:table-row table:style-name="Tabla9.1">
          <table:table-cell table:style-name="Tabla9.A29" office:value-type="string">
            <text:p text:style-name="P12">GP de Australia</text:p>
          </table:table-cell>
          <table:table-cell table:style-name="Tabla9.B6" office:value-type="float" office:value="2010">
            <text:p text:style-name="P12">2010</text:p>
          </table:table-cell>
          <table:table-cell table:style-name="Tabla9.C6" office:value-type="float" office:value="5">
            <text:p text:style-name="P12">5</text:p>
          </table:table-cell>
          <table:table-cell table:style-name="Tabla9.D6" office:value-type="float" office:value="5">
            <text:p text:style-name="P12">5</text:p>
          </table:table-cell>
          <table:table-cell table:style-name="Tabla9.E29" office:value-type="string">
            <text:p text:style-name="P12">Abandono</text:p>
          </table:table-cell>
        </table:table-row>
        <table:table-row table:style-name="Tabla9.1">
          <table:table-cell table:style-name="Tabla9.A26" office:value-type="string">
            <text:p text:style-name="P12">GP de Europa</text:p>
          </table:table-cell>
          <table:table-cell table:style-name="Tabla9.B7" office:value-type="float" office:value="2010">
            <text:p text:style-name="P12">2010</text:p>
          </table:table-cell>
          <table:table-cell table:style-name="Tabla9.C7" office:value-type="float" office:value="1">
            <text:p text:style-name="P12">1</text:p>
          </table:table-cell>
          <table:table-cell table:style-name="Tabla9.D7" office:value-type="float" office:value="1">
            <text:p text:style-name="P12">1</text:p>
          </table:table-cell>
          <table:table-cell table:style-name="Tabla9.E26" office:value-type="string">
            <text:p text:style-name="P12"/>
          </table:table-cell>
        </table:table-row>
        <table:table-row table:style-name="Tabla9.1">
          <table:table-cell table:style-name="Tabla9.A29" office:value-type="string">
            <text:p text:style-name="P12">GP de Europa</text:p>
          </table:table-cell>
          <table:table-cell table:style-name="Tabla9.B8" office:value-type="float" office:value="2010">
            <text:p text:style-name="P12">2010</text:p>
          </table:table-cell>
          <table:table-cell table:style-name="Tabla9.C8" office:value-type="float" office:value="2">
            <text:p text:style-name="P12">2</text:p>
          </table:table-cell>
          <table:table-cell table:style-name="Tabla9.D8" office:value-type="float" office:value="2">
            <text:p text:style-name="P12">2</text:p>
          </table:table-cell>
          <table:table-cell table:style-name="Tabla9.E29" office:value-type="string">
            <text:p text:style-name="P12">+00:22.12</text:p>
          </table:table-cell>
        </table:table-row>
        <table:table-row table:style-name="Tabla9.1">
          <table:table-cell table:style-name="Tabla9.A29" office:value-type="string">
            <text:p text:style-name="P12">GP de Europa</text:p>
          </table:table-cell>
          <table:table-cell table:style-name="Tabla9.B9" office:value-type="float" office:value="2010">
            <text:p text:style-name="P12">2010</text:p>
          </table:table-cell>
          <table:table-cell table:style-name="Tabla9.C9" office:value-type="float" office:value="3">
            <text:p text:style-name="P12">3</text:p>
          </table:table-cell>
          <table:table-cell table:style-name="Tabla9.D9" office:value-type="float" office:value="3">
            <text:p text:style-name="P12">3</text:p>
          </table:table-cell>
          <table:table-cell table:style-name="Tabla9.E29" office:value-type="string">
            <text:p text:style-name="P12">+00:42.23</text:p>
          </table:table-cell>
        </table:table-row>
        <table:table-row table:style-name="Tabla9.1">
          <table:table-cell table:style-name="Tabla9.A29" office:value-type="string">
            <text:p text:style-name="P12">GP de Europa</text:p>
          </table:table-cell>
          <table:table-cell table:style-name="Tabla9.B10" office:value-type="float" office:value="2010">
            <text:p text:style-name="P12">2010</text:p>
          </table:table-cell>
          <table:table-cell table:style-name="Tabla9.C10" office:value-type="float" office:value="4">
            <text:p text:style-name="P12">4</text:p>
          </table:table-cell>
          <table:table-cell table:style-name="Tabla9.D10" office:value-type="float" office:value="4">
            <text:p text:style-name="P12">4</text:p>
          </table:table-cell>
          <table:table-cell table:style-name="Tabla9.E29" office:value-type="string">
            <text:p text:style-name="P12">Abandono</text:p>
          </table:table-cell>
        </table:table-row>
        <table:table-row table:style-name="Tabla9.1">
          <table:table-cell table:style-name="Tabla9.A26" office:value-type="string">
            <text:p text:style-name="P12">GP de Estados Unidos</text:p>
          </table:table-cell>
          <table:table-cell table:style-name="Tabla9.B11" office:value-type="float" office:value="2010">
            <text:p text:style-name="P12">2010</text:p>
          </table:table-cell>
          <table:table-cell table:style-name="Tabla9.C11" office:value-type="float" office:value="1">
            <text:p text:style-name="P12">1</text:p>
          </table:table-cell>
          <table:table-cell table:style-name="Tabla9.D11" office:value-type="float" office:value="1">
            <text:p text:style-name="P12">1</text:p>
          </table:table-cell>
          <table:table-cell table:style-name="Tabla9.E26" office:value-type="string">
            <text:p text:style-name="P12"/>
          </table:table-cell>
        </table:table-row>
        <table:table-row table:style-name="Tabla9.1">
          <table:table-cell table:style-name="Tabla9.A29" office:value-type="string">
            <text:p text:style-name="P12">GP de Estados Unidos</text:p>
          </table:table-cell>
          <table:table-cell table:style-name="Tabla9.B12" office:value-type="float" office:value="2010">
            <text:p text:style-name="P12">2010</text:p>
          </table:table-cell>
          <table:table-cell table:style-name="Tabla9.C12" office:value-type="float" office:value="3">
            <text:p text:style-name="P12">3</text:p>
          </table:table-cell>
          <table:table-cell table:style-name="Tabla9.D12" office:value-type="float" office:value="2">
            <text:p text:style-name="P12">2</text:p>
          </table:table-cell>
          <table:table-cell table:style-name="Tabla9.E29" office:value-type="string">
            <text:p text:style-name="P12">+00:03.31</text:p>
          </table:table-cell>
        </table:table-row>
        <table:table-row table:style-name="Tabla9.1">
          <table:table-cell table:style-name="Tabla9.A29" office:value-type="string">
            <text:p text:style-name="P12">GP de Estados Unidos</text:p>
          </table:table-cell>
          <table:table-cell table:style-name="Tabla9.B13" office:value-type="float" office:value="2010">
            <text:p text:style-name="P12">2010</text:p>
          </table:table-cell>
          <table:table-cell table:style-name="Tabla9.C13" office:value-type="float" office:value="5">
            <text:p text:style-name="P12">5</text:p>
          </table:table-cell>
          <table:table-cell table:style-name="Tabla9.D13" office:value-type="float" office:value="3">
            <text:p text:style-name="P12">3</text:p>
          </table:table-cell>
          <table:table-cell table:style-name="Tabla9.E29" office:value-type="string">
            <text:p text:style-name="P12">+12:12.33</text:p>
          </table:table-cell>
        </table:table-row>
        <table:table-row table:style-name="Tabla9.1">
          <table:table-cell table:style-name="Tabla9.A26" office:value-type="string">
            <text:p text:style-name="P12">GP de Malasia</text:p>
          </table:table-cell>
          <table:table-cell table:style-name="Tabla9.B14" office:value-type="float" office:value="2010">
            <text:p text:style-name="P12">2010</text:p>
          </table:table-cell>
          <table:table-cell table:style-name="Tabla9.C14" office:value-type="float" office:value="1">
            <text:p text:style-name="P12">1</text:p>
          </table:table-cell>
          <table:table-cell table:style-name="Tabla9.D14" office:value-type="float" office:value="1">
            <text:p text:style-name="P12">1</text:p>
          </table:table-cell>
          <table:table-cell table:style-name="Tabla9.E26" office:value-type="string">
            <text:p text:style-name="P12"/>
          </table:table-cell>
        </table:table-row>
        <table:table-row table:style-name="Tabla9.1">
          <table:table-cell table:style-name="Tabla9.A29" office:value-type="string">
            <text:p text:style-name="P12">GP de Malasia</text:p>
          </table:table-cell>
          <table:table-cell table:style-name="Tabla9.B15" office:value-type="float" office:value="2010">
            <text:p text:style-name="P12">2010</text:p>
          </table:table-cell>
          <table:table-cell table:style-name="Tabla9.C15" office:value-type="float" office:value="2">
            <text:p text:style-name="P12">2</text:p>
          </table:table-cell>
          <table:table-cell table:style-name="Tabla9.D15" office:value-type="float" office:value="2">
            <text:p text:style-name="P12">2</text:p>
          </table:table-cell>
          <table:table-cell table:style-name="Tabla9.E29" office:value-type="string">
            <text:p text:style-name="P12">+01:12.12</text:p>
          </table:table-cell>
        </table:table-row>
        <table:table-row table:style-name="Tabla9.1">
          <table:table-cell table:style-name="Tabla9.A29" office:value-type="string">
            <text:p text:style-name="P12">GP de Malasia</text:p>
          </table:table-cell>
          <table:table-cell table:style-name="Tabla9.B16" office:value-type="float" office:value="2010">
            <text:p text:style-name="P12">2010</text:p>
          </table:table-cell>
          <table:table-cell table:style-name="Tabla9.C16" office:value-type="float" office:value="3">
            <text:p text:style-name="P12">3</text:p>
          </table:table-cell>
          <table:table-cell table:style-name="Tabla9.D16" office:value-type="float" office:value="3">
            <text:p text:style-name="P12">3</text:p>
          </table:table-cell>
          <table:table-cell table:style-name="Tabla9.E29" office:value-type="string">
            <text:p text:style-name="P12">+01:14.39</text:p>
          </table:table-cell>
        </table:table-row>
        <table:table-row table:style-name="Tabla9.1">
          <table:table-cell table:style-name="Tabla9.A29" office:value-type="string">
            <text:p text:style-name="P12">GP de Malasia</text:p>
          </table:table-cell>
          <table:table-cell table:style-name="Tabla9.B17" office:value-type="float" office:value="2010">
            <text:p text:style-name="P12">2010</text:p>
          </table:table-cell>
          <table:table-cell table:style-name="Tabla9.C17" office:value-type="float" office:value="4">
            <text:p text:style-name="P12">4</text:p>
          </table:table-cell>
          <table:table-cell table:style-name="Tabla9.D17" office:value-type="float" office:value="4">
            <text:p text:style-name="P12">4</text:p>
          </table:table-cell>
          <table:table-cell table:style-name="Tabla9.E29" office:value-type="string">
            <text:p text:style-name="P12">Abandono</text:p>
          </table:table-cell>
        </table:table-row>
        <table:table-row table:style-name="Tabla9.1">
          <table:table-cell table:style-name="Tabla9.A29" office:value-type="string">
            <text:p text:style-name="P12">GP de Malasia</text:p>
          </table:table-cell>
          <table:table-cell table:style-name="Tabla9.B18" office:value-type="float" office:value="2010">
            <text:p text:style-name="P12">2010</text:p>
          </table:table-cell>
          <table:table-cell table:style-name="Tabla9.C18" office:value-type="float" office:value="6">
            <text:p text:style-name="P12">6</text:p>
          </table:table-cell>
          <table:table-cell table:style-name="Tabla9.D18" office:value-type="float" office:value="5">
            <text:p text:style-name="P12">5</text:p>
          </table:table-cell>
          <table:table-cell table:style-name="Tabla9.E29" office:value-type="string">
            <text:p text:style-name="P12">Abandono</text:p>
          </table:table-cell>
        </table:table-row>
        <table:table-row table:style-name="Tabla9.1">
          <table:table-cell table:style-name="Tabla9.A26" office:value-type="string">
            <text:p text:style-name="P12">GP de Brasil</text:p>
          </table:table-cell>
          <table:table-cell table:style-name="Tabla9.B19" office:value-type="float" office:value="2011">
            <text:p text:style-name="P12">2011</text:p>
          </table:table-cell>
          <table:table-cell table:style-name="Tabla9.C19" office:value-type="float" office:value="2">
            <text:p text:style-name="P12">2</text:p>
          </table:table-cell>
          <table:table-cell table:style-name="Tabla9.D19" office:value-type="float" office:value="1">
            <text:p text:style-name="P12">1</text:p>
          </table:table-cell>
          <table:table-cell table:style-name="Tabla9.E26" office:value-type="string">
            <text:p text:style-name="P12"/>
          </table:table-cell>
        </table:table-row>
        <table:table-row table:style-name="Tabla9.1">
          <table:table-cell table:style-name="Tabla9.A29" office:value-type="string">
            <text:p text:style-name="P12">GP de Brasil</text:p>
          </table:table-cell>
          <table:table-cell table:style-name="Tabla9.B20" office:value-type="float" office:value="2011">
            <text:p text:style-name="P12">2011</text:p>
          </table:table-cell>
          <table:table-cell table:style-name="Tabla9.C20" office:value-type="float" office:value="1">
            <text:p text:style-name="P12">1</text:p>
          </table:table-cell>
          <table:table-cell table:style-name="Tabla9.D20" office:value-type="float" office:value="2">
            <text:p text:style-name="P12">2</text:p>
          </table:table-cell>
          <table:table-cell table:style-name="Tabla9.E29" office:value-type="string">
            <text:p text:style-name="P12">+00:02.12</text:p>
          </table:table-cell>
        </table:table-row>
        <table:table-row table:style-name="Tabla9.1">
          <table:table-cell table:style-name="Tabla9.A29" office:value-type="string">
            <text:p text:style-name="P12">GP de Brasil</text:p>
          </table:table-cell>
          <table:table-cell table:style-name="Tabla9.B21" office:value-type="float" office:value="2011">
            <text:p text:style-name="P12">2011</text:p>
          </table:table-cell>
          <table:table-cell table:style-name="Tabla9.C21" office:value-type="float" office:value="3">
            <text:p text:style-name="P12">3</text:p>
          </table:table-cell>
          <table:table-cell table:style-name="Tabla9.D21" office:value-type="float" office:value="3">
            <text:p text:style-name="P12">3</text:p>
          </table:table-cell>
          <table:table-cell table:style-name="Tabla9.E29" office:value-type="string">
            <text:p text:style-name="P12">+00:12.23</text:p>
          </table:table-cell>
        </table:table-row>
        <table:table-row table:style-name="Tabla9.1">
          <table:table-cell table:style-name="Tabla9.A26" office:value-type="string">
            <text:p text:style-name="P12">GP de Australia</text:p>
          </table:table-cell>
          <table:table-cell table:style-name="Tabla9.B22" office:value-type="float" office:value="2011">
            <text:p text:style-name="P12">2011</text:p>
          </table:table-cell>
          <table:table-cell table:style-name="Tabla9.C22" office:value-type="float" office:value="3">
            <text:p text:style-name="P12">3</text:p>
          </table:table-cell>
          <table:table-cell table:style-name="Tabla9.D22" office:value-type="float" office:value="1">
            <text:p text:style-name="P12">1</text:p>
          </table:table-cell>
          <table:table-cell table:style-name="Tabla9.E26" office:value-type="string">
            <text:p text:style-name="P12"/>
          </table:table-cell>
        </table:table-row>
        <table:table-row table:style-name="Tabla9.1">
          <table:table-cell table:style-name="Tabla9.A29" office:value-type="string">
            <text:p text:style-name="P12">GP de Australia</text:p>
          </table:table-cell>
          <table:table-cell table:style-name="Tabla9.B23" office:value-type="float" office:value="2011">
            <text:p text:style-name="P12">2011</text:p>
          </table:table-cell>
          <table:table-cell table:style-name="Tabla9.C23" office:value-type="float" office:value="2">
            <text:p text:style-name="P12">2</text:p>
          </table:table-cell>
          <table:table-cell table:style-name="Tabla9.D23" office:value-type="float" office:value="2">
            <text:p text:style-name="P12">2</text:p>
          </table:table-cell>
          <table:table-cell table:style-name="Tabla9.E29" office:value-type="string">
            <text:p text:style-name="P12">+00:01.23</text:p>
          </table:table-cell>
        </table:table-row>
        <table:table-row table:style-name="Tabla9.1">
          <table:table-cell table:style-name="Tabla9.A29" office:value-type="string">
            <text:p text:style-name="P12">GP de Australia</text:p>
          </table:table-cell>
          <table:table-cell table:style-name="Tabla9.B24" office:value-type="float" office:value="2011">
            <text:p text:style-name="P12">2011</text:p>
          </table:table-cell>
          <table:table-cell table:style-name="Tabla9.C24" office:value-type="float" office:value="4">
            <text:p text:style-name="P12">4</text:p>
          </table:table-cell>
          <table:table-cell table:style-name="Tabla9.D24" office:value-type="float" office:value="3">
            <text:p text:style-name="P12">3</text:p>
          </table:table-cell>
          <table:table-cell table:style-name="Tabla9.E29" office:value-type="string">
            <text:p text:style-name="P12">+01:01.22</text:p>
          </table:table-cell>
        </table:table-row>
        <table:table-row table:style-name="Tabla9.1">
          <table:table-cell table:style-name="Tabla9.A29" office:value-type="string">
            <text:p text:style-name="P12">GP de Australia</text:p>
          </table:table-cell>
          <table:table-cell table:style-name="Tabla9.B25" office:value-type="float" office:value="2011">
            <text:p text:style-name="P12">2011</text:p>
          </table:table-cell>
          <table:table-cell table:style-name="Tabla9.C25" office:value-type="float" office:value="5">
            <text:p text:style-name="P12">5</text:p>
          </table:table-cell>
          <table:table-cell table:style-name="Tabla9.D25" office:value-type="float" office:value="4">
            <text:p text:style-name="P12">4</text:p>
          </table:table-cell>
          <table:table-cell table:style-name="Tabla9.E29" office:value-type="string">
            <text:p text:style-name="P12">Abandono</text:p>
          </table:table-cell>
        </table:table-row>
        <table:table-row table:style-name="Tabla9.1">
          <table:table-cell table:style-name="Tabla9.A26" office:value-type="string">
            <text:p text:style-name="P12">GP de Europa</text:p>
          </table:table-cell>
          <table:table-cell table:style-name="Tabla9.B26" office:value-type="float" office:value="2011">
            <text:p text:style-name="P12">2011</text:p>
          </table:table-cell>
          <table:table-cell table:style-name="Tabla9.C26" office:value-type="float" office:value="2">
            <text:p text:style-name="P12">2</text:p>
          </table:table-cell>
          <table:table-cell table:style-name="Tabla9.D26" office:value-type="float" office:value="1">
            <text:p text:style-name="P12">1</text:p>
          </table:table-cell>
          <table:table-cell table:style-name="Tabla9.E26" office:value-type="string">
            <text:p text:style-name="P12"/>
          </table:table-cell>
        </table:table-row>
        <table:table-row table:style-name="Tabla9.1">
          <table:table-cell table:style-name="Tabla9.A29" office:value-type="string">
            <text:p text:style-name="P12">GP de Europa</text:p>
          </table:table-cell>
          <table:table-cell table:style-name="Tabla9.B27" office:value-type="float" office:value="2011">
            <text:p text:style-name="P12">2011</text:p>
          </table:table-cell>
          <table:table-cell table:style-name="Tabla9.C27" office:value-type="float" office:value="1">
            <text:p text:style-name="P12">1</text:p>
          </table:table-cell>
          <table:table-cell table:style-name="Tabla9.D27" office:value-type="float" office:value="2">
            <text:p text:style-name="P12">2</text:p>
          </table:table-cell>
          <table:table-cell table:style-name="Tabla9.E29" office:value-type="string">
            <text:p text:style-name="P12">+00:06.12</text:p>
          </table:table-cell>
        </table:table-row>
        <table:table-row table:style-name="Tabla9.1">
          <table:table-cell table:style-name="Tabla9.A29" office:value-type="string">
            <text:p text:style-name="P12">GP de Europa</text:p>
          </table:table-cell>
          <table:table-cell table:style-name="Tabla9.B28" office:value-type="float" office:value="2011">
            <text:p text:style-name="P12">2011</text:p>
          </table:table-cell>
          <table:table-cell table:style-name="Tabla9.C28" office:value-type="float" office:value="3">
            <text:p text:style-name="P12">3</text:p>
          </table:table-cell>
          <table:table-cell table:style-name="Tabla9.D28" office:value-type="float" office:value="3">
            <text:p text:style-name="P12">3</text:p>
          </table:table-cell>
          <table:table-cell table:style-name="Tabla9.E29" office:value-type="string">
            <text:p text:style-name="P12">+00:09.20</text:p>
          </table:table-cell>
        </table:table-row>
        <table:table-row table:style-name="Tabla9.1">
          <table:table-cell table:style-name="Tabla9.A29" office:value-type="string">
            <text:p text:style-name="P12">GP de Europa</text:p>
          </table:table-cell>
          <table:table-cell table:style-name="Tabla9.B29" office:value-type="float" office:value="2011">
            <text:p text:style-name="P12">2011</text:p>
          </table:table-cell>
          <table:table-cell table:style-name="Tabla9.C29" office:value-type="float" office:value="6">
            <text:p text:style-name="P12">6</text:p>
          </table:table-cell>
          <table:table-cell table:style-name="Tabla9.D29" office:value-type="float" office:value="4">
            <text:p text:style-name="P12">4</text:p>
          </table:table-cell>
          <table:table-cell table:style-name="Tabla9.E29" office:value-type="string">
            <text:p text:style-name="P12">Abandono</text:p>
          </table:table-cell>
        </table:table-row>
      </table:table>
      <text:p text:style-name="P20"/>
      <text:list xml:id="list3426673921186224276" text:style-name="L1">
        <text:list-header>
          <text:p text:style-name="P37"><text:span text:style-name="T6">1</text:span><text:span text:style-name="T7">6</text:span><text:span text:style-name="T5">. Añade las restricciones siguientes, </text:span><text:span text:style-name="T8">una vez creadas las tablas e insertados los registros</text:span><text:span text:style-name="T5">:</text:span></text:p>
        </text:list-header>
      </text:list>
      <text:p text:style-name="P20"/>
      <text:list xml:id="list4878468644161967108" text:style-name="WW8Num3">
        <text:list-item>
          <text:p text:style-name="P34">Distancia al Ganador: Formato '+mm:ss.cc' (siendo mm&lt;10) o Abandono o campo vacío.</text:p>
        </text:list-item>
        <text:list-item>
          <text:p text:style-name="P34">FechaHoraInicio: De las 13:00 a las 21:30.</text:p>
        </text:list-item>
        <text:list-item>
          <text:p text:style-name="P34">Nombre del Piloto: Obligatorio.</text:p>
        </text:list-item>
        <text:list-item>
          <text:p text:style-name="P34"><text:soft-page-break/>No hay más de un circuito en el mismo país.</text:p>
        </text:list-item>
        <text:list-item>
          <text:p text:style-name="P34">Tipo: Urbano o campo vacío.</text:p>
        </text:list-item>
        <text:list-item>
          <text:p text:style-name="P34">Deshabilita temporalmente la restricción referente a la sede de la escudería.</text:p>
          <text:p text:style-name="P34"/>
        </text:list-item>
      </text:list>
      <text:p text:style-name="P20"/>
      <text:list xml:id="list3474608220188787601" text:style-name="L2">
        <text:list-header>
          <text:p text:style-name="P38"><text:span text:style-name="T11">17</text:span>. Inserta un piloto siguiendo el orden de los códigos. Se llama Jenson Button, corre en la escudería que ha ganado más carreras en 201<text:span text:style-name="T14">0</text:span>. Es de la misma nacionalidad que su compañero de equipo y debutó el mismo año que Fernando Alonso y en la carrera que se celebra en el circuito más corto de todos. Nació el 19 de enero de 1980.</text:p>
          <text:p text:style-name="P35"/>
          <text:p text:style-name="P38"><text:span text:style-name="T11">18</text:span>. Muestra el nombre de los pilotos que llegaron a menos de un minuto del ganador en la carrera en la que se recorrió más distancia en el año 201<text:span text:style-name="T14">1</text:span>.</text:p>
        </text:list-header>
      </text:list>
      <text:p text:style-name="P20"/>
      <text:list xml:id="list114617203246738" text:continue-numbering="true" text:style-name="L2">
        <text:list-header>
          <text:p text:style-name="P38"><text:span text:style-name="T11">19</text:span>. Muestra los nombres del piloto que debuto antes de entre todos los pilotos que han subido a todos los escalones del podium a lo largo del año 201<text:span text:style-name="T14">1</text:span>.</text:p>
        </text:list-header>
      </text:list>
      <text:p text:style-name="P31"/>
      <text:list xml:id="list114618619552138" text:continue-numbering="true" text:style-name="L2">
        <text:list-header>
          <text:p text:style-name="P38"><text:span text:style-name="T10">20</text:span>. Muestra los pilotos que han ganado en todos los circuitos en los que ha ganado el piloto más joven de toda la parrilla.</text:p>
        </text:list-header>
      </text:list>
      <text:p text:style-name="P20"/>
      <text:p text:style-name="P25">Script:</text:p>
      <text:p text:style-name="P1"/>
      <text:p text:style-name="P27"><text:bookmark text:name="code"/>// Insertamos cofradias</text:p>
      <text:p text:style-name="Preformatted_20_Text"/>
      <text:p text:style-name="Preformatted_20_Text">insert into cofradias(codigo, nombrecorto, nombrereal, sedesocial, sedecanonica, anyofundacion, diaprocesion, numhermanos, hermanomayor)</text:p>
      <text:p text:style-name="Preformatted_20_Text">values( 01,</text:p>
      <text:p text:style-name="Preformatted_20_Text"><text:s text:c="8"/>'La Borriquita',</text:p>
      <text:p text:style-name="Preformatted_20_Text"><text:s text:c="8"/>'REAL HERMANDAD DE NUESTRO PADRE JESÚS EN SU SAGRADA ENTRADA EN JERUSALEM Y MARÍA STMA. DE LA ESTRELLA',</text:p>
      <text:p text:style-name="Preformatted_20_Text"><text:s text:c="8"/>'c/ Melliza, 12',</text:p>
      <text:p text:style-name="Preformatted_20_Text"><text:s text:c="8"/>'Parroquia Santa María Magdalena',</text:p>
      <text:p text:style-name="Preformatted_20_Text"><text:s text:c="8"/>1953,</text:p>
      <text:p text:style-name="Preformatted_20_Text"><text:s text:c="8"/>'Domingo de Ramos',</text:p>
      <text:p text:style-name="Preformatted_20_Text"><text:s text:c="8"/>1050,</text:p>
      <text:p text:style-name="Preformatted_20_Text"><text:s text:c="8"/>'D. Alejandro Jurado Mejías');</text:p>
      <text:p text:style-name="Preformatted_20_Text"/>
      <text:p text:style-name="Preformatted_20_Text">insert into cofradias(codigo, nombrecorto, nombrereal, sedesocial, sedecanonica, anyofundacion, diaprocesion, numhermanos, hermanomayor)</text:p>
      <text:p text:style-name="Preformatted_20_Text">values( 02,</text:p>
      <text:p text:style-name="Preformatted_20_Text"><text:s text:c="8"/>'El Cautivo',</text:p>
      <text:p text:style-name="Preformatted_20_Text"><text:s text:c="8"/>'REAL HERMANDAD DEL SANTÍSIMO SACRAMENTO, NUESTRO PADRE JESÚS CAUTIVO Y MARÍA SANTÍSIMA DE LA ESPERANZA',</text:p>
      <text:p text:style-name="Preformatted_20_Text"><text:s text:c="8"/>'c/ Hispalis, 7',</text:p>
      <text:p text:style-name="Preformatted_20_Text"><text:s text:c="8"/>'Parroquia Ntra. Sra. del Rocío',</text:p>
      <text:p text:style-name="Preformatted_20_Text"><text:s text:c="8"/>1939,</text:p>
      <text:p text:style-name="Preformatted_20_Text"><text:s text:c="8"/>'Domingo de Ramos',</text:p>
      <text:p text:style-name="Preformatted_20_Text"><text:s text:c="8"/>1370,</text:p>
      <text:p text:style-name="Preformatted_20_Text"><text:s text:c="8"/>'D. Miguel Angel Jiménez Barbero');</text:p>
      <text:p text:style-name="Preformatted_20_Text"/>
      <text:p text:style-name="Preformatted_20_Text">insert into cofradias(codigo, nombrecorto, nombrereal, sedesocial, sedecanonica, anyofundacion, diaprocesion, numhermanos, hermanomayor)</text:p>
      <text:p text:style-name="Preformatted_20_Text">values( 03,</text:p>
      <text:p text:style-name="Preformatted_20_Text"><text:s text:c="8"/>'Amor Y Sacrificio',</text:p>
      <text:p text:style-name="Preformatted_20_Text"><text:s text:c="8"/>'HERMANDAD DE LA SANTA CRUZ DE NUESTRO SEÑOR JESUCRISTO Y COFRADÍA DE NAZARENOS DE NUESTRO PADRE JESÚS EN LA PRESENTACIÓN AL PUEBLO, NUESTRA SEÑORA DEL AMOR Y SACRIFICIO Y SAN JOSÉ',</text:p>
      <text:p text:style-name="Preformatted_20_Text"><text:s text:c="8"/>'c/ Gustavo Bacarisas, 10',</text:p>
      <text:p text:style-name="Preformatted_20_Text"><text:s text:c="8"/>'Capilla de la Santa Cruz',</text:p>
      <text:p text:style-name="Preformatted_20_Text"><text:s text:c="8"/>1980,</text:p>
      <text:p text:style-name="Preformatted_20_Text"><text:s text:c="8"/>'Lunes Santo',</text:p>
      <text:p text:style-name="Preformatted_20_Text"><text:s text:c="8"/>1385,</text:p>
      <text:p text:style-name="Preformatted_20_Text"><text:s text:c="8"/>'D. Juan José Rodriguez Rubio');</text:p>
      <text:p text:style-name="Preformatted_20_Text"/>
      <text:p text:style-name="Preformatted_20_Text">insert into cofradias(codigo, nombrecorto, nombrereal, sedesocial, sedecanonica, anyofundacion, diaprocesion, numhermanos, hermanomayor)</text:p>
      <text:p text:style-name="Preformatted_20_Text">values( 04,</text:p>
      <text:p text:style-name="Preformatted_20_Text"><text:s text:c="8"/>'Pasión',</text:p>
      <text:p text:style-name="Preformatted_20_Text"><text:s text:c="8"/>'REAL E ILUSTRE HERMANDAD Y COFRADÍA DE NAZARENOS DE NTRO. PADRE JESÚS DE LA PASIÓN Y NTRA. MADRE Y SEÑORA DEL AMPARO',</text:p>
      <text:p text:style-name="Preformatted_20_Text"><text:s text:c="8"/>'Plaza de las Carmelitas, s/n',</text:p>
      <text:p text:style-name="Preformatted_20_Text"><text:s text:c="8"/>'Parroquia Ntro. Padre Jesús de la Pasión',</text:p>
      <text:p text:style-name="Preformatted_20_Text"><text:s text:c="8"/>1980,</text:p>
      <text:p text:style-name="Preformatted_20_Text"><text:s text:c="8"/>'Martes Santo',</text:p>
      <text:p text:style-name="Preformatted_20_Text"><text:s text:c="8"/>984,</text:p>
      <text:p text:style-name="Preformatted_20_Text"><text:s text:c="8"/>'D. Jose Manuel Zamora Ruiz');</text:p>
      <text:p text:style-name="Preformatted_20_Text"/>
      <text:p text:style-name="Preformatted_20_Text">insert into cofradias(codigo, nombrecorto, nombrereal, sedesocial, sedecanonica, anyofundacion, diaprocesion, numhermanos, hermanomayor)</text:p>
      <text:p text:style-name="Preformatted_20_Text">values( 05,</text:p>
      <text:p text:style-name="Preformatted_20_Text"><text:s text:c="8"/>'Oración En El Huerto',</text:p>
      <text:p text:style-name="Preformatted_20_Text"><text:s text:c="8"/>'ANTIGUA HERMANDAD DE MARÍA STMA. DEL ROSARIO Y COFRADÍA DE NAZARENOS DE LA SAGRADA ORACIÓN DE NTRO. SEÑOR JESUCRISTO EN EL HUERTO Y NTRA. MADRE Y SRA. DE LOS DOLORES',</text:p>
      <text:p text:style-name="Preformatted_20_Text"><text:s text:c="8"/>'c/ Anibal González, 12',</text:p>
      <text:p text:style-name="Preformatted_20_Text"><text:soft-page-break/><text:s text:c="8"/>'Parroquia Santa María Magdalena',</text:p>
      <text:p text:style-name="Preformatted_20_Text"><text:s text:c="8"/>1575,</text:p>
      <text:p text:style-name="Preformatted_20_Text"><text:s text:c="8"/>'Miércoles Santo',</text:p>
      <text:p text:style-name="Preformatted_20_Text"><text:s text:c="8"/>1255,</text:p>
      <text:p text:style-name="Preformatted_20_Text"><text:s text:c="8"/>'D. Francisco José Doval Olmedo');</text:p>
      <text:p text:style-name="Preformatted_20_Text"/>
      <text:p text:style-name="Preformatted_20_Text">insert into cofradias(codigo, nombrecorto, nombrereal, sedesocial, sedecanonica, anyofundacion, diaprocesion, numhermanos, hermanomayor)</text:p>
      <text:p text:style-name="Preformatted_20_Text">values( 06,</text:p>
      <text:p text:style-name="Preformatted_20_Text"><text:s text:c="8"/>'Sagrada Cena',</text:p>
      <text:p text:style-name="Preformatted_20_Text"><text:s text:c="8"/>'HERMANDAD SACRAMENTAL DE LA SAGRADA CENA, JESÚS HUMILLADO Y NTRA. SRA. DEL AMPARO Y ESPERANZA',</text:p>
      <text:p text:style-name="Preformatted_20_Text"><text:s text:c="8"/>'c/ La Hacendita, 36',</text:p>
      <text:p text:style-name="Preformatted_20_Text"><text:s text:c="8"/>'Parroquia Ntra. Sra. del Amparo',</text:p>
      <text:p text:style-name="Preformatted_20_Text"><text:s text:c="8"/>1988,</text:p>
      <text:p text:style-name="Preformatted_20_Text"><text:s text:c="8"/>'JuevesSanto',</text:p>
      <text:p text:style-name="Preformatted_20_Text"><text:s text:c="8"/>375,</text:p>
      <text:p text:style-name="Preformatted_20_Text"><text:s text:c="8"/>'D. Francisco Moreno Aldea');</text:p>
      <text:p text:style-name="Preformatted_20_Text"/>
      <text:p text:style-name="Preformatted_20_Text">insert into cofradias(codigo, nombrecorto, nombrereal, sedesocial, sedecanonica, anyofundacion, diaprocesion, numhermanos, hermanomayor)</text:p>
      <text:p text:style-name="Preformatted_20_Text">values( 07,</text:p>
      <text:p text:style-name="Preformatted_20_Text"><text:s text:c="8"/>'Vera Cruz',</text:p>
      <text:p text:style-name="Preformatted_20_Text"><text:s text:c="8"/>'ANTIGUA Y REAL HERMANDAD SACRAMENTAL Y COFRADÍA DE NAZARENOS DEL SANTO CRISTO DE LA VERA CRUZ, MARÍA SANTÍSIMA EN SUS MISTERIOS DEL MAYOR DOLOR Y ASUNCIÓN A LOS CIELOS Y SAN SEBASTIÁN MARTIR',</text:p>
      <text:p text:style-name="Preformatted_20_Text"><text:s text:c="8"/>'c/ Tarancón, 25',</text:p>
      <text:p text:style-name="Preformatted_20_Text"><text:s text:c="8"/>'Parroquia Ave María y San Luis',</text:p>
      <text:p text:style-name="Preformatted_20_Text"><text:s text:c="8"/>1544,</text:p>
      <text:p text:style-name="Preformatted_20_Text"><text:s text:c="8"/>'Jueves Santo',</text:p>
      <text:p text:style-name="Preformatted_20_Text"><text:s text:c="8"/>1087,</text:p>
      <text:p text:style-name="Preformatted_20_Text"><text:s text:c="8"/>'D. Jose Cardona Jiménez');</text:p>
      <text:p text:style-name="Preformatted_20_Text"/>
      <text:p text:style-name="Preformatted_20_Text">insert into cofradias(codigo, nombrecorto, nombrereal, sedesocial, sedecanonica, anyofundacion, diaprocesion, numhermanos, hermanomayor)</text:p>
      <text:p text:style-name="Preformatted_20_Text">values( 08,</text:p>
      <text:p text:style-name="Preformatted_20_Text"><text:s text:c="8"/>'Gran Poder',</text:p>
      <text:p text:style-name="Preformatted_20_Text"><text:s text:c="8"/>'FERVOROSA HERMANDAD Y COFRADIA DE NAZARENOS DE NUESTRO PADRE JESÚS DEL GRAN PODER, MARIA SANTÍSIMA DEL MAYOR DOLOR Y TRASPASO Y SAN JUAN EVANGELISTA',</text:p>
      <text:p text:style-name="Preformatted_20_Text"><text:s text:c="8"/>'c/ Real Utrera, 31',</text:p>
      <text:p text:style-name="Preformatted_20_Text"><text:s text:c="8"/>'Parroquia Santa María Magdalena',</text:p>
      <text:p text:style-name="Preformatted_20_Text"><text:s text:c="8"/>1899,</text:p>
      <text:p text:style-name="Preformatted_20_Text"><text:s text:c="8"/>'Viernes Santo (Madrugada)',</text:p>
      <text:p text:style-name="Preformatted_20_Text"><text:s text:c="8"/>1435,</text:p>
      <text:p text:style-name="Preformatted_20_Text"><text:s text:c="8"/>'D. Mariano Sánchez Moreno');</text:p>
      <text:p text:style-name="Preformatted_20_Text"/>
      <text:p text:style-name="Preformatted_20_Text">insert into cofradias(codigo, nombrecorto, nombrereal, sedesocial, sedecanonica, anyofundacion, diaprocesion, numhermanos, hermanomayor)</text:p>
      <text:p text:style-name="Preformatted_20_Text">values( 09,</text:p>
      <text:p text:style-name="Preformatted_20_Text"><text:s text:c="8"/>'Amargura',</text:p>
      <text:p text:style-name="Preformatted_20_Text"><text:s text:c="8"/>'FERVOROSA E ILUSTRE HERMANDAD Y COFRADÍA DE NAZARENOS DE NUESTRO PADRE JESÚS DESCENDIDO DE LA CRUZ Y NUESTRA MADRE Y SEÑORA DE LA AMARGURA Y SANTA ÁNGELA DE LA CRUZ',</text:p>
      <text:p text:style-name="Preformatted_20_Text"><text:s text:c="8"/>'c/ Torremolinos, 18',</text:p>
      <text:p text:style-name="Preformatted_20_Text"><text:s text:c="8"/>'Parroquia del Divino Salvador',</text:p>
      <text:p text:style-name="Preformatted_20_Text"><text:s text:c="8"/>1952,</text:p>
      <text:p text:style-name="Preformatted_20_Text"><text:s text:c="8"/>'Viernes Santo',</text:p>
      <text:p text:style-name="Preformatted_20_Text"><text:s text:c="8"/>1100,</text:p>
      <text:p text:style-name="Preformatted_20_Text"><text:s text:c="8"/>'D. Antonio Díaz Moreno');</text:p>
      <text:p text:style-name="Preformatted_20_Text"/>
      <text:p text:style-name="Preformatted_20_Text">insert into cofradias(codigo, nombrecorto, nombrereal, sedesocial, sedecanonica, diaprocesion, numhermanos, hermanomayor)</text:p>
      <text:p text:style-name="Preformatted_20_Text">values( 10,</text:p>
      <text:p text:style-name="Preformatted_20_Text"><text:s text:c="8"/>'Santo Entierro',</text:p>
      <text:p text:style-name="Preformatted_20_Text"><text:soft-page-break/><text:s text:c="8"/>'ANTIGUA Y FERVOROSA HERMANDAD Y COFRADÍA DEL TRIUNFO DE LA SANTA CRUZ SOBRE LA MUERTE, SANTO ENTIERRO Y RESURRECCIÓN DE NUESTRO SEÑOR JESUCRISTO Y NUESTRA SEÑORA DE LA SOLEDAD',</text:p>
      <text:p text:style-name="Preformatted_20_Text"><text:s text:c="8"/>'c/ Ntra. Sra. de Valme, 17',</text:p>
      <text:p text:style-name="Preformatted_20_Text"><text:s text:c="8"/>'Parroquia Santa María Magdalena',</text:p>
      <text:p text:style-name="Preformatted_20_Text"><text:s text:c="8"/>'Sabado Santo',</text:p>
      <text:p text:style-name="Preformatted_20_Text"><text:s text:c="8"/>685,</text:p>
      <text:p text:style-name="Preformatted_20_Text"><text:s text:c="8"/>'D. Guillermo López Rodríguez');</text:p>
      <text:p text:style-name="Preformatted_20_Text"/>
      <text:p text:style-name="Preformatted_20_Text"/>
      <text:p text:style-name="Preformatted_20_Text">// Insertamos pasos</text:p>
      <text:p text:style-name="Preformatted_20_Text"/>
      <text:p text:style-name="Preformatted_20_Text">insert into pasos(nombre, tipo, numcostaleros, numnazarenos, colorcapa, colorantifaz, codigocofradia)</text:p>
      <text:p text:style-name="Preformatted_20_Text">values('Entrada en Jerusalen', 'Misterio', 90, 210, 'Blanco', 'Blanco', '01');</text:p>
      <text:p text:style-name="Preformatted_20_Text">insert into pasos(nombre, tipo, numcostaleros, numnazarenos, colorcapa, colorantifaz, codigocofradia)</text:p>
      <text:p text:style-name="Preformatted_20_Text">values('Ntra. Sra. de la Estrella', 'Palio', 60, 200, 'Blanco', 'Rojo', '01');</text:p>
      <text:p text:style-name="Preformatted_20_Text"/>
      <text:p text:style-name="Preformatted_20_Text">insert into pasos(nombre, tipo, numcostaleros, numnazarenos, colorcapa, colorantifaz, codigocofradia)</text:p>
      <text:p text:style-name="Preformatted_20_Text">values('Ntro. Padre Jesús Cautivo', 'Misterio', 60, 240, 'Blanco', 'Burdeos', '02');</text:p>
      <text:p text:style-name="Preformatted_20_Text">insert into pasos(nombre, tipo, numcostaleros, numnazarenos, colorcapa, colorantifaz, codigocofradia)</text:p>
      <text:p text:style-name="Preformatted_20_Text">values('Maria Santísima de la Esperanza', 'Palio', 60, 210, 'Blanco', 'Verde', '02');</text:p>
      <text:p text:style-name="Preformatted_20_Text"/>
      <text:p text:style-name="Preformatted_20_Text">insert into pasos(nombre, tipo, numcostaleros, numnazarenos, colorcapa, colorantifaz, codigocofradia)</text:p>
      <text:p text:style-name="Preformatted_20_Text">values('Presentación al Pueblo', 'Misterio', 130, 200, 'Blanco', 'Azul', '03');</text:p>
      <text:p text:style-name="Preformatted_20_Text">insert into pasos(nombre, tipo, numcostaleros, numnazarenos, colorcapa, colorantifaz, codigocofradia)</text:p>
      <text:p text:style-name="Preformatted_20_Text">values('Ntra. Sra. del Amor y Sacrificio', 'Palio', 80, 250, 'Blanco', 'Azul', '03');</text:p>
      <text:p text:style-name="Preformatted_20_Text"/>
      <text:p text:style-name="Preformatted_20_Text">insert into pasos(nombre, tipo, numcostaleros, numnazarenos, colorcapa, colorantifaz, codigocofradia)</text:p>
      <text:p text:style-name="Preformatted_20_Text">values('Ntro. Padre Jesús de la Pasión', 'Misterio', 80, 130, 'Blanco', 'Negro', '04');</text:p>
      <text:p text:style-name="Preformatted_20_Text">insert into pasos(nombre, tipo, numcostaleros, numnazarenos, colorcapa, colorantifaz, codigocofradia)</text:p>
      <text:p text:style-name="Preformatted_20_Text">values('Ntra. Sra. del Amparo', 'Palio', 70, 100, 'Blanco', 'Negro', '04');</text:p>
      <text:p text:style-name="Preformatted_20_Text"/>
      <text:p text:style-name="Preformatted_20_Text">insert into pasos(nombre, tipo, numcostaleros, numnazarenos, colorcapa, colorantifaz, codigocofradia)</text:p>
      <text:p text:style-name="Preformatted_20_Text">values('Sagrada Oración en el Huerto', 'Misterio', 40, 210, 'Blanco', 'Morado', '05');</text:p>
      <text:p text:style-name="Preformatted_20_Text">insert into pasos(nombre, tipo, numcostaleros, numnazarenos, colorcapa, colorantifaz, codigocofradia)</text:p>
      <text:p text:style-name="Preformatted_20_Text">values('Ntra. Sra. de los Dolores', 'Palio', 35, 240, 'Blanco', 'Morado', '05');</text:p>
      <text:p text:style-name="Preformatted_20_Text"/>
      <text:p text:style-name="Preformatted_20_Text">insert into pasos(nombre, tipo, numcostaleros, numnazarenos, colorcapa, colorantifaz, codigocofradia)</text:p>
      <text:p text:style-name="Preformatted_20_Text">values('Sagrada Cena', 'Misterio', 54, 130, 'Marfil', 'Burdeos', '06');</text:p>
      <text:p text:style-name="Preformatted_20_Text">insert into pasos(nombre, tipo, numcostaleros, colorcapa, colorantifaz, codigocofradia)</text:p>
      <text:p text:style-name="Preformatted_20_Text">values('Jesús Humillado', 'Misterio', 30, 'Marfil', 'Burdeos', '06');</text:p>
      <text:p text:style-name="Preformatted_20_Text">insert into pasos(nombre, tipo, numcostaleros, colorcapa, colorantifaz, codigocofradia)</text:p>
      <text:p text:style-name="Preformatted_20_Text"><text:soft-page-break/>values('Ntra. Sra. del Amparo y Esperanza', 'Palio', 30, 'Marfil', 'Burdeos', '06');</text:p>
      <text:p text:style-name="Preformatted_20_Text"/>
      <text:p text:style-name="Preformatted_20_Text">insert into pasos(nombre, tipo, numcostaleros, numnazarenos, colorcapa, colorantifaz, codigocofradia)</text:p>
      <text:p text:style-name="Preformatted_20_Text">values('Cristo de la Vera Cruz', 'Misterio', 29, 210, 'Negro', 'Morado', '07');</text:p>
      <text:p text:style-name="Preformatted_20_Text">insert into pasos(nombre, tipo, numcostaleros, numnazarenos, colorcapa, colorantifaz, codigocofradia)</text:p>
      <text:p text:style-name="Preformatted_20_Text">values('Virgen del Mayor Dolor', 'Palio', 30, 100, 'Negro', 'Morado', '07');</text:p>
      <text:p text:style-name="Preformatted_20_Text"/>
      <text:p text:style-name="Preformatted_20_Text">insert into pasos(nombre, tipo, numcostaleros, numnazarenos, colorcapa, colorantifaz, codigocofradia)</text:p>
      <text:p text:style-name="Preformatted_20_Text">values('Ntro. Padre Jesús del Gran Poder', 'Misterio', 35, 175, 'Morado', 'Morado', '08');</text:p>
      <text:p text:style-name="Preformatted_20_Text">insert into pasos(nombre, tipo, numcostaleros, numnazarenos, colorcapa, colorantifaz, codigocofradia)</text:p>
      <text:p text:style-name="Preformatted_20_Text">values('María Santísima del Mayor Dolor', 'Palio', 30, 100, 'Morado', 'Morado', '08');</text:p>
      <text:p text:style-name="Preformatted_20_Text"/>
      <text:p text:style-name="Preformatted_20_Text">insert into pasos(nombre, tipo, numcostaleros, numnazarenos, colorcapa, colorantifaz, codigocofradia)</text:p>
      <text:p text:style-name="Preformatted_20_Text">values('Jesús Descendido de la Cruz', 'Misterio', 110, 430, 'Blanco', 'Negro', '09');</text:p>
      <text:p text:style-name="Preformatted_20_Text"/>
      <text:p text:style-name="Preformatted_20_Text"/>
      <text:p text:style-name="Preformatted_20_Text">// Insertamos horarios</text:p>
      <text:p text:style-name="Preformatted_20_Text"/>
      <text:p text:style-name="Preformatted_20_Text">// Borriquita</text:p>
      <text:p text:style-name="Preformatted_20_Text"/>
      <text:p text:style-name="Preformatted_20_Text">insert into horarios(codigocofradia, fechahora, calle)</text:p>
      <text:p text:style-name="Preformatted_20_Text">values('01',TO_DATE('24/03/13 16:45','DD/MM/YY HH24:MI'),'Salida');</text:p>
      <text:p text:style-name="Preformatted_20_Text">insert into horarios(codigocofradia, fechahora, calle)</text:p>
      <text:p text:style-name="Preformatted_20_Text">values('01',TO_DATE('24/03/13 17:00','DD/MM/YY HH24:MI'),'Carrera Oficial');</text:p>
      <text:p text:style-name="Preformatted_20_Text">insert into horarios(codigocofradia, fechahora, calle)</text:p>
      <text:p text:style-name="Preformatted_20_Text">values('01',TO_DATE('24/03/13 18:00','DD/MM/YY HH24:MI'),'Rivas');</text:p>
      <text:p text:style-name="Preformatted_20_Text">insert into horarios(codigocofradia, fechahora, calle)</text:p>
      <text:p text:style-name="Preformatted_20_Text">values('01',TO_DATE('24/03/13 19:00','DD/MM/YY HH24:MI'),'Antonia Díaz');</text:p>
      <text:p text:style-name="Preformatted_20_Text">insert into horarios(codigocofradia, fechahora, calle)</text:p>
      <text:p text:style-name="Preformatted_20_Text">values('01',TO_DATE('24/03/13 19:30','DD/MM/YY HH24:MI'),'Plaza Emigrante');</text:p>
      <text:p text:style-name="Preformatted_20_Text">insert into horarios(codigocofradia, fechahora, calle)</text:p>
      <text:p text:style-name="Preformatted_20_Text">values('01',TO_DATE('24/03/13 20:00','DD/MM/YY HH24:MI'),'Real Utrera');</text:p>
      <text:p text:style-name="Preformatted_20_Text">insert into horarios(codigocofradia, fechahora, calle)</text:p>
      <text:p text:style-name="Preformatted_20_Text">values('01',TO_DATE('24/03/13 20:30','DD/MM/YY HH24:MI'),'San Sebastián');</text:p>
      <text:p text:style-name="Preformatted_20_Text">insert into horarios(codigocofradia, fechahora, calle)</text:p>
      <text:p text:style-name="Preformatted_20_Text">values('01',TO_DATE('24/03/13 21:00','DD/MM/YY HH24:MI'),'Canónigo');</text:p>
      <text:p text:style-name="Preformatted_20_Text">insert into horarios(codigocofradia, fechahora, calle)</text:p>
      <text:p text:style-name="Preformatted_20_Text">values('01',TO_DATE('24/03/13 21:30','DD/MM/YY HH24:MI'),'Santa Maria Magdalena');</text:p>
      <text:p text:style-name="Preformatted_20_Text">insert into horarios(codigocofradia, fechahora, calle)</text:p>
      <text:p text:style-name="Preformatted_20_Text">values('01',TO_DATE('24/03/13 22:00','DD/MM/YY HH24:MI'),'Entrada');</text:p>
      <text:p text:style-name="Preformatted_20_Text"/>
      <text:p text:style-name="Preformatted_20_Text">// Cautivo</text:p>
      <text:p text:style-name="Preformatted_20_Text"/>
      <text:p text:style-name="Preformatted_20_Text">insert into horarios(codigocofradia, fechahora, calle)</text:p>
      <text:p text:style-name="Preformatted_20_Text">values('02',TO_DATE('24/03/13 17:30','DD/MM/YY HH24:MI'),'Salida');</text:p>
      <text:p text:style-name="Preformatted_20_Text">insert into horarios(codigocofradia, fechahora, calle)</text:p>
      <text:p text:style-name="Preformatted_20_Text">values('02',TO_DATE('24/03/13 18:00','DD/MM/YY HH24:MI'),'Virgen de los Desamparados');</text:p>
      <text:p text:style-name="Preformatted_20_Text">insert into horarios(codigocofradia, fechahora, calle)</text:p>
      <text:p text:style-name="Preformatted_20_Text"><text:soft-page-break/>values('02',TO_DATE('24/03/13 19:00','DD/MM/YY HH24:MI'),'Los Pirralos');</text:p>
      <text:p text:style-name="Preformatted_20_Text">insert into horarios(codigocofradia, fechahora, calle)</text:p>
      <text:p text:style-name="Preformatted_20_Text">values('02',TO_DATE('24/03/13 19:30','DD/MM/YY HH24:MI'),'Santa Cruz');</text:p>
      <text:p text:style-name="Preformatted_20_Text">insert into horarios(codigocofradia, fechahora, calle)</text:p>
      <text:p text:style-name="Preformatted_20_Text">values('02',TO_DATE('24/03/13 20:00','DD/MM/YY HH24:MI'),'Santa María Magdalena');</text:p>
      <text:p text:style-name="Preformatted_20_Text">insert into horarios(codigocofradia, fechahora, calle)</text:p>
      <text:p text:style-name="Preformatted_20_Text">values('02',TO_DATE('24/03/13 20:30','DD/MM/YY HH24:MI'),'Carrera Oficial');</text:p>
      <text:p text:style-name="Preformatted_20_Text">insert into horarios(codigocofradia, fechahora, calle)</text:p>
      <text:p text:style-name="Preformatted_20_Text">values('02',TO_DATE('24/03/13 21:00','DD/MM/YY HH24:MI'),'La Mina');</text:p>
      <text:p text:style-name="Preformatted_20_Text">insert into horarios(codigocofradia, fechahora, calle)</text:p>
      <text:p text:style-name="Preformatted_20_Text">values('02',TO_DATE('24/03/13 21:30','DD/MM/YY HH24:MI'),'Plaza del Emigrante');</text:p>
      <text:p text:style-name="Preformatted_20_Text">insert into horarios(codigocofradia, fechahora, calle)</text:p>
      <text:p text:style-name="Preformatted_20_Text">values('02',TO_DATE('24/03/13 22:00','DD/MM/YY HH24:MI'),'Romera');</text:p>
      <text:p text:style-name="Preformatted_20_Text">insert into horarios(codigocofradia, fechahora, calle)</text:p>
      <text:p text:style-name="Preformatted_20_Text">values('02',TO_DATE('24/03/13 23:00','DD/MM/YY HH24:MI'),'Reyes Católicos');</text:p>
      <text:p text:style-name="Preformatted_20_Text">insert into horarios(codigocofradia, fechahora, calle)</text:p>
      <text:p text:style-name="Preformatted_20_Text">values('02',TO_DATE('24/03/13 00:00','DD/MM/YY HH24:MI'),'Entrada');</text:p>
      <text:p text:style-name="Preformatted_20_Text"/>
      <text:p text:style-name="Preformatted_20_Text">// Amor y Sacrificio</text:p>
      <text:p text:style-name="Preformatted_20_Text"/>
      <text:p text:style-name="Preformatted_20_Text">insert into horarios(codigocofradia, fechahora, calle)</text:p>
      <text:p text:style-name="Preformatted_20_Text">values('03',TO_DATE('25/03/13 17:00','DD/MM/YY HH24:MI'),'Salida');</text:p>
      <text:p text:style-name="Preformatted_20_Text">insert into horarios(codigocofradia, fechahora, calle)</text:p>
      <text:p text:style-name="Preformatted_20_Text">values('03',TO_DATE('25/03/13 18:00','DD/MM/YY HH24:MI'),'Esperanza');</text:p>
      <text:p text:style-name="Preformatted_20_Text">insert into horarios(codigocofradia, fechahora, calle)</text:p>
      <text:p text:style-name="Preformatted_20_Text">values('03',TO_DATE('25/03/13 19:00','DD/MM/YY HH24:MI'),'Parque de la Alquería');</text:p>
      <text:p text:style-name="Preformatted_20_Text">insert into horarios(codigocofradia, fechahora, calle)</text:p>
      <text:p text:style-name="Preformatted_20_Text">values('03',TO_DATE('25/03/13 19:30','DD/MM/YY HH24:MI'),'Pasarela');</text:p>
      <text:p text:style-name="Preformatted_20_Text">insert into horarios(codigocofradia, fechahora, calle)</text:p>
      <text:p text:style-name="Preformatted_20_Text">values('03',TO_DATE('25/03/13 20:00','DD/MM/YY HH24:MI'),'Huerta Palacios');</text:p>
      <text:p text:style-name="Preformatted_20_Text">insert into horarios(codigocofradia, fechahora, calle)</text:p>
      <text:p text:style-name="Preformatted_20_Text">values('03',TO_DATE('25/03/13 20:30','DD/MM/YY HH24:MI'),'Botica');</text:p>
      <text:p text:style-name="Preformatted_20_Text">insert into horarios(codigocofradia, fechahora, calle)</text:p>
      <text:p text:style-name="Preformatted_20_Text">values('03',TO_DATE('25/03/13 21:00','DD/MM/YY HH24:MI'),'Santa María Magdalena');</text:p>
      <text:p text:style-name="Preformatted_20_Text">insert into horarios(codigocofradia, fechahora, calle)</text:p>
      <text:p text:style-name="Preformatted_20_Text">values('03',TO_DATE('25/03/13 21:30','DD/MM/YY HH24:MI'),'Carrera Oficial');</text:p>
      <text:p text:style-name="Preformatted_20_Text">insert into horarios(codigocofradia, fechahora, calle)</text:p>
      <text:p text:style-name="Preformatted_20_Text">values('03',TO_DATE('25/03/13 22:00','DD/MM/YY HH24:MI'),'Ntra. Sra. del Carmen');</text:p>
      <text:p text:style-name="Preformatted_20_Text">insert into horarios(codigocofradia, fechahora, calle)</text:p>
      <text:p text:style-name="Preformatted_20_Text">values('03',TO_DATE('25/03/13 23:00','DD/MM/YY HH24:MI'),'Pasarela');</text:p>
      <text:p text:style-name="Preformatted_20_Text">insert into horarios(codigocofradia, fechahora, calle)</text:p>
      <text:p text:style-name="Preformatted_20_Text">values('03',TO_DATE('26/03/13 00:00','DD/MM/YY HH24:MI'),'28 de Febrero');</text:p>
      <text:p text:style-name="Preformatted_20_Text">insert into horarios(codigocofradia, fechahora, calle)</text:p>
      <text:p text:style-name="Preformatted_20_Text">values('03',TO_DATE('26/03/13 01:00','DD/MM/YY HH24:MI'),'Entrada');</text:p>
      <text:p text:style-name="Preformatted_20_Text"/>
      <text:p text:style-name="Preformatted_20_Text">// Pasión</text:p>
      <text:p text:style-name="Preformatted_20_Text"/>
      <text:p text:style-name="Preformatted_20_Text">insert into horarios(codigocofradia, fechahora, calle)</text:p>
      <text:p text:style-name="Preformatted_20_Text">values('04',TO_DATE('26/03/13 16:00','DD/MM/YY HH24:MI'),'Salida');</text:p>
      <text:p text:style-name="Preformatted_20_Text">insert into horarios(codigocofradia, fechahora, calle)</text:p>
      <text:p text:style-name="Preformatted_20_Text">values('04',TO_DATE('26/03/13 17:00','DD/MM/YY HH24:MI'),'Avda. Triunfo');</text:p>
      <text:p text:style-name="Preformatted_20_Text">insert into horarios(codigocofradia, fechahora, calle)</text:p>
      <text:p text:style-name="Preformatted_20_Text">values('04',TO_DATE('26/03/13 18:00','DD/MM/YY HH24:MI'),'Autovía');</text:p>
      <text:p text:style-name="Preformatted_20_Text"><text:soft-page-break/>insert into horarios(codigocofradia, fechahora, calle)</text:p>
      <text:p text:style-name="Preformatted_20_Text">values('04',TO_DATE('26/03/13 19:00','DD/MM/YY HH24:MI'),'Los Pirralos');</text:p>
      <text:p text:style-name="Preformatted_20_Text">insert into horarios(codigocofradia, fechahora, calle)</text:p>
      <text:p text:style-name="Preformatted_20_Text">values('04',TO_DATE('26/03/13 19:30','DD/MM/YY HH24:MI'),'Carlos I');</text:p>
      <text:p text:style-name="Preformatted_20_Text">insert into horarios(codigocofradia, fechahora, calle)</text:p>
      <text:p text:style-name="Preformatted_20_Text">values('04',TO_DATE('26/03/13 20:00','DD/MM/YY HH24:MI'),'Santa Cruz');</text:p>
      <text:p text:style-name="Preformatted_20_Text">insert into horarios(codigocofradia, fechahora, calle)</text:p>
      <text:p text:style-name="Preformatted_20_Text">values('04',TO_DATE('26/03/13 20:30','DD/MM/YY HH24:MI'),'Carrera Oficial');</text:p>
      <text:p text:style-name="Preformatted_20_Text">insert into horarios(codigocofradia, fechahora, calle)</text:p>
      <text:p text:style-name="Preformatted_20_Text">values('04',TO_DATE('26/03/13 21:00','DD/MM/YY HH24:MI'),'Antonia Díaz');</text:p>
      <text:p text:style-name="Preformatted_20_Text">insert into horarios(codigocofradia, fechahora, calle)</text:p>
      <text:p text:style-name="Preformatted_20_Text">values('04',TO_DATE('26/03/13 21:30','DD/MM/YY HH24:MI'),'Manuel de Falla');</text:p>
      <text:p text:style-name="Preformatted_20_Text">insert into horarios(codigocofradia, fechahora, calle)</text:p>
      <text:p text:style-name="Preformatted_20_Text">values('04',TO_DATE('26/03/13 22:00','DD/MM/YY HH24:MI'),'Romera');</text:p>
      <text:p text:style-name="Preformatted_20_Text">insert into horarios(codigocofradia, fechahora, calle)</text:p>
      <text:p text:style-name="Preformatted_20_Text">values('04',TO_DATE('26/03/13 23:00','DD/MM/YY HH24:MI'),'Reyes Católicos');</text:p>
      <text:p text:style-name="Preformatted_20_Text">insert into horarios(codigocofradia, fechahora, calle)</text:p>
      <text:p text:style-name="Preformatted_20_Text">values('04',TO_DATE('27/03/13 00:00','DD/MM/YY HH24:MI'),'Virgen del Rocío');</text:p>
      <text:p text:style-name="Preformatted_20_Text">insert into horarios(codigocofradia, fechahora, calle)</text:p>
      <text:p text:style-name="Preformatted_20_Text">values('04',TO_DATE('27/03/13 01:00','DD/MM/YY HH24:MI'),'Avenida del Triunfo');</text:p>
      <text:p text:style-name="Preformatted_20_Text">insert into horarios(codigocofradia, fechahora, calle)</text:p>
      <text:p text:style-name="Preformatted_20_Text">values('04',TO_DATE('27/03/13 02:00','DD/MM/YY HH24:MI'),'Entrada');</text:p>
      <text:p text:style-name="Preformatted_20_Text"/>
      <text:p text:style-name="Preformatted_20_Text">// Oración en el Huerto</text:p>
      <text:p text:style-name="Preformatted_20_Text"/>
      <text:p text:style-name="Preformatted_20_Text">insert into horarios(codigocofradia, fechahora, calle)</text:p>
      <text:p text:style-name="Preformatted_20_Text">values('05',TO_DATE('27/03/13 19:00','DD/MM/YY HH24:MI'),'Salida');</text:p>
      <text:p text:style-name="Preformatted_20_Text">insert into horarios(codigocofradia, fechahora, calle)</text:p>
      <text:p text:style-name="Preformatted_20_Text">values('05',TO_DATE('27/03/13 19:30','DD/MM/YY HH24:MI'),'Francesa');</text:p>
      <text:p text:style-name="Preformatted_20_Text">insert into horarios(codigocofradia, fechahora, calle)</text:p>
      <text:p text:style-name="Preformatted_20_Text">values('05',TO_DATE('27/03/13 20:00','DD/MM/YY HH24:MI'),'Calderón de la Barca');</text:p>
      <text:p text:style-name="Preformatted_20_Text">insert into horarios(codigocofradia, fechahora, calle)</text:p>
      <text:p text:style-name="Preformatted_20_Text">values('05',TO_DATE('27/03/13 20:30','DD/MM/YY HH24:MI'),'Manuel de Falla');</text:p>
      <text:p text:style-name="Preformatted_20_Text">insert into horarios(codigocofradia, fechahora, calle)</text:p>
      <text:p text:style-name="Preformatted_20_Text">values('05',TO_DATE('27/03/13 21:00','DD/MM/YY HH24:MI'),'Churruca');</text:p>
      <text:p text:style-name="Preformatted_20_Text">insert into horarios(codigocofradia, fechahora, calle)</text:p>
      <text:p text:style-name="Preformatted_20_Text">values('05',TO_DATE('27/03/13 21:30','DD/MM/YY HH24:MI'),'Real de Utrera');</text:p>
      <text:p text:style-name="Preformatted_20_Text">insert into horarios(codigocofradia, fechahora, calle)</text:p>
      <text:p text:style-name="Preformatted_20_Text">values('05',TO_DATE('27/03/13 22:30','DD/MM/YY HH24:MI'),'Carrera Oficial');</text:p>
      <text:p text:style-name="Preformatted_20_Text">insert into horarios(codigocofradia, fechahora, calle)</text:p>
      <text:p text:style-name="Preformatted_20_Text">values('05',TO_DATE('27/03/13 23:00','DD/MM/YY HH24:MI'),'Melliza');</text:p>
      <text:p text:style-name="Preformatted_20_Text">insert into horarios(codigocofradia, fechahora, calle)</text:p>
      <text:p text:style-name="Preformatted_20_Text">values('05',TO_DATE('28/03/13 00:15','DD/MM/YY HH24:MI'),'Entrada');</text:p>
      <text:p text:style-name="Preformatted_20_Text"/>
      <text:p text:style-name="Preformatted_20_Text">// Sagrada Cena</text:p>
      <text:p text:style-name="Preformatted_20_Text"/>
      <text:p text:style-name="Preformatted_20_Text">insert into horarios(codigocofradia, fechahora, calle)</text:p>
      <text:p text:style-name="Preformatted_20_Text">values('06',TO_DATE('28/03/13 16:30','DD/MM/YY HH24:MI'),'Salida');</text:p>
      <text:p text:style-name="Preformatted_20_Text">insert into horarios(codigocofradia, fechahora, calle)</text:p>
      <text:p text:style-name="Preformatted_20_Text">values('06',TO_DATE('28/03/13 17:00','DD/MM/YY HH24:MI'),'Los Molares');</text:p>
      <text:p text:style-name="Preformatted_20_Text">insert into horarios(codigocofradia, fechahora, calle)</text:p>
      <text:p text:style-name="Preformatted_20_Text">values('06',TO_DATE('28/03/13 18:00','DD/MM/YY HH24:MI'),'Lope de Vega');</text:p>
      <text:p text:style-name="Preformatted_20_Text"><text:soft-page-break/>insert into horarios(codigocofradia, fechahora, calle)</text:p>
      <text:p text:style-name="Preformatted_20_Text">values('06',TO_DATE('28/03/13 19:00','DD/MM/YY HH24:MI'),'Carrera Oficial');</text:p>
      <text:p text:style-name="Preformatted_20_Text">insert into horarios(codigocofradia, fechahora, calle)</text:p>
      <text:p text:style-name="Preformatted_20_Text">values('06',TO_DATE('28/03/13 19:30','DD/MM/YY HH24:MI'),'San Francisco');</text:p>
      <text:p text:style-name="Preformatted_20_Text">insert into horarios(codigocofradia, fechahora, calle)</text:p>
      <text:p text:style-name="Preformatted_20_Text">values('06',TO_DATE('28/03/13 20:00','DD/MM/YY HH24:MI'),'Antonia Díaz');</text:p>
      <text:p text:style-name="Preformatted_20_Text">insert into horarios(codigocofradia, fechahora, calle)</text:p>
      <text:p text:style-name="Preformatted_20_Text">values('06',TO_DATE('28/03/13 20:30','DD/MM/YY HH24:MI'),'Anibal González');</text:p>
      <text:p text:style-name="Preformatted_20_Text">insert into horarios(codigocofradia, fechahora, calle)</text:p>
      <text:p text:style-name="Preformatted_20_Text">values('06',TO_DATE('28/03/13 21:00','DD/MM/YY HH24:MI'),'Rivas');</text:p>
      <text:p text:style-name="Preformatted_20_Text">insert into horarios(codigocofradia, fechahora, calle)</text:p>
      <text:p text:style-name="Preformatted_20_Text">values('06',TO_DATE('28/03/13 21:30','DD/MM/YY HH24:MI'),'San José');</text:p>
      <text:p text:style-name="Preformatted_20_Text">insert into horarios(codigocofradia, fechahora, calle)</text:p>
      <text:p text:style-name="Preformatted_20_Text">values('06',TO_DATE('28/03/13 22:30','DD/MM/YY HH24:MI'),'Entrada');</text:p>
      <text:p text:style-name="Preformatted_20_Text"/>
      <text:p text:style-name="Preformatted_20_Text">// Vera Cruz</text:p>
      <text:p text:style-name="Preformatted_20_Text"/>
      <text:p text:style-name="Preformatted_20_Text">insert into horarios(codigocofradia, fechahora, calle)</text:p>
      <text:p text:style-name="Preformatted_20_Text">values('07',TO_DATE('28/03/13 20:00','DD/MM/YY HH24:MI'),'Salida');</text:p>
      <text:p text:style-name="Preformatted_20_Text">insert into horarios(codigocofradia, fechahora, calle)</text:p>
      <text:p text:style-name="Preformatted_20_Text">values('07',TO_DATE('28/03/13 20:30','DD/MM/YY HH24:MI'),'El Ejido');</text:p>
      <text:p text:style-name="Preformatted_20_Text">insert into horarios(codigocofradia, fechahora, calle)</text:p>
      <text:p text:style-name="Preformatted_20_Text">values('07',TO_DATE('28/03/13 21:00','DD/MM/YY HH24:MI'),'Manuel de Falla');</text:p>
      <text:p text:style-name="Preformatted_20_Text">insert into horarios(codigocofradia, fechahora, calle)</text:p>
      <text:p text:style-name="Preformatted_20_Text">values('07',TO_DATE('28/03/13 21:30','DD/MM/YY HH24:MI'),'Santa María Magdalena');</text:p>
      <text:p text:style-name="Preformatted_20_Text">insert into horarios(codigocofradia, fechahora, calle)</text:p>
      <text:p text:style-name="Preformatted_20_Text">values('07',TO_DATE('28/03/13 22:15','DD/MM/YY HH24:MI'),'Carrera Oficial');</text:p>
      <text:p text:style-name="Preformatted_20_Text">insert into horarios(codigocofradia, fechahora, calle)</text:p>
      <text:p text:style-name="Preformatted_20_Text">values('07',TO_DATE('28/03/13 23:00','DD/MM/YY HH24:MI'),'Real de Utrera');</text:p>
      <text:p text:style-name="Preformatted_20_Text">insert into horarios(codigocofradia, fechahora, calle)</text:p>
      <text:p text:style-name="Preformatted_20_Text">values('07',TO_DATE('29/03/13 00:00','DD/MM/YY HH24:MI'),'Cristo de la Vera Cruz');</text:p>
      <text:p text:style-name="Preformatted_20_Text">insert into horarios(codigocofradia, fechahora, calle)</text:p>
      <text:p text:style-name="P28">values('07',TO_DATE('29/03/13 00:30','DD/MM/YY HH24:MI'),'Entrada');</text:p>
      <text:p text:style-name="P1"/>
      <text:p text:style-name="P25">Script:</text:p>
      <text:p text:style-name="P1"/>
      <text:p text:style-name="P27"><text:bookmark text:name="code1"/>// Insertamos escuderias</text:p>
      <text:p text:style-name="Preformatted_20_Text"/>
      <text:p text:style-name="Preformatted_20_Text">insert into escuderias(nombre, manager, fabricantemotor, sede)</text:p>
      <text:p text:style-name="Preformatted_20_Text">values('Ducati Team','Bernhard Gobmeier','Ducati','Bolonia (Italia)');</text:p>
      <text:p text:style-name="Preformatted_20_Text">insert into escuderias(nombre, manager, fabricantemotor, sede)</text:p>
      <text:p text:style-name="Preformatted_20_Text">values('Go&amp;Fun Honda Gresini', 'Fausto Gresini','Honda','Faenza (Italia)');</text:p>
      <text:p text:style-name="Preformatted_20_Text">insert into escuderias(nombre, manager, fabricantemotor, sede)</text:p>
      <text:p text:style-name="Preformatted_20_Text">values('Yamaha Racing Team','Wilco Zeelenberg','Yamaha','Gerno di Lesmo(Italia)');</text:p>
      <text:p text:style-name="Preformatted_20_Text">insert into escuderias(nombre, manager, fabricantemotor, sede)</text:p>
      <text:p text:style-name="Preformatted_20_Text">values('Repsol Honda Team','Kazuhiko Yamano','Honda','Aalst (Bélgica)');</text:p>
      <text:p text:style-name="Preformatted_20_Text">insert into escuderias(nombre, manager, fabricantemotor, sede)</text:p>
      <text:p text:style-name="Preformatted_20_Text">values('Monster Yamaha Tech3','Hervé Poncharal','Yamaha','Provence (Francia)');</text:p>
      <text:p text:style-name="Preformatted_20_Text"/>
      <text:p text:style-name="Preformatted_20_Text"/>
      <text:p text:style-name="Preformatted_20_Text">// Insertamos circuitos</text:p>
      <text:p text:style-name="Preformatted_20_Text"/>
      <text:p text:style-name="Preformatted_20_Text">insert into circuitos(nombre, pais, tipo, longitud)</text:p>
      <text:p text:style-name="Preformatted_20_Text">values('Albert Park','Australia','Urbano',5300);</text:p>
      <text:p text:style-name="Preformatted_20_Text">insert into circuitos(nombre, pais, longitud, disenyador)</text:p>
      <text:p text:style-name="Preformatted_20_Text">values('Spa','Belgica',7004,'Jules de Their');</text:p>
      <text:p text:style-name="Preformatted_20_Text">insert into circuitos(nombre, pais, longitud)</text:p>
      <text:p text:style-name="Preformatted_20_Text">values('Indianapolis','Estados Unidos',4168);</text:p>
      <text:p text:style-name="Preformatted_20_Text">insert into circuitos(nombre, pais, longitud, disenyador)</text:p>
      <text:p text:style-name="Preformatted_20_Text">values('Sepang','Malasia',5540,'Hermann Tilke');</text:p>
      <text:p text:style-name="Preformatted_20_Text">insert into circuitos(nombre, pais, tipo, longitud)</text:p>
      <text:p text:style-name="Preformatted_20_Text">values('Montecarlo','Monaco','Urbano',3340);</text:p>
      <text:p text:style-name="Preformatted_20_Text">insert into circuitos(nombre, pais, longitud)</text:p>
      <text:p text:style-name="Preformatted_20_Text">values('Interlagos','Brasil',4309);</text:p>
      <text:p text:style-name="Preformatted_20_Text"/>
      <text:p text:style-name="Preformatted_20_Text"/>
      <text:p text:style-name="Preformatted_20_Text">// Insertamos pilotos</text:p>
      <text:p text:style-name="Preformatted_20_Text"/>
      <text:p text:style-name="Preformatted_20_Text">insert into pilotos</text:p>
      <text:p text:style-name="Preformatted_20_Text">values('4','Andrea Dovizioso','Italiana','23/03/86','Australia 2008','Ducati Team');</text:p>
      <text:p text:style-name="Preformatted_20_Text">insert into pilotos</text:p>
      <text:p text:style-name="Preformatted_20_Text">values('69','Nicky Hayden','Estadounidense','30/07/81','Estados Unidos 2005','Ducati Team');</text:p>
      <text:p text:style-name="Preformatted_20_Text">insert into pilotos</text:p>
      <text:p text:style-name="Preformatted_20_Text">values('19','Alvaro Bautista','Española','21/11/84','Australia 2004','Go&amp;Fun Honda Gresini');</text:p>
      <text:p text:style-name="Preformatted_20_Text">insert into pilotos</text:p>
      <text:p text:style-name="Preformatted_20_Text">values('67','Bryan Staring','Australiana','01/06/87','Australia 2012','Go&amp;Fun Honda Gresini');</text:p>
      <text:p text:style-name="Preformatted_20_Text">insert into pilotos</text:p>
      <text:p text:style-name="Preformatted_20_Text">values('99','Jorge Lorenzo','Española','04/05/87','Belgica 2006','Yamaha Racing Team');</text:p>
      <text:p text:style-name="Preformatted_20_Text">insert into pilotos</text:p>
      <text:p text:style-name="Preformatted_20_Text">values('46','Valentino Rossi','Italiana','16/02/79','Australia 2000','Yamaha Racing Team');</text:p>
      <text:p text:style-name="Preformatted_20_Text">insert into pilotos</text:p>
      <text:p text:style-name="Preformatted_20_Text">values('26','Dani Pedrosa','Española','29/09/85','Australia 2007','Repsol Honda Team');</text:p>
      <text:p text:style-name="Preformatted_20_Text"/>
      <text:p text:style-name="Preformatted_20_Text"/>
      <text:p text:style-name="Preformatted_20_Text">// Insertamos carreras</text:p>
      <text:p text:style-name="Preformatted_20_Text"/>
      <text:p text:style-name="Preformatted_20_Text">insert into carreras</text:p>
      <text:p text:style-name="Preformatted_20_Text">values('GP de Australia','2010','15/03/10 19:00',27,'Albert Park');</text:p>
      <text:p text:style-name="Preformatted_20_Text"><text:soft-page-break/>insert into carreras</text:p>
      <text:p text:style-name="Preformatted_20_Text">values('GP de Europa','2010','22/03/10 14:00',18,'Spa');</text:p>
      <text:p text:style-name="Preformatted_20_Text">insert into carreras</text:p>
      <text:p text:style-name="Preformatted_20_Text">values('GP de Estados Unidos','2010','29/03/10 19:00',20,'Indianapolis');</text:p>
      <text:p text:style-name="Preformatted_20_Text">insert into carreras</text:p>
      <text:p text:style-name="Preformatted_20_Text">values('GP de Malasia','2010','05/04/10 13:00',23,'Sepang');</text:p>
      <text:p text:style-name="Preformatted_20_Text">insert into carreras</text:p>
      <text:p text:style-name="Preformatted_20_Text">values('GP de Brasil','2010','12/04/10 20:00',24,'Interlagos');</text:p>
      <text:p text:style-name="Preformatted_20_Text">insert into carreras</text:p>
      <text:p text:style-name="Preformatted_20_Text">values('GP de Australia','2011','14/03/11 19:00',27,'Albert Park');</text:p>
      <text:p text:style-name="Preformatted_20_Text">insert into carreras</text:p>
      <text:p text:style-name="Preformatted_20_Text">values('GP de Europa','2011','21/03/11 14:00,23,'Montecarlo');</text:p>
      <text:p text:style-name="Preformatted_20_Text">insert into carreras</text:p>
      <text:p text:style-name="Preformatted_20_Text">values('GP de Estados Unidos','2011','28/03/11 19:00',20,'Indianapolis');</text:p>
      <text:p text:style-name="Preformatted_20_Text">insert into carreras</text:p>
      <text:p text:style-name="Preformatted_20_Text">values('GP de Malasia','2011','04/04/11 13:00',23,'Sepang');</text:p>
      <text:p text:style-name="Preformatted_20_Text">insert into carreras</text:p>
      <text:p text:style-name="Preformatted_20_Text">values('GP de Brasil','2011','11/04/11 20:45',24,'Interlagos');</text:p>
      <text:p text:style-name="Preformatted_20_Text"/>
      <text:p text:style-name="Preformatted_20_Text"/>
      <text:p text:style-name="Preformatted_20_Text">// Insertamos resultados</text:p>
      <text:p text:style-name="Preformatted_20_Text"/>
      <text:p text:style-name="Preformatted_20_Text">insert into resultados(nombregp, anyo, codpiloto, puesto)</text:p>
      <text:p text:style-name="Preformatted_20_Text">values('GP de Australia','2010','26',1);</text:p>
      <text:p text:style-name="Preformatted_20_Text">insert into resultados(nombregp, anyo, codpiloto, puesto, distanciaganador)</text:p>
      <text:p text:style-name="Preformatted_20_Text">values('GP de Australia','2010','99',2, '+00:12');</text:p>
      <text:p text:style-name="Preformatted_20_Text">insert into resultados(nombregp, anyo, codpiloto, puesto, distanciaganador)</text:p>
      <text:p text:style-name="Preformatted_20_Text">values('GP de Australia','2010','4',3, '+00:23');</text:p>
      <text:p text:style-name="Preformatted_20_Text">insert into resultados(nombregp, anyo, codpiloto, puesto, distanciaganador)</text:p>
      <text:p text:style-name="Preformatted_20_Text">values('GP de Australia','2010','19',4, '+01:02');</text:p>
      <text:p text:style-name="Preformatted_20_Text">insert into resultados(nombregp, anyo, codpiloto, puesto, distanciaganador)</text:p>
      <text:p text:style-name="Preformatted_20_Text">values('GP de Australia','2010','69',5, 'Abandono');</text:p>
      <text:p text:style-name="Preformatted_20_Text"/>
      <text:p text:style-name="Preformatted_20_Text">insert into resultados(nombregp, anyo, codpiloto, puesto)</text:p>
      <text:p text:style-name="Preformatted_20_Text">values('GP de Europa','2010','4',1);</text:p>
      <text:p text:style-name="Preformatted_20_Text">insert into resultados(nombregp, anyo, codpiloto, puesto, distanciaganador)</text:p>
      <text:p text:style-name="Preformatted_20_Text">values('GP de Europa','2010','26',2, '+00:22');</text:p>
      <text:p text:style-name="Preformatted_20_Text">insert into resultados(nombregp, anyo, codpiloto, puesto, distanciaganador)</text:p>
      <text:p text:style-name="Preformatted_20_Text">values('GP de Europa','2010','99',3, '+00:42');</text:p>
      <text:p text:style-name="Preformatted_20_Text">insert into resultados(nombregp, anyo, codpiloto, puesto, distanciaganador)</text:p>
      <text:p text:style-name="Preformatted_20_Text">values('GP de Europa','2010','46',4, 'Abandono');</text:p>
      <text:p text:style-name="Preformatted_20_Text"/>
      <text:p text:style-name="Preformatted_20_Text">insert into resultados(nombregp, anyo, codpiloto, puesto)</text:p>
      <text:p text:style-name="Preformatted_20_Text">values('GP de Estados Unidos','2010','99',1);</text:p>
      <text:p text:style-name="Preformatted_20_Text">insert into resultados(nombregp, anyo, codpiloto, puesto, distanciaganador)</text:p>
      <text:p text:style-name="Preformatted_20_Text">values('GP de Estados Unidos','2010','19',2, '+00:03');</text:p>
      <text:p text:style-name="Preformatted_20_Text">insert into resultados(nombregp, anyo, codpiloto, puesto, distanciaganador)</text:p>
      <text:p text:style-name="Preformatted_20_Text">values('GP de Estados Unidos','2010','26',3, '+02:12');</text:p>
      <text:p text:style-name="Preformatted_20_Text"/>
      <text:p text:style-name="Preformatted_20_Text">insert into resultados(nombregp, anyo, codpiloto, puesto)</text:p>
      <text:p text:style-name="Preformatted_20_Text">values('GP de Malasia','2010','26',1);</text:p>
      <text:p text:style-name="Preformatted_20_Text">insert into resultados(nombregp, anyo, codpiloto, puesto, distanciaganador)</text:p>
      <text:p text:style-name="Preformatted_20_Text">values('GP de Malasia','2010','99',2, '+01:12');</text:p>
      <text:p text:style-name="Preformatted_20_Text"><text:soft-page-break/>insert into resultados(nombregp, anyo, codpiloto, puesto, distanciaganador)</text:p>
      <text:p text:style-name="Preformatted_20_Text">values('GP de Malasia','2010','4',3, '+01:14');</text:p>
      <text:p text:style-name="Preformatted_20_Text">insert into resultados(nombregp, anyo, codpiloto, puesto, distanciaganador)</text:p>
      <text:p text:style-name="Preformatted_20_Text">values('GP de Malasia','2010','46',4, 'Abandono');</text:p>
      <text:p text:style-name="Preformatted_20_Text">insert into resultados(nombregp, anyo, codpiloto, puesto, distanciaganador)</text:p>
      <text:p text:style-name="Preformatted_20_Text">values('GP de Malasia','2010','19',5, 'Abandono');</text:p>
      <text:p text:style-name="Preformatted_20_Text"/>
      <text:p text:style-name="Preformatted_20_Text">insert into resultados(nombregp, anyo, codpiloto, puesto)</text:p>
      <text:p text:style-name="Preformatted_20_Text">values('GP de Brasil','2011','26',1);</text:p>
      <text:p text:style-name="Preformatted_20_Text">insert into resultados(nombregp, anyo, codpiloto, puesto, distanciaganador)</text:p>
      <text:p text:style-name="Preformatted_20_Text">values('GP de Brasil','2011','19',2, '+00:02');</text:p>
      <text:p text:style-name="Preformatted_20_Text">insert into resultados(nombregp, anyo, codpiloto, puesto, distanciaganador)</text:p>
      <text:p text:style-name="Preformatted_20_Text">values('GP de Brasil','2011','99',3, '+00:12');</text:p>
      <text:p text:style-name="Preformatted_20_Text"/>
      <text:p text:style-name="Preformatted_20_Text">insert into resultados(nombregp, anyo, codpiloto, puesto)</text:p>
      <text:p text:style-name="Preformatted_20_Text">values('GP de Australia','2011','19',1);</text:p>
      <text:p text:style-name="Preformatted_20_Text">insert into resultados(nombregp, anyo, codpiloto, puesto, distanciaganador)</text:p>
      <text:p text:style-name="Preformatted_20_Text">values('GP de Australia','2011','26',2, '+00:01');</text:p>
      <text:p text:style-name="Preformatted_20_Text">insert into resultados(nombregp, anyo, codpiloto, puesto, distanciaganador)</text:p>
      <text:p text:style-name="Preformatted_20_Text">values('GP de Australia','2011','4',3, '+01:01');</text:p>
      <text:p text:style-name="Preformatted_20_Text">insert into resultados(nombregp, anyo, codpiloto, puesto, distanciaganador)</text:p>
      <text:p text:style-name="Preformatted_20_Text">values('GP de Australia','2011','46',4, 'Abandono');</text:p>
      <text:p text:style-name="Preformatted_20_Text"/>
      <text:p text:style-name="Preformatted_20_Text">insert into resultados(nombregp, anyo, codpiloto, puesto)</text:p>
      <text:p text:style-name="Preformatted_20_Text">values('GP de Europa','2011','4',1);</text:p>
      <text:p text:style-name="Preformatted_20_Text">insert into resultados(nombregp, anyo, codpiloto, puesto, distanciaganador)</text:p>
      <text:p text:style-name="Preformatted_20_Text">values('GP de Europa','2011','19',2, '+00:06');</text:p>
      <text:p text:style-name="Preformatted_20_Text">insert into resultados(nombregp, anyo, codpiloto, puesto, distanciaganador)</text:p>
      <text:p text:style-name="Preformatted_20_Text">values('GP de Europa','2011','99',3, '+00:09');</text:p>
      <text:p text:style-name="Preformatted_20_Text">insert into resultados(nombregp, anyo, codpiloto, puesto, distanciaganador)</text:p>
      <text:p text:style-name="P28">values('GP de Europa','2011','26',4, 'Abandon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 svg:font-family="Calibri"/>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fo:hyphenation-ladder-count="no-limit" style:text-autospace="ideograph-alpha" style:punctuation-wrap="hanging" style:line-break="strict" style:tab-stop-distance="1.249cm" style:writing-mode="lr-tb"/>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1cm" loext:contextual-spacing="false" fo:orphans="2" fo:widows="2"/>
      <style:text-properties style:use-window-font-color="true" style:font-name="Times New Roman" fo:font-family="'Times New Roman'" style:font-family-generic="roman"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Heading_20_3" style:display-name="Heading 3" style:family="paragraph" style:parent-style-name="Standard" style:next-style-name="Standard"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Standard" style:next-style-name="Standard" style:default-outline-level="1" style:list-style-name=""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fo:color="#000000" style:font-name="Symbol" fo:font-family="Symbol" style:font-family-generic="roman" style:font-pitch="variable" style:font-charset="x-symbol"/>
    </style:style>
    <style:style style:name="WW8Num9z1" style:family="text">
      <style:text-properties fo:color="#000000"/>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_33_32640141z0" style:display-name="332640141z0" style:family="text">
      <style:text-properties style:font-name="Wingdings" fo:font-family="Wingdings" style:font-pitch="variable" style:font-charset="x-symbol"/>
    </style:style>
    <style:style style:name="_33_32640141z1" style:display-name="332640141z1" style:family="text">
      <style:text-properties style:font-name="Courier New" fo:font-family="'Courier New'" style:font-family-generic="modern" style:font-name-complex="Courier New" style:font-family-complex="'Courier New'" style:font-family-generic-complex="modern"/>
    </style:style>
    <style:style style:name="_33_32640141z3" style:display-name="332640141z3" style:family="text">
      <style:text-properties style:font-name="Symbol" fo:font-family="Symbol" style:font-family-generic="roman" style:font-pitch="variable" style:font-charset="x-symbol"/>
    </style:style>
    <style:style style:name="_33_32647141z0" style:display-name="332647141z0" style:family="text">
      <style:text-properties style:font-name="Wingdings" fo:font-family="Wingdings" style:font-pitch="variable" style:font-charset="x-symbol"/>
    </style:style>
    <style:style style:name="_33_32647141z1" style:display-name="332647141z1" style:family="text">
      <style:text-properties style:font-name="Courier New" fo:font-family="'Courier New'" style:font-family-generic="modern" style:font-name-complex="Courier New" style:font-family-complex="'Courier New'" style:font-family-generic-complex="modern"/>
    </style:style>
    <style:style style:name="_33_32647141z3" style:display-name="332647141z3" style:family="text">
      <style:text-properties style:font-name="Symbol" fo:font-family="Symbol" style:font-family-generic="roman" style:font-pitch="variable" style:font-charset="x-symbol"/>
    </style:style>
    <style:style style:name="_33_32824141z0" style:display-name="332824141z0" style:family="text">
      <style:text-properties style:font-name="Wingdings" fo:font-family="Wingdings" style:font-pitch="variable" style:font-charset="x-symbol"/>
    </style:style>
    <style:style style:name="_33_32824141z1" style:display-name="332824141z1" style:family="text">
      <style:text-properties style:font-name="Courier New" fo:font-family="'Courier New'" style:font-family-generic="modern" style:font-name-complex="Courier New" style:font-family-complex="'Courier New'" style:font-family-generic-complex="modern"/>
    </style:style>
    <style:style style:name="_33_32824141z3" style:display-name="332824141z3" style:family="text">
      <style:text-properties style:font-name="Symbol" fo:font-family="Symbol" style:font-family-generic="roman" style:font-pitch="variable" style:font-charset="x-symbol"/>
    </style:style>
    <style:style style:name="_33_32840141z1" style:display-name="33284014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33_32840143z0" style:display-name="332840143z0" style:family="text">
      <style:text-properties style:font-name="Symbol" fo:font-family="Symbol" style:font-family-generic="roman" style:font-pitch="variable" style:font-charset="x-symbol" fo:font-size="10pt" style:font-size-asian="10pt"/>
    </style:style>
    <style:style style:name="_33_32840143z1" style:display-name="332840143z1" style:family="text">
      <style:text-properties style:font-name="Courier New" fo:font-family="'Courier New'" style:font-family-generic="modern" fo:font-size="10pt" style:font-size-asian="10pt"/>
    </style:style>
    <style:style style:name="_33_32840143z2" style:display-name="332840143z2" style:family="text">
      <style:text-properties style:font-name="Wingdings" fo:font-family="Wingdings" style:font-pitch="variable" style:font-charset="x-symbol" fo:font-size="10pt" style:font-size-asian="10pt"/>
    </style:style>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_33_32507141" style:display-name="332507141" text:consecutive-numbering="true">
      <text:list-level-style-number text:level="1" style:num-suffix=")" style:num-format="a" style:num-letter-sync="true" text:start-value="6">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507142" style:display-name="332507142" text:consecutive-numbering="true">
      <text:list-level-style-number text:level="1" style:num-suffix=")" style:num-format="a" style:num-letter-sync="true" text:start-value="5">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507143" style:display-name="332507143"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3.043cm" fo:text-indent="-1.799cm" fo:margin-left="3.04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9z1"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4"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text:start-value="6">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bullet-char="-">
        <style:list-level-properties text:list-level-position-and-space-mode="label-alignment">
          <style:list-level-label-alignment text:label-followed-by="listtab" text:list-tab-stop-position="1.879cm" fo:text-indent="-0.635cm" fo:margin-left="1.879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text:start-value="4">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0141" style:display-name="332640141" text:consecutive-numbering="true">
      <text:list-level-style-bullet text:level="1" text:style-name="_33_3264014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_33_3264014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_33_3264014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_33_3264014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_33_3264014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_33_3264014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_33_3264014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_33_3264014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_33_3264014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0142" style:display-name="332640142"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0143" style:display-name="33264014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0144" style:display-name="332640144" text:consecutive-numbering="true">
      <text:list-level-style-number text:level="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0145" style:display-name="332640145" text:consecutive-numbering="true">
      <text:list-level-style-bullet text:level="1" text:bullet-char="-">
        <style:list-level-properties text:list-level-position-and-space-mode="label-alignment">
          <style:list-level-label-alignment text:label-followed-by="listtab" text:list-tab-stop-position="1.879cm" fo:text-indent="-0.635cm" fo:margin-left="1.879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0146" style:display-name="332640146" text:consecutive-numbering="true">
      <text:list-level-style-number text:level="1" style:num-suffix="." style:num-format="1" text:start-value="4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7141" style:display-name="332647141" text:consecutive-numbering="true">
      <text:list-level-style-bullet text:level="1" text:style-name="_33_3264714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_33_3264714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_33_3264714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_33_3264714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_33_3264714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_33_3264714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_33_3264714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_33_3264714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_33_3264714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7142" style:display-name="332647142"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7143" style:display-name="33264714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7144" style:display-name="332647144" text:consecutive-numbering="true">
      <text:list-level-style-number text:level="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7145" style:display-name="332647145" text:consecutive-numbering="true">
      <text:list-level-style-bullet text:level="1" text:bullet-char="-">
        <style:list-level-properties text:list-level-position-and-space-mode="label-alignment">
          <style:list-level-label-alignment text:label-followed-by="listtab" text:list-tab-stop-position="1.879cm" fo:text-indent="-0.635cm" fo:margin-left="1.879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647146" style:display-name="3326471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24141" style:display-name="332824141" text:consecutive-numbering="true">
      <text:list-level-style-bullet text:level="1" text:style-name="_33_3282414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_33_3282414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_33_3282414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_33_3282414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_33_3282414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_33_3282414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_33_3282414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_33_3282414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_33_3282414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24142" style:display-name="332824142"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24143" style:display-name="33282414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24144" style:display-name="332824144" text:consecutive-numbering="true">
      <text:list-level-style-number text:level="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24145" style:display-name="332824145" text:consecutive-numbering="true">
      <text:list-level-style-bullet text:level="1" text:bullet-char="-">
        <style:list-level-properties text:list-level-position-and-space-mode="label-alignment">
          <style:list-level-label-alignment text:label-followed-by="listtab" text:list-tab-stop-position="1.879cm" fo:text-indent="-0.635cm" fo:margin-left="1.879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24146" style:display-name="3328241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40141" style:display-name="33284014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_33_32840141z1"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40142" style:display-name="332840142"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40143" style:display-name="332840143">
      <text:list-level-style-bullet text:level="1" text:style-name="_33_3284014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_33_3284014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_33_3284014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_33_3284014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_33_3284014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_33_3284014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_33_3284014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_33_3284014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_33_3284014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40144" style:display-name="332840144" text:consecutive-numbering="true">
      <text:list-level-style-number text:level="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2840145" style:display-name="332840145" text:consecutive-numbering="true">
      <text:list-level-style-bullet text:level="1" text:bullet-char="-">
        <style:list-level-properties text:list-level-position-and-space-mode="label-alignment">
          <style:list-level-label-alignment text:label-followed-by="listtab" text:list-tab-stop-position="1.879cm" fo:text-indent="-0.635cm" fo:margin-left="1.879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3431141" style:display-name="333431141"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3431142" style:display-name="333431142" text:consecutive-numbering="true">
      <text:list-level-style-number text:level="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33431143" style:display-name="333431143" text:consecutive-numbering="true">
      <text:list-level-style-bullet text:level="1" text:bullet-char="-">
        <style:list-level-properties text:list-level-position-and-space-mode="label-alignment">
          <style:list-level-label-alignment text:label-followed-by="listtab" fo:text-indent="-0.635cm" fo:margin-left="-3.201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fo:text-inden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455cm" fo:margin-bottom="1.03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ir_20_0" style:display-name="Convertir 0" style:page-layout-name="Mpm2"/>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Programación en Lenguajes Estructurados</dc:title>
    <meta:initial-creator>Raúl Ruiz Padilla</meta:initial-creator>
    <meta:creation-date>2006-12-14T18:39:00</meta:creation-date>
    <dc:date>2019-02-12T11:46:16.801285986</dc:date>
    <meta:print-date>2004-12-13T21:20:00</meta:print-date>
    <meta:editing-cycles>39</meta:editing-cycles>
    <meta:editing-duration>PT7H19M20S</meta:editing-duration>
    <meta:document-statistic meta:table-count="18" meta:image-count="0" meta:object-count="0" meta:page-count="16" meta:paragraph-count="924" meta:word-count="4111" meta:character-count="35380" meta:non-whitespace-character-count="31560"/>
    <meta:user-defined meta:name="Info 1"/>
    <meta:user-defined meta:name="Info 2"/>
    <meta:user-defined meta:name="Info 3"/>
    <meta:user-defined meta:name="Info 4"/>
  </office:meta>
</office:document-meta>
</file>